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6.759cm"/>
    </style:style>
    <style:style style:name="co3" style:family="table-column">
      <style:table-column-properties fo:break-before="auto" style:column-width="43.171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522-1059</text:p>
          </table:table-cell>
          <table:table-cell office:value-type="string">
            <text:p>FARMÁCIA <text:s text:c="41"/></text:p>
          </table:table-cell>
          <table:table-cell office:value-type="string">
            <text:p>AAPS PharmSci (Cessou em 2004. Cont. ISSN 1550-7416 The AAPS Journa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9932</text:p>
          </table:table-cell>
          <table:table-cell office:value-type="string">
            <text:p>FARMÁCIA <text:s text:c="41"/></text:p>
          </table:table-cell>
          <table:table-cell office:value-type="string">
            <text:p>AAPS PharmSciTe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9-3006</text:p>
          </table:table-cell>
          <table:table-cell office:value-type="string">
            <text:p>FARMÁCIA <text:s text:c="41"/></text:p>
          </table:table-cell>
          <table:table-cell office:value-type="string">
            <text:p>Acta Alimentaria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2957</text:p>
          </table:table-cell>
          <table:table-cell office:value-type="string">
            <text:p>FARMÁCIA <text:s text:c="41"/></text:p>
          </table:table-cell>
          <table:table-cell office:value-type="string">
            <text:p>Acta Bioquímica Clínica Latinoameric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306</text:p>
          </table:table-cell>
          <table:table-cell office:value-type="string">
            <text:p>FARMÁCIA <text:s text:c="41"/></text:p>
          </table:table-cell>
          <table:table-cell office:value-type="string">
            <text:p>Acta Botanica Brasíl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FARMÁCIA <text:s text:c="41"/></text:p>
          </table:table-cell>
          <table:table-cell office:value-type="string">
            <text:p>Acta Cirúrgic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8-2701</text:p>
          </table:table-cell>
          <table:table-cell office:value-type="string">
            <text:p>FARMÁCIA <text:s text:c="41"/></text:p>
          </table:table-cell>
          <table:table-cell office:value-type="string">
            <text:p>Acta Crystallographica. Section C, Crystal Structure Communications.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7-4449</text:p>
          </table:table-cell>
          <table:table-cell office:value-type="string">
            <text:p>FARMÁCIA <text:s text:c="41"/></text:p>
          </table:table-cell>
          <table:table-cell office:value-type="string">
            <text:p>Acta Crystallographica. Section D, Biological Crystallograph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5368</text:p>
          </table:table-cell>
          <table:table-cell office:value-type="string">
            <text:p>FARMÁCIA <text:s text:c="41"/></text:p>
          </table:table-cell>
          <table:table-cell office:value-type="string">
            <text:p>Acta Crystallographica. Section 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3091</text:p>
          </table:table-cell>
          <table:table-cell office:value-type="string">
            <text:p>FARMÁCIA <text:s text:c="41"/></text:p>
          </table:table-cell>
          <table:table-cell office:value-type="string">
            <text:p>Acta Crystallographica. Section F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2383</text:p>
          </table:table-cell>
          <table:table-cell office:value-type="string">
            <text:p>FARMÁCIA <text:s text:c="41"/></text:p>
          </table:table-cell>
          <table:table-cell office:value-type="string">
            <text:p>Acta Farmacéutica Bonaeren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792</text:p>
          </table:table-cell>
          <table:table-cell office:value-type="string">
            <text:p>FARMÁCIA <text:s text:c="41"/></text:p>
          </table:table-cell>
          <table:table-cell office:value-type="string">
            <text:p>Acta Haematolog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281</text:p>
          </table:table-cell>
          <table:table-cell office:value-type="string">
            <text:p>FARMÁCIA <text:s text:c="41"/></text:p>
          </table:table-cell>
          <table:table-cell office:value-type="string">
            <text:p>Acta Histochemic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4815</text:p>
          </table:table-cell>
          <table:table-cell office:value-type="string">
            <text:p>FARMÁCIA <text:s text:c="41"/></text:p>
          </table:table-cell>
          <table:table-cell office:value-type="string">
            <text:p>Acta Odontológica Latinoameric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0-2821</text:p>
          </table:table-cell>
          <table:table-cell office:value-type="string">
            <text:p>FARMÁCIA <text:s text:c="41"/></text:p>
          </table:table-cell>
          <table:table-cell office:value-type="string">
            <text:p>Acta Parasitolog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1-4083</text:p>
          </table:table-cell>
          <table:table-cell office:value-type="string">
            <text:p>FARMÁCIA <text:s text:c="41"/></text:p>
          </table:table-cell>
          <table:table-cell office:value-type="string">
            <text:p>Acta Pharmacologica Sin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7-5881</text:p>
          </table:table-cell>
          <table:table-cell office:value-type="string">
            <text:p>FARMÁCIA <text:s text:c="41"/></text:p>
          </table:table-cell>
          <table:table-cell office:value-type="string">
            <text:p>Acta Physiologiae Plantaru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583</text:p>
          </table:table-cell>
          <table:table-cell office:value-type="string">
            <text:p>FARMÁCIA <text:s text:c="41"/></text:p>
          </table:table-cell>
          <table:table-cell office:value-type="string">
            <text:p>Acta Protozoologica (Druk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75</text:p>
          </table:table-cell>
          <table:table-cell office:value-type="string">
            <text:p>FARMÁCIA <text:s text:c="41"/></text:p>
          </table:table-cell>
          <table:table-cell office:value-type="string">
            <text:p>Acta Scientiarum. Agronom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91</text:p>
          </table:table-cell>
          <table:table-cell office:value-type="string">
            <text:p>FARMÁCIA <text:s text:c="41"/></text:p>
          </table:table-cell>
          <table:table-cell office:value-type="string">
            <text:p>Acta Scientiarum. Health Science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1-2098</text:p>
          </table:table-cell>
          <table:table-cell office:value-type="string">
            <text:p>FARMÁCIA <text:s text:c="41"/></text:p>
          </table:table-cell>
          <table:table-cell office:value-type="string">
            <text:p>Acta Technologiae et Legis Medicament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06X</text:p>
          </table:table-cell>
          <table:table-cell office:value-type="string">
            <text:p>FARMÁCIA <text:s text:c="41"/></text:p>
          </table:table-cell>
          <table:table-cell office:value-type="string">
            <text:p>Acta Trop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6-0778</text:p>
          </table:table-cell>
          <table:table-cell office:value-type="string">
            <text:p>FARMÁCIA <text:s text:c="41"/></text:p>
          </table:table-cell>
          <table:table-cell office:value-type="string">
            <text:p>African Journal of Biochemistry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4-5315</text:p>
          </table:table-cell>
          <table:table-cell office:value-type="string">
            <text:p>FARMÁCIA <text:s text:c="41"/></text:p>
          </table:table-cell>
          <table:table-cell office:value-type="string">
            <text:p>African Journal of Bio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2229</text:p>
          </table:table-cell>
          <table:table-cell office:value-type="string">
            <text:p>FARMÁCIA <text:s text:c="41"/></text:p>
          </table:table-cell>
          <table:table-cell office:value-type="string">
            <text:p>AIDS Research and Human Retroviru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8329</text:p>
          </table:table-cell>
          <table:table-cell office:value-type="string">
            <text:p>FARMÁCIA <text:s text:c="41"/></text:p>
          </table:table-cell>
          <table:table-cell office:value-type="string">
            <text:p>Alcohol (Fayetteville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35</text:p>
          </table:table-cell>
          <table:table-cell office:value-type="string">
            <text:p>FARMÁCIA <text:s text:c="41"/></text:p>
          </table:table-cell>
          <table:table-cell office:value-type="string">
            <text:p>Alimentos e Nutrição (UNESP. Mari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4693</text:p>
          </table:table-cell>
          <table:table-cell office:value-type="string">
            <text:p>FARMÁCIA <text:s text:c="41"/></text:p>
          </table:table-cell>
          <table:table-cell office:value-type="string">
            <text:p>Allelopathy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1338</text:p>
          </table:table-cell>
          <table:table-cell office:value-type="string">
            <text:p>FARMÁCIA <text:s text:c="41"/></text:p>
          </table:table-cell>
          <table:table-cell office:value-type="string">
            <text:p>Allured's Cosmetics &amp; Toiletries (Cessou em 2001. Cont. Cosmetics &amp; Toiletries (2002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992</text:p>
          </table:table-cell>
          <table:table-cell office:value-type="string">
            <text:p>FARMÁCIA <text:s text:c="41"/></text:p>
          </table:table-cell>
          <table:table-cell office:value-type="string">
            <text:p>Ambito Hopital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2082</text:p>
          </table:table-cell>
          <table:table-cell office:value-type="string">
            <text:p>FARMÁCIA <text:s text:c="41"/></text:p>
          </table:table-cell>
          <table:table-cell office:value-type="string">
            <text:p>American Journal of Health-System Pharmac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8609</text:p>
          </table:table-cell>
          <table:table-cell office:value-type="string">
            <text:p>FARMÁCIA <text:s text:c="41"/></text:p>
          </table:table-cell>
          <table:table-cell office:value-type="string">
            <text:p>American Journal of Hema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5406</text:p>
          </table:table-cell>
          <table:table-cell office:value-type="string">
            <text:p>FARMÁCIA <text:s text:c="41"/></text:p>
          </table:table-cell>
          <table:table-cell office:value-type="string">
            <text:p>American Journal of Orthodontics and Dentofacial Orthoped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4962</text:p>
          </table:table-cell>
          <table:table-cell office:value-type="string">
            <text:p>FARMÁCIA <text:s text:c="41"/></text:p>
          </table:table-cell>
          <table:table-cell office:value-type="string">
            <text:p>American Journal of Pharmacology and Toxic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19</text:p>
          </table:table-cell>
          <table:table-cell office:value-type="string">
            <text:p>FARMÁCIA <text:s text:c="41"/></text:p>
          </table:table-cell>
          <table:table-cell office:value-type="string">
            <text:p>American Journal of Physiology. Regulatory, Integrative and Comparative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8012</text:p>
          </table:table-cell>
          <table:table-cell office:value-type="string">
            <text:p>FARMÁCIA <text:s text:c="41"/></text:p>
          </table:table-cell>
          <table:table-cell office:value-type="string">
            <text:p>American Pharmaceutical Review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9964</text:p>
          </table:table-cell>
          <table:table-cell office:value-type="string">
            <text:p>FARMÁCIA <text:s text:c="41"/></text:p>
          </table:table-cell>
          <table:table-cell office:value-type="string">
            <text:p>Anaerobe (Lond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596</text:p>
          </table:table-cell>
          <table:table-cell office:value-type="string">
            <text:p>FARMÁCIA <text:s text:c="41"/></text:p>
          </table:table-cell>
          <table:table-cell office:value-type="string">
            <text:p>Anais Brasileiros de Dermat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FARMÁCIA <text:s text:c="41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55</text:p>
          </table:table-cell>
          <table:table-cell office:value-type="string">
            <text:p>FARMÁCIA <text:s text:c="41"/></text:p>
          </table:table-cell>
          <table:table-cell office:value-type="string">
            <text:p>Analytic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70</text:p>
          </table:table-cell>
          <table:table-cell office:value-type="string">
            <text:p>FARMÁCIA <text:s text:c="41"/></text:p>
          </table:table-cell>
          <table:table-cell office:value-type="string">
            <text:p>Analytica Chimica Acta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2642</text:p>
          </table:table-cell>
          <table:table-cell office:value-type="string">
            <text:p>FARMÁCIA <text:s text:c="41"/></text:p>
          </table:table-cell>
          <table:table-cell office:value-type="string">
            <text:p>Analytical and Bioanalytic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97</text:p>
          </table:table-cell>
          <table:table-cell office:value-type="string">
            <text:p>FARMÁCIA <text:s text:c="41"/></text:p>
          </table:table-cell>
          <table:table-cell office:value-type="string">
            <text:p>Analytical Bio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719</text:p>
          </table:table-cell>
          <table:table-cell office:value-type="string">
            <text:p>FARMÁCIA <text:s text:c="41"/></text:p>
          </table:table-cell>
          <table:table-cell office:value-type="string">
            <text:p>Analytical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0-6340</text:p>
          </table:table-cell>
          <table:table-cell office:value-type="string">
            <text:p>FARMÁCIA <text:s text:c="41"/></text:p>
          </table:table-cell>
          <table:table-cell office:value-type="string">
            <text:p>Analytic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2096</text:p>
          </table:table-cell>
          <table:table-cell office:value-type="string">
            <text:p>FARMÁCIA <text:s text:c="41"/></text:p>
          </table:table-cell>
          <table:table-cell office:value-type="string">
            <text:p>Anatomia, Histologia, Embry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472</text:p>
          </table:table-cell>
          <table:table-cell office:value-type="string">
            <text:p>FARMÁCIA <text:s text:c="41"/></text:p>
          </table:table-cell>
          <table:table-cell office:value-type="string">
            <text:p>Animal Behaviou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5632</text:p>
          </table:table-cell>
          <table:table-cell office:value-type="string">
            <text:p>FARMÁCIA <text:s text:c="41"/></text:p>
          </table:table-cell>
          <table:table-cell office:value-type="string">
            <text:p>Annals of Clinical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800</text:p>
          </table:table-cell>
          <table:table-cell office:value-type="string">
            <text:p>FARMÁCIA <text:s text:c="41"/></text:p>
          </table:table-cell>
          <table:table-cell office:value-type="string">
            <text:p>Annals of Human Gene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4261</text:p>
          </table:table-cell>
          <table:table-cell office:value-type="string">
            <text:p>FARMÁCIA <text:s text:c="41"/></text:p>
          </table:table-cell>
          <table:table-cell office:value-type="string">
            <text:p>Annals of Micro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6807</text:p>
          </table:table-cell>
          <table:table-cell office:value-type="string">
            <text:p>FARMÁCIA <text:s text:c="41"/></text:p>
          </table:table-cell>
          <table:table-cell office:value-type="string">
            <text:p>Annals of Nutrition &amp; Metabolis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8923</text:p>
          </table:table-cell>
          <table:table-cell office:value-type="string">
            <text:p>FARMÁCIA <text:s text:c="41"/></text:p>
          </table:table-cell>
          <table:table-cell office:value-type="string">
            <text:p>Annals of the New York Academy of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83</text:p>
          </table:table-cell>
          <table:table-cell office:value-type="string">
            <text:p>FARMÁCIA <text:s text:c="41"/></text:p>
          </table:table-cell>
          <table:table-cell office:value-type="string">
            <text:p>Annals of Tropical Medicine and Parasi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5096</text:p>
          </table:table-cell>
          <table:table-cell office:value-type="string">
            <text:p>FARMÁCIA <text:s text:c="41"/></text:p>
          </table:table-cell>
          <table:table-cell office:value-type="string">
            <text:p>Annals of Vascular Surge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4973</text:p>
          </table:table-cell>
          <table:table-cell office:value-type="string">
            <text:p>FARMÁCIA <text:s text:c="41"/></text:p>
          </table:table-cell>
          <table:table-cell office:value-type="string">
            <text:p>Anti-Cancer Drug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5214</text:p>
          </table:table-cell>
          <table:table-cell office:value-type="string">
            <text:p>FARMÁCIA <text:s text:c="41"/></text:p>
          </table:table-cell>
          <table:table-cell office:value-type="string">
            <text:p>Anti-infective Agents in Medicinal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4804</text:p>
          </table:table-cell>
          <table:table-cell office:value-type="string">
            <text:p>FARMÁCIA <text:s text:c="41"/></text:p>
          </table:table-cell>
          <table:table-cell office:value-type="string">
            <text:p>Antimicrobial Agents and Chemothera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072</text:p>
          </table:table-cell>
          <table:table-cell office:value-type="string">
            <text:p>FARMÁCIA <text:s text:c="41"/></text:p>
          </table:table-cell>
          <table:table-cell office:value-type="string">
            <text:p>Antonie van Leeuwenhoek (Gedruk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2-7940</text:p>
          </table:table-cell>
          <table:table-cell office:value-type="string">
            <text:p>FARMÁCIA <text:s text:c="41"/></text:p>
          </table:table-cell>
          <table:table-cell office:value-type="string">
            <text:p>Applications of Mathematics (Prah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2289</text:p>
          </table:table-cell>
          <table:table-cell office:value-type="string">
            <text:p>FARMÁCIA <text:s text:c="41"/></text:p>
          </table:table-cell>
          <table:table-cell office:value-type="string">
            <text:p>Applied Biochemistry and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512</text:p>
          </table:table-cell>
          <table:table-cell office:value-type="string">
            <text:p>FARMÁCIA <text:s text:c="41"/></text:p>
          </table:table-cell>
          <table:table-cell office:value-type="string">
            <text:p>Applied Cancer Research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578</text:p>
          </table:table-cell>
          <table:table-cell office:value-type="string">
            <text:p>FARMÁCIA <text:s text:c="41"/></text:p>
          </table:table-cell>
          <table:table-cell office:value-type="string">
            <text:p>Applied Cancer Research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7598</text:p>
          </table:table-cell>
          <table:table-cell office:value-type="string">
            <text:p>FARMÁCIA <text:s text:c="41"/></text:p>
          </table:table-cell>
          <table:table-cell office:value-type="string">
            <text:p>Applied Microbiology and Bio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8396</text:p>
          </table:table-cell>
          <table:table-cell office:value-type="string">
            <text:p>FARMÁCIA <text:s text:c="41"/></text:p>
          </table:table-cell>
          <table:table-cell office:value-type="string">
            <text:p>Applied Physics. A, Materials Science &amp; Process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43</text:p>
          </table:table-cell>
          <table:table-cell office:value-type="string">
            <text:p>FARMÁCIA <text:s text:c="41"/></text:p>
          </table:table-cell>
          <table:table-cell office:value-type="string">
            <text:p>Applied Radiation and Isotop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332</text:p>
          </table:table-cell>
          <table:table-cell office:value-type="string">
            <text:p>FARMÁCIA <text:s text:c="41"/></text:p>
          </table:table-cell>
          <table:table-cell office:value-type="string">
            <text:p>Applied Surface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8486</text:p>
          </table:table-cell>
          <table:table-cell office:value-type="string">
            <text:p>FARMÁCIA <text:s text:c="41"/></text:p>
          </table:table-cell>
          <table:table-cell office:value-type="string">
            <text:p>Aquaculture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6120</text:p>
          </table:table-cell>
          <table:table-cell office:value-type="string">
            <text:p>FARMÁCIA <text:s text:c="41"/></text:p>
          </table:table-cell>
          <table:table-cell office:value-type="string">
            <text:p>Aquaculture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6233</text:p>
          </table:table-cell>
          <table:table-cell office:value-type="string">
            <text:p>FARMÁCIA <text:s text:c="41"/></text:p>
          </table:table-cell>
          <table:table-cell office:value-type="string">
            <text:p>Archiv der Pharmazie (Weinhei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861</text:p>
          </table:table-cell>
          <table:table-cell office:value-type="string">
            <text:p>FARMÁCIA <text:s text:c="41"/></text:p>
          </table:table-cell>
          <table:table-cell office:value-type="string">
            <text:p>Archives of Biochemistry and Bio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067</text:p>
          </table:table-cell>
          <table:table-cell office:value-type="string">
            <text:p>FARMÁCIA <text:s text:c="41"/></text:p>
          </table:table-cell>
          <table:table-cell office:value-type="string">
            <text:p>Archives of Gynecology and Obstetr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69</text:p>
          </table:table-cell>
          <table:table-cell office:value-type="string">
            <text:p>FARMÁCIA <text:s text:c="41"/></text:p>
          </table:table-cell>
          <table:table-cell office:value-type="string">
            <text:p>Archives of Oral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6269</text:p>
          </table:table-cell>
          <table:table-cell office:value-type="string">
            <text:p>FARMÁCIA <text:s text:c="41"/></text:p>
          </table:table-cell>
          <table:table-cell office:value-type="string">
            <text:p>Archives of Pharmacal Research (Seoul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5761</text:p>
          </table:table-cell>
          <table:table-cell office:value-type="string">
            <text:p>FARMÁCIA <text:s text:c="41"/></text:p>
          </table:table-cell>
          <table:table-cell office:value-type="string">
            <text:p>Archives of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738</text:p>
          </table:table-cell>
          <table:table-cell office:value-type="string">
            <text:p>FARMÁCIA <text:s text:c="41"/></text:p>
          </table:table-cell>
          <table:table-cell office:value-type="string">
            <text:p>Archives of Toxicology (Interne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622</text:p>
          </table:table-cell>
          <table:table-cell office:value-type="string">
            <text:p>FARMÁCIA <text:s text:c="41"/></text:p>
          </table:table-cell>
          <table:table-cell office:value-type="string">
            <text:p>Archivos Latinoamericanos de Nutrició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6376</text:p>
          </table:table-cell>
          <table:table-cell office:value-type="string">
            <text:p>FARMÁCIA <text:s text:c="41"/></text:p>
          </table:table-cell>
          <table:table-cell office:value-type="string">
            <text:p>ARKIVOC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FARMÁCIA <text:s text:c="41"/></text:p>
          </table:table-cell>
          <table:table-cell office:value-type="string">
            <text:p>Arquivo Brasileiro de Medicina Veterinária e Zootecn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FARMÁCIA <text:s text:c="41"/></text:p>
          </table:table-cell>
          <table:table-cell office:value-type="string">
            <text:p>Arquivos Brasileiros de Cardi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30</text:p>
          </table:table-cell>
          <table:table-cell office:value-type="string">
            <text:p>FARMÁCIA <text:s text:c="41"/></text:p>
          </table:table-cell>
          <table:table-cell office:value-type="string">
            <text:p>Arquivos Brasileiros de Endocrinologia e Metab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49</text:p>
          </table:table-cell>
          <table:table-cell office:value-type="string">
            <text:p>FARMÁCIA <text:s text:c="41"/></text:p>
          </table:table-cell>
          <table:table-cell office:value-type="string">
            <text:p>Arquivos da APADEC (Cessou em 2005. Cont. ISSN 1980-959X Arquivos do Mud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03</text:p>
          </table:table-cell>
          <table:table-cell office:value-type="string">
            <text:p>FARMÁCIA <text:s text:c="41"/></text:p>
          </table:table-cell>
          <table:table-cell office:value-type="string">
            <text:p>Arquivos de Gastroenter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219</text:p>
          </table:table-cell>
          <table:table-cell office:value-type="string">
            <text:p>FARMÁCIA <text:s text:c="41"/></text:p>
          </table:table-cell>
          <table:table-cell office:value-type="string">
            <text:p>Arquivos de Gastroenterolog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3413</text:p>
          </table:table-cell>
          <table:table-cell office:value-type="string">
            <text:p>FARMÁCIA <text:s text:c="41"/></text:p>
          </table:table-cell>
          <table:table-cell office:value-type="string">
            <text:p>Arquivos de Medici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FARMÁCIA <text:s text:c="41"/></text:p>
          </table:table-cell>
          <table:table-cell office:value-type="string">
            <text:p>Arquivos de Neuro-Psiquiatr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564X</text:p>
          </table:table-cell>
          <table:table-cell office:value-type="string">
            <text:p>FARMÁCIA <text:s text:c="41"/></text:p>
          </table:table-cell>
          <table:table-cell office:value-type="string">
            <text:p>Artificial Orga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4172</text:p>
          </table:table-cell>
          <table:table-cell office:value-type="string">
            <text:p>FARMÁCIA <text:s text:c="41"/></text:p>
          </table:table-cell>
          <table:table-cell office:value-type="string">
            <text:p>Arzneimittel-Forschu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50</text:p>
          </table:table-cell>
          <table:table-cell office:value-type="string">
            <text:p>FARMÁCIA <text:s text:c="41"/></text:p>
          </table:table-cell>
          <table:table-cell office:value-type="string">
            <text:p>Atherosclerosis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9425</text:p>
          </table:table-cell>
          <table:table-cell office:value-type="string">
            <text:p>FARMÁCIA <text:s text:c="41"/></text:p>
          </table:table-cell>
          <table:table-cell office:value-type="string">
            <text:p>Australian Journal of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702</text:p>
          </table:table-cell>
          <table:table-cell office:value-type="string">
            <text:p>FARMÁCIA <text:s text:c="41"/></text:p>
          </table:table-cell>
          <table:table-cell office:value-type="string">
            <text:p>Autonomic Neuroscience: Basic &amp; Clinic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7835</text:p>
          </table:table-cell>
          <table:table-cell office:value-type="string">
            <text:p>FARMÁCIA <text:s text:c="41"/></text:p>
          </table:table-cell>
          <table:table-cell office:value-type="string">
            <text:p>Basic &amp; Clinical Pharmacology &amp; Toxi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77-2368</text:p>
          </table:table-cell>
          <table:table-cell office:value-type="string">
            <text:p>FARMÁCIA <text:s text:c="41"/></text:p>
          </table:table-cell>
          <table:table-cell office:value-type="string">
            <text:p>BELGEO (Leuve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272</text:p>
          </table:table-cell>
          <table:table-cell office:value-type="string">
            <text:p>FARMÁCIA <text:s text:c="41"/></text:p>
          </table:table-cell>
          <table:table-cell office:value-type="string">
            <text:p>BEPA. Boletim Epidemiológico Paulist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577</text:p>
          </table:table-cell>
          <table:table-cell office:value-type="string">
            <text:p>FARMÁCIA <text:s text:c="41"/></text:p>
          </table:table-cell>
          <table:table-cell office:value-type="string">
            <text:p>Bio Farm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9545</text:p>
          </table:table-cell>
          <table:table-cell office:value-type="string">
            <text:p>FARMÁCIA <text:s text:c="41"/></text:p>
          </table:table-cell>
          <table:table-cell office:value-type="string">
            <text:p>Biocell (Mendoz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1X</text:p>
          </table:table-cell>
          <table:table-cell office:value-type="string">
            <text:p>FARMÁCIA <text:s text:c="41"/></text:p>
          </table:table-cell>
          <table:table-cell office:value-type="string">
            <text:p>Biochemical and Biophysical Research Communica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4412</text:p>
          </table:table-cell>
          <table:table-cell office:value-type="string">
            <text:p>FARMÁCIA <text:s text:c="41"/></text:p>
          </table:table-cell>
          <table:table-cell office:value-type="string">
            <text:p>Biochemical Education (Cessou em 2000. Cont. ISSN 1470-8175 Biochemistry and Molecular Biology Educatio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703X</text:p>
          </table:table-cell>
          <table:table-cell office:value-type="string">
            <text:p>FARMÁCIA <text:s text:c="41"/></text:p>
          </table:table-cell>
          <table:table-cell office:value-type="string">
            <text:p>Biochemical Engineering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28</text:p>
          </table:table-cell>
          <table:table-cell office:value-type="string">
            <text:p>FARMÁCIA <text:s text:c="41"/></text:p>
          </table:table-cell>
          <table:table-cell office:value-type="string">
            <text:p>Biochemical Gene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52</text:p>
          </table:table-cell>
          <table:table-cell office:value-type="string">
            <text:p>FARMÁCIA <text:s text:c="41"/></text:p>
          </table:table-cell>
          <table:table-cell office:value-type="string">
            <text:p>Biochemical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978</text:p>
          </table:table-cell>
          <table:table-cell office:value-type="string">
            <text:p>FARMÁCIA <text:s text:c="41"/></text:p>
          </table:table-cell>
          <table:table-cell office:value-type="string">
            <text:p>Biochemical Systematics and E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60</text:p>
          </table:table-cell>
          <table:table-cell office:value-type="string">
            <text:p>FARMÁCIA <text:s text:c="41"/></text:p>
          </table:table-cell>
          <table:table-cell office:value-type="string">
            <text:p>Biochemistry (East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8175</text:p>
          </table:table-cell>
          <table:table-cell office:value-type="string">
            <text:p>FARMÁCIA <text:s text:c="41"/></text:p>
          </table:table-cell>
          <table:table-cell office:value-type="string">
            <text:p>Biochemistry and Molecular Biology Edu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002</text:p>
          </table:table-cell>
          <table:table-cell office:value-type="string">
            <text:p>FARMÁCIA <text:s text:c="41"/></text:p>
          </table:table-cell>
          <table:table-cell office:value-type="string">
            <text:p>Biochimica et Biophysica Acta (Print) (Cessou em 1963. Desmembrado em 2: ISSN 0926-6526 Biochimica et Biophysica Acta. Specialized Section on Mucoproteins and Mucopolysaccharides e ISSN 0304-4165 Biochimica et Biophysica Acta. G, General Subjec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2736</text:p>
          </table:table-cell>
          <table:table-cell office:value-type="string">
            <text:p>FARMÁCIA <text:s text:c="41"/></text:p>
          </table:table-cell>
          <table:table-cell office:value-type="string">
            <text:p>Biochimica et Biophysica Acta. Biomembran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165</text:p>
          </table:table-cell>
          <table:table-cell office:value-type="string">
            <text:p>FARMÁCIA <text:s text:c="41"/></text:p>
          </table:table-cell>
          <table:table-cell office:value-type="string">
            <text:p>Biochimica et Biophysica Acta. G, General Subjec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9639</text:p>
          </table:table-cell>
          <table:table-cell office:value-type="string">
            <text:p>FARMÁCIA <text:s text:c="41"/></text:p>
          </table:table-cell>
          <table:table-cell office:value-type="string">
            <text:p>Biochimica et Biophysica Acta. Proteins and Prote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084</text:p>
          </table:table-cell>
          <table:table-cell office:value-type="string">
            <text:p>FARMÁCIA <text:s text:c="41"/></text:p>
          </table:table-cell>
          <table:table-cell office:value-type="string">
            <text:p>Biochimie (Paris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1802</text:p>
          </table:table-cell>
          <table:table-cell office:value-type="string">
            <text:p>FARMÁCIA <text:s text:c="41"/></text:p>
          </table:table-cell>
          <table:table-cell office:value-type="string">
            <text:p>Bioconjugate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6158</text:p>
          </table:table-cell>
          <table:table-cell office:value-type="string">
            <text:p>FARMÁCIA <text:s text:c="41"/></text:p>
          </table:table-cell>
          <table:table-cell office:value-type="string">
            <text:p>Biological &amp; Pharmaceutical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6730</text:p>
          </table:table-cell>
          <table:table-cell office:value-type="string">
            <text:p>FARMÁCIA <text:s text:c="41"/></text:p>
          </table:table-cell>
          <table:table-cell office:value-type="string">
            <text:p>Biological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9760</text:p>
          </table:table-cell>
          <table:table-cell office:value-type="string">
            <text:p>FARMÁCIA <text:s text:c="41"/></text:p>
          </table:table-cell>
          <table:table-cell office:value-type="string">
            <text:p>Biological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016</text:p>
          </table:table-cell>
          <table:table-cell office:value-type="string">
            <text:p>FARMÁCIA <text:s text:c="41"/></text:p>
          </table:table-cell>
          <table:table-cell office:value-type="string">
            <text:p>Biological Rhythm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984</text:p>
          </table:table-cell>
          <table:table-cell office:value-type="string">
            <text:p>FARMÁCIA <text:s text:c="41"/></text:p>
          </table:table-cell>
          <table:table-cell office:value-type="string">
            <text:p>Biological Trace Element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1056</text:p>
          </table:table-cell>
          <table:table-cell office:value-type="string">
            <text:p>FARMÁCIA <text:s text:c="41"/></text:p>
          </table:table-cell>
          <table:table-cell office:value-type="string">
            <text:p>Biologicals (Lond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7797</text:p>
          </table:table-cell>
          <table:table-cell office:value-type="string">
            <text:p>FARMÁCIA <text:s text:c="41"/></text:p>
          </table:table-cell>
          <table:table-cell office:value-type="string">
            <text:p>Biomacromolecul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750X</text:p>
          </table:table-cell>
          <table:table-cell office:value-type="string">
            <text:p>FARMÁCIA <text:s text:c="41"/></text:p>
          </table:table-cell>
          <table:table-cell office:value-type="string">
            <text:p>Biomarkers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9534</text:p>
          </table:table-cell>
          <table:table-cell office:value-type="string">
            <text:p>FARMÁCIA <text:s text:c="41"/></text:p>
          </table:table-cell>
          <table:table-cell office:value-type="string">
            <text:p>Biomass &amp; Bioener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8219</text:p>
          </table:table-cell>
          <table:table-cell office:value-type="string">
            <text:p>FARMÁCIA <text:s text:c="41"/></text:p>
          </table:table-cell>
          <table:table-cell office:value-type="string">
            <text:p>BioMed Central (London) (Cessou em 2001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53-3322</text:p>
          </table:table-cell>
          <table:table-cell office:value-type="string">
            <text:p>FARMÁCIA <text:s text:c="41"/></text:p>
          </table:table-cell>
          <table:table-cell office:value-type="string">
            <text:p>Biomedicine &amp; Pharmaco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0844</text:p>
          </table:table-cell>
          <table:table-cell office:value-type="string">
            <text:p>FARMÁCIA <text:s text:c="41"/></text:p>
          </table:table-cell>
          <table:table-cell office:value-type="string">
            <text:p>BioMetals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896</text:p>
          </table:table-cell>
          <table:table-cell office:value-type="string">
            <text:p>FARMÁCIA <text:s text:c="41"/></text:p>
          </table:table-cell>
          <table:table-cell office:value-type="string">
            <text:p>Bioorganic &amp; Medicinal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4X</text:p>
          </table:table-cell>
          <table:table-cell office:value-type="string">
            <text:p>FARMÁCIA <text:s text:c="41"/></text:p>
          </table:table-cell>
          <table:table-cell office:value-type="string">
            <text:p>Bioorganic &amp; Medicinal Chemistry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2782</text:p>
          </table:table-cell>
          <table:table-cell office:value-type="string">
            <text:p>FARMÁCIA <text:s text:c="41"/></text:p>
          </table:table-cell>
          <table:table-cell office:value-type="string">
            <text:p>Biopharmaceutics &amp; Drug Disposi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622</text:p>
          </table:table-cell>
          <table:table-cell office:value-type="string">
            <text:p>FARMÁCIA <text:s text:c="41"/></text:p>
          </table:table-cell>
          <table:table-cell office:value-type="string">
            <text:p>Biophysical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495</text:p>
          </table:table-cell>
          <table:table-cell office:value-type="string">
            <text:p>FARMÁCIA <text:s text:c="41"/></text:p>
          </table:table-cell>
          <table:table-cell office:value-type="string">
            <text:p>Biophysical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0596</text:p>
          </table:table-cell>
          <table:table-cell office:value-type="string">
            <text:p>FARMÁCIA <text:s text:c="41"/></text:p>
          </table:table-cell>
          <table:table-cell office:value-type="string">
            <text:p>Bioremediation, Biodiversity &amp; Bioavailabilit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524</text:p>
          </table:table-cell>
          <table:table-cell office:value-type="string">
            <text:p>FARMÁCIA <text:s text:c="41"/></text:p>
          </table:table-cell>
          <table:table-cell office:value-type="string">
            <text:p>Bioresource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5663</text:p>
          </table:table-cell>
          <table:table-cell office:value-type="string">
            <text:p>FARMÁCIA <text:s text:c="41"/></text:p>
          </table:table-cell>
          <table:table-cell office:value-type="string">
            <text:p>Biosensors &amp; Bioelectron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92</text:p>
          </table:table-cell>
          <table:table-cell office:value-type="string">
            <text:p>FARMÁCIA <text:s text:c="41"/></text:p>
          </table:table-cell>
          <table:table-cell office:value-type="string">
            <text:p>Biotechnology and Bioengineer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5492</text:p>
          </table:table-cell>
          <table:table-cell office:value-type="string">
            <text:p>FARMÁCIA <text:s text:c="41"/></text:p>
          </table:table-cell>
          <table:table-cell office:value-type="string">
            <text:p>Biotechnology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7938</text:p>
          </table:table-cell>
          <table:table-cell office:value-type="string">
            <text:p>FARMÁCIA <text:s text:c="41"/></text:p>
          </table:table-cell>
          <table:table-cell office:value-type="string">
            <text:p>Biotechnology Progres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5235</text:p>
          </table:table-cell>
          <table:table-cell office:value-type="string">
            <text:p>FARMÁCIA <text:s text:c="41"/></text:p>
          </table:table-cell>
          <table:table-cell office:value-type="string">
            <text:p>Blood Coagulation &amp; Fibrino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82</text:p>
          </table:table-cell>
          <table:table-cell office:value-type="string">
            <text:p>FARMÁCIA <text:s text:c="41"/></text:p>
          </table:table-cell>
          <table:table-cell office:value-type="string">
            <text:p>BMC Complementary and Alternative Medicin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56</text:p>
          </table:table-cell>
          <table:table-cell office:value-type="string">
            <text:p>FARMÁCIA <text:s text:c="41"/></text:p>
          </table:table-cell>
          <table:table-cell office:value-type="string">
            <text:p>BMC Genetic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64</text:p>
          </table:table-cell>
          <table:table-cell office:value-type="string">
            <text:p>FARMÁCIA <text:s text:c="41"/></text:p>
          </table:table-cell>
          <table:table-cell office:value-type="string">
            <text:p>BMC Ge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963</text:p>
          </table:table-cell>
          <table:table-cell office:value-type="string">
            <text:p>FARMÁCIA <text:s text:c="41"/></text:p>
          </table:table-cell>
          <table:table-cell office:value-type="string">
            <text:p>BMC Health Services Research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72</text:p>
          </table:table-cell>
          <table:table-cell office:value-type="string">
            <text:p>FARMÁCIA <text:s text:c="41"/></text:p>
          </table:table-cell>
          <table:table-cell office:value-type="string">
            <text:p>BMC Immun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6148</text:p>
          </table:table-cell>
          <table:table-cell office:value-type="string">
            <text:p>FARMÁCIA <text:s text:c="41"/></text:p>
          </table:table-cell>
          <table:table-cell office:value-type="string">
            <text:p>BMC Veterinary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3879</text:p>
          </table:table-cell>
          <table:table-cell office:value-type="string">
            <text:p>FARMÁCIA <text:s text:c="41"/></text:p>
          </table:table-cell>
          <table:table-cell office:value-type="string">
            <text:p>BMC. Biomedical Chromat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675</text:p>
          </table:table-cell>
          <table:table-cell office:value-type="string">
            <text:p>FARMÁCIA <text:s text:c="41"/></text:p>
          </table:table-cell>
          <table:table-cell office:value-type="string">
            <text:p>Boletim de Pesquisa (Embrapa Meio Ambie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783</text:p>
          </table:table-cell>
          <table:table-cell office:value-type="string">
            <text:p>FARMÁCIA <text:s text:c="41"/></text:p>
          </table:table-cell>
          <table:table-cell office:value-type="string">
            <text:p>Boletim do Centro da Biologia da Reprodução (UFJ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917</text:p>
          </table:table-cell>
          <table:table-cell office:value-type="string">
            <text:p>FARMÁCIA <text:s text:c="41"/></text:p>
          </table:table-cell>
          <table:table-cell office:value-type="string">
            <text:p>Boletín Latinoamericano y del Caribe de Plantas Medicinales y Aromát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993</text:p>
          </table:table-cell>
          <table:table-cell office:value-type="string">
            <text:p>FARMÁCIA <text:s text:c="41"/></text:p>
          </table:table-cell>
          <table:table-cell office:value-type="string">
            <text:p>Brai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9230</text:p>
          </table:table-cell>
          <table:table-cell office:value-type="string">
            <text:p>FARMÁCIA <text:s text:c="41"/></text:p>
          </table:table-cell>
          <table:table-cell office:value-type="string">
            <text:p>Brain Research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FARMÁCIA <text:s text:c="41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84</text:p>
          </table:table-cell>
          <table:table-cell office:value-type="string">
            <text:p>FARMÁCIA <text:s text:c="41"/></text:p>
          </table:table-cell>
          <table:table-cell office:value-type="string">
            <text:p>Brazilian Journal of Bi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32</text:p>
          </table:table-cell>
          <table:table-cell office:value-type="string">
            <text:p>FARMÁCIA <text:s text:c="41"/></text:p>
          </table:table-cell>
          <table:table-cell office:value-type="string">
            <text:p>Brazilian Journal of Chemical Engineering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192</text:p>
          </table:table-cell>
          <table:table-cell office:value-type="string">
            <text:p>FARMÁCIA <text:s text:c="41"/></text:p>
          </table:table-cell>
          <table:table-cell office:value-type="string">
            <text:p>Brazilian Journal of Investigative Pathology, Morphology and Morphome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FARMÁCIA <text:s text:c="41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FARMÁCIA <text:s text:c="41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217</text:p>
          </table:table-cell>
          <table:table-cell office:value-type="string">
            <text:p>FARMÁCIA <text:s text:c="41"/></text:p>
          </table:table-cell>
          <table:table-cell office:value-type="string">
            <text:p>Brazilian Journal of Oral Science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FARMÁCIA <text:s text:c="41"/></text:p>
          </table:table-cell>
          <table:table-cell office:value-type="string">
            <text:p>Brazilian Journal of Physic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FARMÁCIA <text:s text:c="41"/></text:p>
          </table:table-cell>
          <table:table-cell office:value-type="string">
            <text:p>Brazilian Oral Research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5251</text:p>
          </table:table-cell>
          <table:table-cell office:value-type="string">
            <text:p>FARMÁCIA <text:s text:c="41"/></text:p>
          </table:table-cell>
          <table:table-cell office:value-type="string">
            <text:p>British Journal of Clinical Pharma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45</text:p>
          </table:table-cell>
          <table:table-cell office:value-type="string">
            <text:p>FARMÁCIA <text:s text:c="41"/></text:p>
          </table:table-cell>
          <table:table-cell office:value-type="string">
            <text:p>British Journal of Nutri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88</text:p>
          </table:table-cell>
          <table:table-cell office:value-type="string">
            <text:p>FARMÁCIA <text:s text:c="41"/></text:p>
          </table:table-cell>
          <table:table-cell office:value-type="string">
            <text:p>British Journal of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861</text:p>
          </table:table-cell>
          <table:table-cell office:value-type="string">
            <text:p>FARMÁCIA <text:s text:c="41"/></text:p>
          </table:table-cell>
          <table:table-cell office:value-type="string">
            <text:p>Bulletin of Environmental Contamination and Toxi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593</text:p>
          </table:table-cell>
          <table:table-cell office:value-type="string">
            <text:p>FARMÁCIA <text:s text:c="41"/></text:p>
          </table:table-cell>
          <table:table-cell office:value-type="string">
            <text:p>Caderno de Farmá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096</text:p>
          </table:table-cell>
          <table:table-cell office:value-type="string">
            <text:p>FARMÁCIA <text:s text:c="41"/></text:p>
          </table:table-cell>
          <table:table-cell office:value-type="string">
            <text:p>Cadernos de Ciência &amp; Tecn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FARMÁCIA <text:s text:c="41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951</text:p>
          </table:table-cell>
          <table:table-cell office:value-type="string">
            <text:p>FARMÁCIA <text:s text:c="41"/></text:p>
          </table:table-cell>
          <table:table-cell office:value-type="string">
            <text:p>Cadernos EBAPE.BR (FGV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034</text:p>
          </table:table-cell>
          <table:table-cell office:value-type="string">
            <text:p>FARMÁCIA <text:s text:c="41"/></text:p>
          </table:table-cell>
          <table:table-cell office:value-type="string">
            <text:p>Canadian Journal of Chemical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0-3275</text:p>
          </table:table-cell>
          <table:table-cell office:value-type="string">
            <text:p>FARMÁCIA <text:s text:c="41"/></text:p>
          </table:table-cell>
          <table:table-cell office:value-type="string">
            <text:p>Canadian Journal of Microbi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66</text:p>
          </table:table-cell>
          <table:table-cell office:value-type="string">
            <text:p>FARMÁCIA <text:s text:c="41"/></text:p>
          </table:table-cell>
          <table:table-cell office:value-type="string">
            <text:p>Canadian Journal of Micro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5-7541</text:p>
          </table:table-cell>
          <table:table-cell office:value-type="string">
            <text:p>FARMÁCIA <text:s text:c="41"/></text:p>
          </table:table-cell>
          <table:table-cell office:value-type="string">
            <text:p>Canadian Journal of Physiology and Pharmac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212</text:p>
          </table:table-cell>
          <table:table-cell office:value-type="string">
            <text:p>FARMÁCIA <text:s text:c="41"/></text:p>
          </table:table-cell>
          <table:table-cell office:value-type="string">
            <text:p>Canadian Journal of Physiology and Pharma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43X</text:p>
          </table:table-cell>
          <table:table-cell office:value-type="string">
            <text:p>FARMÁCIA <text:s text:c="41"/></text:p>
          </table:table-cell>
          <table:table-cell office:value-type="string">
            <text:p>Cance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5704</text:p>
          </table:table-cell>
          <table:table-cell office:value-type="string">
            <text:p>FARMÁCIA <text:s text:c="41"/></text:p>
          </table:table-cell>
          <table:table-cell office:value-type="string">
            <text:p>Cancer Chemotherapy and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617</text:p>
          </table:table-cell>
          <table:table-cell office:value-type="string">
            <text:p>FARMÁCIA <text:s text:c="41"/></text:p>
          </table:table-cell>
          <table:table-cell office:value-type="string">
            <text:p>Carbohydrate Polym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215</text:p>
          </table:table-cell>
          <table:table-cell office:value-type="string">
            <text:p>FARMÁCIA <text:s text:c="41"/></text:p>
          </table:table-cell>
          <table:table-cell office:value-type="string">
            <text:p>Carbohydrate Research (Chicago, Ill.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8807</text:p>
          </table:table-cell>
          <table:table-cell office:value-type="string">
            <text:p>FARMÁCIA <text:s text:c="41"/></text:p>
          </table:table-cell>
          <table:table-cell office:value-type="string">
            <text:p>Cardiovascular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363</text:p>
          </table:table-cell>
          <table:table-cell office:value-type="string">
            <text:p>FARMÁCIA <text:s text:c="41"/></text:p>
          </table:table-cell>
          <table:table-cell office:value-type="string">
            <text:p>Cardiovascular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7367</text:p>
          </table:table-cell>
          <table:table-cell office:value-type="string">
            <text:p>FARMÁCIA <text:s text:c="41"/></text:p>
          </table:table-cell>
          <table:table-cell office:value-type="string">
            <text:p>Catalysis Communica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3-6918</text:p>
          </table:table-cell>
          <table:table-cell office:value-type="string">
            <text:p>FARMÁCIA <text:s text:c="41"/></text:p>
          </table:table-cell>
          <table:table-cell office:value-type="string">
            <text:p>Cell Adhesion &amp; Migra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484</text:p>
          </table:table-cell>
          <table:table-cell office:value-type="string">
            <text:p>FARMÁCIA <text:s text:c="41"/></text:p>
          </table:table-cell>
          <table:table-cell office:value-type="string">
            <text:p>Cell Biochemistry and Func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6995</text:p>
          </table:table-cell>
          <table:table-cell office:value-type="string">
            <text:p>FARMÁCIA <text:s text:c="41"/></text:p>
          </table:table-cell>
          <table:table-cell office:value-type="string">
            <text:p>Cell Biology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5-158X</text:p>
          </table:table-cell>
          <table:table-cell office:value-type="string">
            <text:p>FARMÁCIA <text:s text:c="41"/></text:p>
          </table:table-cell>
          <table:table-cell office:value-type="string">
            <text:p>Cellular and Molecular Bi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340</text:p>
          </table:table-cell>
          <table:table-cell office:value-type="string">
            <text:p>FARMÁCIA <text:s text:c="41"/></text:p>
          </table:table-cell>
          <table:table-cell office:value-type="string">
            <text:p>Cellular and Molecular Neu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8749</text:p>
          </table:table-cell>
          <table:table-cell office:value-type="string">
            <text:p>FARMÁCIA <text:s text:c="41"/></text:p>
          </table:table-cell>
          <table:table-cell office:value-type="string">
            <text:p>Cellular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52-9568</text:p>
          </table:table-cell>
          <table:table-cell office:value-type="string">
            <text:p>FARMÁCIA <text:s text:c="41"/></text:p>
          </table:table-cell>
          <table:table-cell office:value-type="string">
            <text:p>Chemical and Biochemical Engineering Quarterl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363</text:p>
          </table:table-cell>
          <table:table-cell office:value-type="string">
            <text:p>FARMÁCIA <text:s text:c="41"/></text:p>
          </table:table-cell>
          <table:table-cell office:value-type="string">
            <text:p>Chemical and Pharmaceutical Bullet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0277</text:p>
          </table:table-cell>
          <table:table-cell office:value-type="string">
            <text:p>FARMÁCIA <text:s text:c="41"/></text:p>
          </table:table-cell>
          <table:table-cell office:value-type="string">
            <text:p>Chemical Biology &amp; Drug Desig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2701</text:p>
          </table:table-cell>
          <table:table-cell office:value-type="string">
            <text:p>FARMÁCIA <text:s text:c="41"/></text:p>
          </table:table-cell>
          <table:table-cell office:value-type="string">
            <text:p>Chemical Engineering and Process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614</text:p>
          </table:table-cell>
          <table:table-cell office:value-type="string">
            <text:p>FARMÁCIA <text:s text:c="41"/></text:p>
          </table:table-cell>
          <table:table-cell office:value-type="string">
            <text:p>Chemical Physics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228X</text:p>
          </table:table-cell>
          <table:table-cell office:value-type="string">
            <text:p>FARMÁCIA <text:s text:c="41"/></text:p>
          </table:table-cell>
          <table:table-cell office:value-type="string">
            <text:p>Chemical Research in Toxi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797</text:p>
          </table:table-cell>
          <table:table-cell office:value-type="string">
            <text:p>FARMÁCIA <text:s text:c="41"/></text:p>
          </table:table-cell>
          <table:table-cell office:value-type="string">
            <text:p>Chemico-Biological Interac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1872</text:p>
          </table:table-cell>
          <table:table-cell office:value-type="string">
            <text:p>FARMÁCIA <text:s text:c="41"/></text:p>
          </table:table-cell>
          <table:table-cell office:value-type="string">
            <text:p>Chemistry &amp; Biodiversi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3765</text:p>
          </table:table-cell>
          <table:table-cell office:value-type="string">
            <text:p>FARMÁCIA <text:s text:c="41"/></text:p>
          </table:table-cell>
          <table:table-cell office:value-type="string">
            <text:p>Chemistry (Weinheim. Interne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3084</text:p>
          </table:table-cell>
          <table:table-cell office:value-type="string">
            <text:p>FARMÁCIA <text:s text:c="41"/></text:p>
          </table:table-cell>
          <table:table-cell office:value-type="string">
            <text:p>Chemistry and Physics of Lipid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7439</text:p>
          </table:table-cell>
          <table:table-cell office:value-type="string">
            <text:p>FARMÁCIA <text:s text:c="41"/></text:p>
          </table:table-cell>
          <table:table-cell office:value-type="string">
            <text:p>Chemometrics and Intelligent Laboratory Syste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3157</text:p>
          </table:table-cell>
          <table:table-cell office:value-type="string">
            <text:p>FARMÁCIA <text:s text:c="41"/></text:p>
          </table:table-cell>
          <table:table-cell office:value-type="string">
            <text:p>Chemotherapy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7040</text:p>
          </table:table-cell>
          <table:table-cell office:value-type="string">
            <text:p>FARMÁCIA <text:s text:c="41"/></text:p>
          </table:table-cell>
          <table:table-cell office:value-type="string">
            <text:p>Child's Nervous System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0042</text:p>
          </table:table-cell>
          <table:table-cell office:value-type="string">
            <text:p>FARMÁCIA <text:s text:c="41"/></text:p>
          </table:table-cell>
          <table:table-cell office:value-type="string">
            <text:p>Chirality (New York, N.Y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5893</text:p>
          </table:table-cell>
          <table:table-cell office:value-type="string">
            <text:p>FARMÁCIA <text:s text:c="41"/></text:p>
          </table:table-cell>
          <table:table-cell office:value-type="string">
            <text:p>Chromatographia (Wiesbade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61</text:p>
          </table:table-cell>
          <table:table-cell office:value-type="string">
            <text:p>FARMÁCIA <text:s text:c="41"/></text:p>
          </table:table-cell>
          <table:table-cell office:value-type="string">
            <text:p>Ciência &amp; Saúde Coletiv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FARMÁCIA <text:s text:c="41"/></text:p>
          </table:table-cell>
          <table:table-cell office:value-type="string">
            <text:p>Ciência e Cul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FARMÁCIA <text:s text:c="41"/></text:p>
          </table:table-cell>
          <table:table-cell office:value-type="string">
            <text:p>Ciência e Saúde Coletiv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061</text:p>
          </table:table-cell>
          <table:table-cell office:value-type="string">
            <text:p>FARMÁCIA <text:s text:c="41"/></text:p>
          </table:table-cell>
          <table:table-cell office:value-type="string">
            <text:p>Ciência e Tecnologia de Alimento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54</text:p>
          </table:table-cell>
          <table:table-cell office:value-type="string">
            <text:p>FARMÁCIA <text:s text:c="41"/></text:p>
          </table:table-cell>
          <table:table-cell office:value-type="string">
            <text:p>Ciência Florestal (UFSM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FARMÁCIA <text:s text:c="41"/></text:p>
          </table:table-cell>
          <table:table-cell office:value-type="string">
            <text:p>Ciência Hoj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54</text:p>
          </table:table-cell>
          <table:table-cell office:value-type="string">
            <text:p>FARMÁCIA <text:s text:c="41"/></text:p>
          </table:table-cell>
          <table:table-cell office:value-type="string">
            <text:p>Ciencia Hoje das Crianç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FARMÁCIA <text:s text:c="41"/></text:p>
          </table:table-cell>
          <table:table-cell office:value-type="string">
            <text:p>Ciência Rural (UFSM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61</text:p>
          </table:table-cell>
          <table:table-cell office:value-type="string">
            <text:p>FARMÁCIA <text:s text:c="41"/></text:p>
          </table:table-cell>
          <table:table-cell office:value-type="string">
            <text:p>Ciência, Cuidado &amp; Saú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758</text:p>
          </table:table-cell>
          <table:table-cell office:value-type="string">
            <text:p>FARMÁCIA <text:s text:c="41"/></text:p>
          </table:table-cell>
          <table:table-cell office:value-type="string">
            <text:p>Ciências e Tecnologia (UEC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981</text:p>
          </table:table-cell>
          <table:table-cell office:value-type="string">
            <text:p>FARMÁCIA <text:s text:c="41"/></text:p>
          </table:table-cell>
          <table:table-cell office:value-type="string">
            <text:p>Clinica Chimica Act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2-6404</text:p>
          </table:table-cell>
          <table:table-cell office:value-type="string">
            <text:p>FARMÁCIA <text:s text:c="41"/></text:p>
          </table:table-cell>
          <table:table-cell office:value-type="string">
            <text:p>Clinical &amp; Experimental Ophthalm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6938</text:p>
          </table:table-cell>
          <table:table-cell office:value-type="string">
            <text:p>FARMÁCIA <text:s text:c="41"/></text:p>
          </table:table-cell>
          <table:table-cell office:value-type="string">
            <text:p>Clinical and Experimental Derma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04</text:p>
          </table:table-cell>
          <table:table-cell office:value-type="string">
            <text:p>FARMÁCIA <text:s text:c="41"/></text:p>
          </table:table-cell>
          <table:table-cell office:value-type="string">
            <text:p>Clinical and Experimental Immu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1-8890</text:p>
          </table:table-cell>
          <table:table-cell office:value-type="string">
            <text:p>FARMÁCIA <text:s text:c="41"/></text:p>
          </table:table-cell>
          <table:table-cell office:value-type="string">
            <text:p>Clinical and Experimental Medicine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870</text:p>
          </table:table-cell>
          <table:table-cell office:value-type="string">
            <text:p>FARMÁCIA <text:s text:c="41"/></text:p>
          </table:table-cell>
          <table:table-cell office:value-type="string">
            <text:p>Clinical and Experimental Pharmacology &amp;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679X</text:p>
          </table:table-cell>
          <table:table-cell office:value-type="string">
            <text:p>FARMÁCIA <text:s text:c="41"/></text:p>
          </table:table-cell>
          <table:table-cell office:value-type="string">
            <text:p>Clinical and Vaccine Immun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20</text:p>
          </table:table-cell>
          <table:table-cell office:value-type="string">
            <text:p>FARMÁCIA <text:s text:c="41"/></text:p>
          </table:table-cell>
          <table:table-cell office:value-type="string">
            <text:p>Clinical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621</text:p>
          </table:table-cell>
          <table:table-cell office:value-type="string">
            <text:p>FARMÁCIA <text:s text:c="41"/></text:p>
          </table:table-cell>
          <table:table-cell office:value-type="string">
            <text:p>Clinical Chemistry and Laboratory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6616</text:p>
          </table:table-cell>
          <table:table-cell office:value-type="string">
            <text:p>FARMÁCIA <text:s text:c="41"/></text:p>
          </table:table-cell>
          <table:table-cell office:value-type="string">
            <text:p>Clinical Immunology (Orlando, Fla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4838</text:p>
          </table:table-cell>
          <table:table-cell office:value-type="string">
            <text:p>FARMÁCIA <text:s text:c="41"/></text:p>
          </table:table-cell>
          <table:table-cell office:value-type="string">
            <text:p>Clinical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8-743X</text:p>
          </table:table-cell>
          <table:table-cell office:value-type="string">
            <text:p>FARMÁCIA <text:s text:c="41"/></text:p>
          </table:table-cell>
          <table:table-cell office:value-type="string">
            <text:p>Clinical Microbiology and Infec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236</text:p>
          </table:table-cell>
          <table:table-cell office:value-type="string">
            <text:p>FARMÁCIA <text:s text:c="41"/></text:p>
          </table:table-cell>
          <table:table-cell office:value-type="string">
            <text:p>Clinical Pharmacology and Therapeu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0-3198</text:p>
          </table:table-cell>
          <table:table-cell office:value-type="string">
            <text:p>FARMÁCIA <text:s text:c="41"/></text:p>
          </table:table-cell>
          <table:table-cell office:value-type="string">
            <text:p>Clinical Rheumatology (Printe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5221</text:p>
          </table:table-cell>
          <table:table-cell office:value-type="string">
            <text:p>FARMÁCIA <text:s text:c="41"/></text:p>
          </table:table-cell>
          <table:table-cell office:value-type="string">
            <text:p>Clinical Science (197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2918</text:p>
          </table:table-cell>
          <table:table-cell office:value-type="string">
            <text:p>FARMÁCIA <text:s text:c="41"/></text:p>
          </table:table-cell>
          <table:table-cell office:value-type="string">
            <text:p>Clinical Therapeu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32</text:p>
          </table:table-cell>
          <table:table-cell office:value-type="string">
            <text:p>FARMÁCIA <text:s text:c="41"/></text:p>
          </table:table-cell>
          <table:table-cell office:value-type="string">
            <text:p>Clinics (U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402X</text:p>
          </table:table-cell>
          <table:table-cell office:value-type="string">
            <text:p>FARMÁCIA <text:s text:c="41"/></text:p>
          </table:table-cell>
          <table:table-cell office:value-type="string">
            <text:p>Colloid and Polymer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57</text:p>
          </table:table-cell>
          <table:table-cell office:value-type="string">
            <text:p>FARMÁCIA <text:s text:c="41"/></text:p>
          </table:table-cell>
          <table:table-cell office:value-type="string">
            <text:p>Colloids and Surfaces. A, Physicochemical and Engineering Aspec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65</text:p>
          </table:table-cell>
          <table:table-cell office:value-type="string">
            <text:p>FARMÁCIA <text:s text:c="41"/></text:p>
          </table:table-cell>
          <table:table-cell office:value-type="string">
            <text:p>Colloids and Surfaces. B, Biointerfa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9-3029</text:p>
          </table:table-cell>
          <table:table-cell office:value-type="string">
            <text:p>FARMÁCIA <text:s text:c="41"/></text:p>
          </table:table-cell>
          <table:table-cell office:value-type="string">
            <text:p>Comparative Biochemistry and Physi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4959</text:p>
          </table:table-cell>
          <table:table-cell office:value-type="string">
            <text:p>FARMÁCIA <text:s text:c="41"/></text:p>
          </table:table-cell>
          <table:table-cell office:value-type="string">
            <text:p>Comparative Biochemistry and Physiology. B, Biochemistry &amp; Molecular Biology (Cessou em 1999. Cont. Comparative Biochemistry and Physiology. Biochemistry &amp; Molecular Biology (2000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8413</text:p>
          </table:table-cell>
          <table:table-cell office:value-type="string">
            <text:p>FARMÁCIA <text:s text:c="41"/></text:p>
          </table:table-cell>
          <table:table-cell office:value-type="string">
            <text:p>Comparative Biochemistry and Physiology. C. Comparative Pharmacology and Toxicology (Cessou em 1993. Cont. ISSN 1367-8280 Comparative Biochemistry and Physiology. Part C, Pharmacology, Toxicology &amp; Endocrinology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456</text:p>
          </table:table-cell>
          <table:table-cell office:value-type="string">
            <text:p>FARMÁCIA <text:s text:c="41"/></text:p>
          </table:table-cell>
          <table:table-cell office:value-type="string">
            <text:p>Comparative Biochemistry and Physiology. C. Toxicology &amp;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433</text:p>
          </table:table-cell>
          <table:table-cell office:value-type="string">
            <text:p>FARMÁCIA <text:s text:c="41"/></text:p>
          </table:table-cell>
          <table:table-cell office:value-type="string">
            <text:p>Comparative Biochemistry and Physiology. Part A, Molecular &amp; Integrative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6680</text:p>
          </table:table-cell>
          <table:table-cell office:value-type="string">
            <text:p>FARMÁCIA <text:s text:c="41"/></text:p>
          </table:table-cell>
          <table:table-cell office:value-type="string">
            <text:p>Computer Optical Dis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7824</text:p>
          </table:table-cell>
          <table:table-cell office:value-type="string">
            <text:p>FARMÁCIA <text:s text:c="41"/></text:p>
          </table:table-cell>
          <table:table-cell office:value-type="string">
            <text:p>Contraception (Stoneh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858</text:p>
          </table:table-cell>
          <table:table-cell office:value-type="string">
            <text:p>FARMÁCIA <text:s text:c="41"/></text:p>
          </table:table-cell>
          <table:table-cell office:value-type="string">
            <text:p>Controle de Contamin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30</text:p>
          </table:table-cell>
          <table:table-cell office:value-type="string">
            <text:p>FARMÁCIA <text:s text:c="41"/></text:p>
          </table:table-cell>
          <table:table-cell office:value-type="string">
            <text:p>Cosmetics &amp; toiletries (Ed. portugu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853</text:p>
          </table:table-cell>
          <table:table-cell office:value-type="string">
            <text:p>FARMÁCIA <text:s text:c="41"/></text:p>
          </table:table-cell>
          <table:table-cell office:value-type="string">
            <text:p>Crop Breeding and Applied Biotechn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638</text:p>
          </table:table-cell>
          <table:table-cell office:value-type="string">
            <text:p>FARMÁCIA <text:s text:c="41"/></text:p>
          </table:table-cell>
          <table:table-cell office:value-type="string">
            <text:p>Current Drug Discovery Technologi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4501</text:p>
          </table:table-cell>
          <table:table-cell office:value-type="string">
            <text:p>FARMÁCIA <text:s text:c="41"/></text:p>
          </table:table-cell>
          <table:table-cell office:value-type="string">
            <text:p>Current Drug Target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3955</text:p>
          </table:table-cell>
          <table:table-cell office:value-type="string">
            <text:p>FARMÁCIA <text:s text:c="41"/></text:p>
          </table:table-cell>
          <table:table-cell office:value-type="string">
            <text:p>Current Immunology Review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0142</text:p>
          </table:table-cell>
          <table:table-cell office:value-type="string">
            <text:p>FARMÁCIA <text:s text:c="41"/></text:p>
          </table:table-cell>
          <table:table-cell office:value-type="string">
            <text:p>Current Medicinal Chemistry. Anti-inflammatory &amp; Anti-allergy Agents (Cessou em 2005. Cont. ISSN 1871-5230 Anti-Inflammatory and Anti-Allergy Agents in Medicinal Chemistr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3-8651</text:p>
          </table:table-cell>
          <table:table-cell office:value-type="string">
            <text:p>FARMÁCIA <text:s text:c="41"/></text:p>
          </table:table-cell>
          <table:table-cell office:value-type="string">
            <text:p>Current Micro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8431</text:p>
          </table:table-cell>
          <table:table-cell office:value-type="string">
            <text:p>FARMÁCIA <text:s text:c="41"/></text:p>
          </table:table-cell>
          <table:table-cell office:value-type="string">
            <text:p>Current Opinion in Molecular Therapeutics (Cessou em 2007. Cont. ISSN 2040-3445 Current Opinion in Molecular Therapeutic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2728</text:p>
          </table:table-cell>
          <table:table-cell office:value-type="string">
            <text:p>FARMÁCIA <text:s text:c="41"/></text:p>
          </table:table-cell>
          <table:table-cell office:value-type="string">
            <text:p>Current Organic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129</text:p>
          </table:table-cell>
          <table:table-cell office:value-type="string">
            <text:p>FARMÁCIA <text:s text:c="41"/></text:p>
          </table:table-cell>
          <table:table-cell office:value-type="string">
            <text:p>Current Pharmaceutical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4559</text:p>
          </table:table-cell>
          <table:table-cell office:value-type="string">
            <text:p>FARMÁCIA <text:s text:c="41"/></text:p>
          </table:table-cell>
          <table:table-cell office:value-type="string">
            <text:p>Current Topics in Pharmac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4666</text:p>
          </table:table-cell>
          <table:table-cell office:value-type="string">
            <text:p>FARMÁCIA <text:s text:c="41"/></text:p>
          </table:table-cell>
          <table:table-cell office:value-type="string">
            <text:p>Cytokine (Philadelphia) (Cessou em 2000. Cont. Cytokine+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4545</text:p>
          </table:table-cell>
          <table:table-cell office:value-type="string">
            <text:p>FARMÁCIA <text:s text:c="41"/></text:p>
          </table:table-cell>
          <table:table-cell office:value-type="string">
            <text:p>Cyt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428</text:p>
          </table:table-cell>
          <table:table-cell office:value-type="string">
            <text:p>FARMÁCIA <text:s text:c="41"/></text:p>
          </table:table-cell>
          <table:table-cell office:value-type="string">
            <text:p>Diabetes Clín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1039</text:p>
          </table:table-cell>
          <table:table-cell office:value-type="string">
            <text:p>FARMÁCIA <text:s text:c="41"/></text:p>
          </table:table-cell>
          <table:table-cell office:value-type="string">
            <text:p>Diagnostic Cyto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8893</text:p>
          </table:table-cell>
          <table:table-cell office:value-type="string">
            <text:p>FARMÁCIA <text:s text:c="41"/></text:p>
          </table:table-cell>
          <table:table-cell office:value-type="string">
            <text:p>Diagnostic Microbiology and Infectious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7144</text:p>
          </table:table-cell>
          <table:table-cell office:value-type="string">
            <text:p>FARMÁCIA <text:s text:c="41"/></text:p>
          </table:table-cell>
          <table:table-cell office:value-type="string">
            <text:p>Die Pharmazie (Berli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2116</text:p>
          </table:table-cell>
          <table:table-cell office:value-type="string">
            <text:p>FARMÁCIA <text:s text:c="41"/></text:p>
          </table:table-cell>
          <table:table-cell office:value-type="string">
            <text:p>Digestive Diseases and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7544</text:p>
          </table:table-cell>
          <table:table-cell office:value-type="string">
            <text:p>FARMÁCIA <text:s text:c="41"/></text:p>
          </table:table-cell>
          <table:table-cell office:value-type="string">
            <text:p>Drug Deliv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697</text:p>
          </table:table-cell>
          <table:table-cell office:value-type="string">
            <text:p>FARMÁCIA <text:s text:c="41"/></text:p>
          </table:table-cell>
          <table:table-cell office:value-type="string">
            <text:p>Drug Design Revi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045</text:p>
          </table:table-cell>
          <table:table-cell office:value-type="string">
            <text:p>FARMÁCIA <text:s text:c="41"/></text:p>
          </table:table-cell>
          <table:table-cell office:value-type="string">
            <text:p>Drug Development and Industrial Pharmac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2-3128</text:p>
          </table:table-cell>
          <table:table-cell office:value-type="string">
            <text:p>FARMÁCIA <text:s text:c="41"/></text:p>
          </table:table-cell>
          <table:table-cell office:value-type="string">
            <text:p>Drug Metabolism Letters LT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7-3928</text:p>
          </table:table-cell>
          <table:table-cell office:value-type="string">
            <text:p>FARMÁCIA <text:s text:c="41"/></text:p>
          </table:table-cell>
          <table:table-cell office:value-type="string">
            <text:p>Drug Target Insigh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3937</text:p>
          </table:table-cell>
          <table:table-cell office:value-type="string">
            <text:p>FARMÁCIA <text:s text:c="41"/></text:p>
          </table:table-cell>
          <table:table-cell office:value-type="string">
            <text:p>Drying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670</text:p>
          </table:table-cell>
          <table:table-cell office:value-type="string">
            <text:p>FARMÁCIA <text:s text:c="41"/></text:p>
          </table:table-cell>
          <table:table-cell office:value-type="string">
            <text:p>Eclética Química (UNESP. Araraquara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0001</text:p>
          </table:table-cell>
          <table:table-cell office:value-type="string">
            <text:p>FARMÁCIA <text:s text:c="41"/></text:p>
          </table:table-cell>
          <table:table-cell office:value-type="string">
            <text:p>Economic Botan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6513</text:p>
          </table:table-cell>
          <table:table-cell office:value-type="string">
            <text:p>FARMÁCIA <text:s text:c="41"/></text:p>
          </table:table-cell>
          <table:table-cell office:value-type="string">
            <text:p>Ecotoxicology and Environmental Saf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8-5862</text:p>
          </table:table-cell>
          <table:table-cell office:value-type="string">
            <text:p>FARMÁCIA <text:s text:c="41"/></text:p>
          </table:table-cell>
          <table:table-cell office:value-type="string">
            <text:p>ECS Transaction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3458</text:p>
          </table:table-cell>
          <table:table-cell office:value-type="string">
            <text:p>FARMÁCIA <text:s text:c="41"/></text:p>
          </table:table-cell>
          <table:table-cell office:value-type="string">
            <text:p>Electronic Journal of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0835</text:p>
          </table:table-cell>
          <table:table-cell office:value-type="string">
            <text:p>FARMÁCIA <text:s text:c="41"/></text:p>
          </table:table-cell>
          <table:table-cell office:value-type="string">
            <text:p>Electrophoresis (Weinhei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711X</text:p>
          </table:table-cell>
          <table:table-cell office:value-type="string">
            <text:p>FARMÁCIA <text:s text:c="41"/></text:p>
          </table:table-cell>
          <table:table-cell office:value-type="string">
            <text:p>Endocrine Journal (Basingstoke) (Cessou em 1994. Cont. ISSN 1355-008X Endocrine (Basingstok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585X</text:p>
          </table:table-cell>
          <table:table-cell office:value-type="string">
            <text:p>FARMÁCIA <text:s text:c="41"/></text:p>
          </table:table-cell>
          <table:table-cell office:value-type="string">
            <text:p>Environment, Development and Sustainabili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6692</text:p>
          </table:table-cell>
          <table:table-cell office:value-type="string">
            <text:p>FARMÁCIA <text:s text:c="41"/></text:p>
          </table:table-cell>
          <table:table-cell office:value-type="string">
            <text:p>Environmental and Molecular Mutagene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369</text:p>
          </table:table-cell>
          <table:table-cell office:value-type="string">
            <text:p>FARMÁCIA <text:s text:c="41"/></text:p>
          </table:table-cell>
          <table:table-cell office:value-type="string">
            <text:p>Environmental Monitoring and Assessment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51</text:p>
          </table:table-cell>
          <table:table-cell office:value-type="string">
            <text:p>FARMÁCIA <text:s text:c="41"/></text:p>
          </table:table-cell>
          <table:table-cell office:value-type="string">
            <text:p>Environmental Research (New York, N.Y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330</text:p>
          </table:table-cell>
          <table:table-cell office:value-type="string">
            <text:p>FARMÁCIA <text:s text:c="41"/></text:p>
          </table:table-cell>
          <table:table-cell office:value-type="string">
            <text:p>Environmental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6689</text:p>
          </table:table-cell>
          <table:table-cell office:value-type="string">
            <text:p>FARMÁCIA <text:s text:c="41"/></text:p>
          </table:table-cell>
          <table:table-cell office:value-type="string">
            <text:p>Environmental Toxicology and 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0229</text:p>
          </table:table-cell>
          <table:table-cell office:value-type="string">
            <text:p>FARMÁCIA <text:s text:c="41"/></text:p>
          </table:table-cell>
          <table:table-cell office:value-type="string">
            <text:p>Enzyme and Microbial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130</text:p>
          </table:table-cell>
          <table:table-cell office:value-type="string">
            <text:p>FARMÁCIA <text:s text:c="41"/></text:p>
          </table:table-cell>
          <table:table-cell office:value-type="string">
            <text:p>Espaço para a Saúd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876</text:p>
          </table:table-cell>
          <table:table-cell office:value-type="string">
            <text:p>FARMÁCIA <text:s text:c="41"/></text:p>
          </table:table-cell>
          <table:table-cell office:value-type="string">
            <text:p>Estudos (UCG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7-3465</text:p>
          </table:table-cell>
          <table:table-cell office:value-type="string">
            <text:p>FARMÁCIA <text:s text:c="41"/></text:p>
          </table:table-cell>
          <table:table-cell office:value-type="string">
            <text:p>Ethnobotany Research and Appl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2377</text:p>
          </table:table-cell>
          <table:table-cell office:value-type="string">
            <text:p>FARMÁCIA <text:s text:c="41"/></text:p>
          </table:table-cell>
          <table:table-cell office:value-type="string">
            <text:p>European Food Research &amp;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6319</text:p>
          </table:table-cell>
          <table:table-cell office:value-type="string">
            <text:p>FARMÁCIA <text:s text:c="41"/></text:p>
          </table:table-cell>
          <table:table-cell office:value-type="string">
            <text:p>European Journal of Applied Phys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4-9723</text:p>
          </table:table-cell>
          <table:table-cell office:value-type="string">
            <text:p>FARMÁCIA <text:s text:c="41"/></text:p>
          </table:table-cell>
          <table:table-cell office:value-type="string">
            <text:p>European Journal of Clinical Microbiology &amp; Infectious Diseas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3007</text:p>
          </table:table-cell>
          <table:table-cell office:value-type="string">
            <text:p>FARMÁCIA <text:s text:c="41"/></text:p>
          </table:table-cell>
          <table:table-cell office:value-type="string">
            <text:p>European Journal of Clinical Nutri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6970</text:p>
          </table:table-cell>
          <table:table-cell office:value-type="string">
            <text:p>FARMÁCIA <text:s text:c="41"/></text:p>
          </table:table-cell>
          <table:table-cell office:value-type="string">
            <text:p>European Journal of Clinical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2936</text:p>
          </table:table-cell>
          <table:table-cell office:value-type="string">
            <text:p>FARMÁCIA <text:s text:c="41"/></text:p>
          </table:table-cell>
          <table:table-cell office:value-type="string">
            <text:p>European Journal of Gynaecological On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80</text:p>
          </table:table-cell>
          <table:table-cell office:value-type="string">
            <text:p>FARMÁCIA <text:s text:c="41"/></text:p>
          </table:table-cell>
          <table:table-cell office:value-type="string">
            <text:p>European Journal of Immu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1948</text:p>
          </table:table-cell>
          <table:table-cell office:value-type="string">
            <text:p>FARMÁCIA <text:s text:c="41"/></text:p>
          </table:table-cell>
          <table:table-cell office:value-type="string">
            <text:p>European Journal of Inorganic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7697</text:p>
          </table:table-cell>
          <table:table-cell office:value-type="string">
            <text:p>FARMÁCIA <text:s text:c="41"/></text:p>
          </table:table-cell>
          <table:table-cell office:value-type="string">
            <text:p>European Journal of Lipid Science and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0667</text:p>
          </table:table-cell>
          <table:table-cell office:value-type="string">
            <text:p>FARMÁCIA <text:s text:c="41"/></text:p>
          </table:table-cell>
          <table:table-cell office:value-type="string">
            <text:p>European Journal of Mass Spectrome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3-5234</text:p>
          </table:table-cell>
          <table:table-cell office:value-type="string">
            <text:p>FARMÁCIA <text:s text:c="41"/></text:p>
          </table:table-cell>
          <table:table-cell office:value-type="string">
            <text:p>European Journal of Medicinal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0987</text:p>
          </table:table-cell>
          <table:table-cell office:value-type="string">
            <text:p>FARMÁCIA <text:s text:c="41"/></text:p>
          </table:table-cell>
          <table:table-cell office:value-type="string">
            <text:p>European Journal of Pharmaceutical Scie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6411</text:p>
          </table:table-cell>
          <table:table-cell office:value-type="string">
            <text:p>FARMÁCIA <text:s text:c="41"/></text:p>
          </table:table-cell>
          <table:table-cell office:value-type="string">
            <text:p>European Journal of Pharmaceutics and Biopharmaceu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99</text:p>
          </table:table-cell>
          <table:table-cell office:value-type="string">
            <text:p>FARMÁCIA <text:s text:c="41"/></text:p>
          </table:table-cell>
          <table:table-cell office:value-type="string">
            <text:p>European Journal of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0807</text:p>
          </table:table-cell>
          <table:table-cell office:value-type="string">
            <text:p>FARMÁCIA <text:s text:c="41"/></text:p>
          </table:table-cell>
          <table:table-cell office:value-type="string">
            <text:p>European Journal of Phys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8-3602</text:p>
          </table:table-cell>
          <table:table-cell office:value-type="string">
            <text:p>FARMÁCIA <text:s text:c="41"/></text:p>
          </table:table-cell>
          <table:table-cell office:value-type="string">
            <text:p>European Review for Medical and Pharmacologic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4288</text:p>
          </table:table-cell>
          <table:table-cell office:value-type="string">
            <text:p>FARMÁCIA <text:s text:c="41"/></text:p>
          </table:table-cell>
          <table:table-cell office:value-type="string">
            <text:p>Evidence-Based Complementary and Alternative Medicin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27</text:p>
          </table:table-cell>
          <table:table-cell office:value-type="string">
            <text:p>FARMÁCIA <text:s text:c="41"/></text:p>
          </table:table-cell>
          <table:table-cell office:value-type="string">
            <text:p>Experimental Cel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72X</text:p>
          </table:table-cell>
          <table:table-cell office:value-type="string">
            <text:p>FARMÁCIA <text:s text:c="41"/></text:p>
          </table:table-cell>
          <table:table-cell office:value-type="string">
            <text:p>Experimental Hem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94</text:p>
          </table:table-cell>
          <table:table-cell office:value-type="string">
            <text:p>FARMÁCIA <text:s text:c="41"/></text:p>
          </table:table-cell>
          <table:table-cell office:value-type="string">
            <text:p>Experimental Parasi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5247</text:p>
          </table:table-cell>
          <table:table-cell office:value-type="string">
            <text:p>FARMÁCIA <text:s text:c="41"/></text:p>
          </table:table-cell>
          <table:table-cell office:value-type="string">
            <text:p>Expert Opinion on Drug Delive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3776</text:p>
          </table:table-cell>
          <table:table-cell office:value-type="string">
            <text:p>FARMÁCIA <text:s text:c="41"/></text:p>
          </table:table-cell>
          <table:table-cell office:value-type="string">
            <text:p>Expert Opinion on Therapeutic Paten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8222</text:p>
          </table:table-cell>
          <table:table-cell office:value-type="string">
            <text:p>FARMÁCIA <text:s text:c="41"/></text:p>
          </table:table-cell>
          <table:table-cell office:value-type="string">
            <text:p>Expert Opinion on Therapeutic Target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0584</text:p>
          </table:table-cell>
          <table:table-cell office:value-type="string">
            <text:p>FARMÁCIA <text:s text:c="41"/></text:p>
          </table:table-cell>
          <table:table-cell office:value-type="string">
            <text:p>Expert Review of Vaccin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678</text:p>
          </table:table-cell>
          <table:table-cell office:value-type="string">
            <text:p>FARMÁCIA <text:s text:c="41"/></text:p>
          </table:table-cell>
          <table:table-cell office:value-type="string">
            <text:p>Fármacos &amp; Medicament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5793</text:p>
          </table:table-cell>
          <table:table-cell office:value-type="string">
            <text:p>FARMÁCIA <text:s text:c="41"/></text:p>
          </table:table-cell>
          <table:table-cell office:value-type="string">
            <text:p>FEBS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54</text:p>
          </table:table-cell>
          <table:table-cell office:value-type="string">
            <text:p>FARMÁCIA <text:s text:c="41"/></text:p>
          </table:table-cell>
          <table:table-cell office:value-type="string">
            <text:p>Femin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8244</text:p>
          </table:table-cell>
          <table:table-cell office:value-type="string">
            <text:p>FARMÁCIA <text:s text:c="41"/></text:p>
          </table:table-cell>
          <table:table-cell office:value-type="string">
            <text:p>FEMS Immunology and Medical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097</text:p>
          </table:table-cell>
          <table:table-cell office:value-type="string">
            <text:p>FARMÁCIA <text:s text:c="41"/></text:p>
          </table:table-cell>
          <table:table-cell office:value-type="string">
            <text:p>FEMS Microbiology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1356</text:p>
          </table:table-cell>
          <table:table-cell office:value-type="string">
            <text:p>FARMÁCIA <text:s text:c="41"/></text:p>
          </table:table-cell>
          <table:table-cell office:value-type="string">
            <text:p>FEMS Yeast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0282</text:p>
          </table:table-cell>
          <table:table-cell office:value-type="string">
            <text:p>FARMÁCIA <text:s text:c="41"/></text:p>
          </table:table-cell>
          <table:table-cell office:value-type="string">
            <text:p>Fertility and Steril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72X</text:p>
          </table:table-cell>
          <table:table-cell office:value-type="string">
            <text:p>FARMÁCIA <text:s text:c="41"/></text:p>
          </table:table-cell>
          <table:table-cell office:value-type="string">
            <text:p>FI. Food Ingredien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088</text:p>
          </table:table-cell>
          <table:table-cell office:value-type="string">
            <text:p>FARMÁCIA <text:s text:c="41"/></text:p>
          </table:table-cell>
          <table:table-cell office:value-type="string">
            <text:p>Fitness &amp; Performance Journ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7-326X</text:p>
          </table:table-cell>
          <table:table-cell office:value-type="string">
            <text:p>FARMÁCIA <text:s text:c="41"/></text:p>
          </table:table-cell>
          <table:table-cell office:value-type="string">
            <text:p>Fitoterapia (Milano, 1934) (Cessou em 1960. Foi fundido com ISSN 1971-5498 Fitoterapia. Edizione Farmaceutica; ISSN 1971-5501 Fitoterapia. Edizione Medic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1-5498</text:p>
          </table:table-cell>
          <table:table-cell office:value-type="string">
            <text:p>FARMÁCIA <text:s text:c="41"/></text:p>
          </table:table-cell>
          <table:table-cell office:value-type="string">
            <text:p>Fitoterapia. Edizione Farmaceutica (Cessou em 1964. Fundiu-se com ISSN 1971-5501 Fitoterapia. Edizione Medica e ISSN 1971-551X Fitoterapia (Milano, 1965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5734</text:p>
          </table:table-cell>
          <table:table-cell office:value-type="string">
            <text:p>FARMÁCIA <text:s text:c="41"/></text:p>
          </table:table-cell>
          <table:table-cell office:value-type="string">
            <text:p>Flavour and Fragrance Journal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0105</text:p>
          </table:table-cell>
          <table:table-cell office:value-type="string">
            <text:p>FARMÁCIA <text:s text:c="41"/></text:p>
          </table:table-cell>
          <table:table-cell office:value-type="string">
            <text:p>Food and Agricultural Immu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6915</text:p>
          </table:table-cell>
          <table:table-cell office:value-type="string">
            <text:p>FARMÁCIA <text:s text:c="41"/></text:p>
          </table:table-cell>
          <table:table-cell office:value-type="string">
            <text:p>Food and Chemical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5436</text:p>
          </table:table-cell>
          <table:table-cell office:value-type="string">
            <text:p>FARMÁCIA <text:s text:c="41"/></text:p>
          </table:table-cell>
          <table:table-cell office:value-type="string">
            <text:p>Food Bio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8146</text:p>
          </table:table-cell>
          <table:table-cell office:value-type="string">
            <text:p>FARMÁCIA <text:s text:c="41"/></text:p>
          </table:table-cell>
          <table:table-cell office:value-type="string">
            <text:p>Food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7135</text:p>
          </table:table-cell>
          <table:table-cell office:value-type="string">
            <text:p>FARMÁCIA <text:s text:c="41"/></text:p>
          </table:table-cell>
          <table:table-cell office:value-type="string">
            <text:p>Food Contro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0020</text:p>
          </table:table-cell>
          <table:table-cell office:value-type="string">
            <text:p>FARMÁCIA <text:s text:c="41"/></text:p>
          </table:table-cell>
          <table:table-cell office:value-type="string">
            <text:p>Food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9969</text:p>
          </table:table-cell>
          <table:table-cell office:value-type="string">
            <text:p>FARMÁCIA <text:s text:c="41"/></text:p>
          </table:table-cell>
          <table:table-cell office:value-type="string">
            <text:p>Food Research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1127</text:p>
          </table:table-cell>
          <table:table-cell office:value-type="string">
            <text:p>FARMÁCIA <text:s text:c="41"/></text:p>
          </table:table-cell>
          <table:table-cell office:value-type="string">
            <text:p>Food Science &amp; Techn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0-9862</text:p>
          </table:table-cell>
          <table:table-cell office:value-type="string">
            <text:p>FARMÁCIA <text:s text:c="41"/></text:p>
          </table:table-cell>
          <table:table-cell office:value-type="string">
            <text:p>Food Technology and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0738</text:p>
          </table:table-cell>
          <table:table-cell office:value-type="string">
            <text:p>FARMÁCIA <text:s text:c="41"/></text:p>
          </table:table-cell>
          <table:table-cell office:value-type="string">
            <text:p>Forensic Science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2-4973</text:p>
          </table:table-cell>
          <table:table-cell office:value-type="string">
            <text:p>FARMÁCIA <text:s text:c="41"/></text:p>
          </table:table-cell>
          <table:table-cell office:value-type="string">
            <text:p>Forensic Science International. Genet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5849</text:p>
          </table:table-cell>
          <table:table-cell office:value-type="string">
            <text:p>FARMÁCIA <text:s text:c="41"/></text:p>
          </table:table-cell>
          <table:table-cell office:value-type="string">
            <text:p>Free Radical Biology &amp;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9946</text:p>
          </table:table-cell>
          <table:table-cell office:value-type="string">
            <text:p>FARMÁCIA <text:s text:c="41"/></text:p>
          </table:table-cell>
          <table:table-cell office:value-type="string">
            <text:p>Frontiers in Bio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48-1294</text:p>
          </table:table-cell>
          <table:table-cell office:value-type="string">
            <text:p>FARMÁCIA <text:s text:c="41"/></text:p>
          </table:table-cell>
          <table:table-cell office:value-type="string">
            <text:p>Fruits (Paris. Imprimé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0502</text:p>
          </table:table-cell>
          <table:table-cell office:value-type="string">
            <text:p>FARMÁCIA <text:s text:c="41"/></text:p>
          </table:table-cell>
          <table:table-cell office:value-type="string">
            <text:p>Functional Ecosystems &amp; Communit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7-3981</text:p>
          </table:table-cell>
          <table:table-cell office:value-type="string">
            <text:p>FARMÁCIA <text:s text:c="41"/></text:p>
          </table:table-cell>
          <table:table-cell office:value-type="string">
            <text:p>Fundamental &amp; Clinical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1845</text:p>
          </table:table-cell>
          <table:table-cell office:value-type="string">
            <text:p>FARMÁCIA <text:s text:c="41"/></text:p>
          </table:table-cell>
          <table:table-cell office:value-type="string">
            <text:p>Fungal Genetics and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4879</text:p>
          </table:table-cell>
          <table:table-cell office:value-type="string">
            <text:p>FARMÁCIA <text:s text:c="41"/></text:p>
          </table:table-cell>
          <table:table-cell office:value-type="string">
            <text:p>Genes and Immun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954X</text:p>
          </table:table-cell>
          <table:table-cell office:value-type="string">
            <text:p>FARMÁCIA <text:s text:c="41"/></text:p>
          </table:table-cell>
          <table:table-cell office:value-type="string">
            <text:p>Genesis (New York, N.Y. 2000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FARMÁCIA <text:s text:c="41"/></text:p>
          </table:table-cell>
          <table:table-cell office:value-type="string">
            <text:p>Genetics and Molecular Bi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FARMÁCIA <text:s text:c="41"/></text:p>
          </table:table-cell>
          <table:table-cell office:value-type="string">
            <text:p>Genetics and Molecular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6658</text:p>
          </table:table-cell>
          <table:table-cell office:value-type="string">
            <text:p>FARMÁCIA <text:s text:c="41"/></text:p>
          </table:table-cell>
          <table:table-cell office:value-type="string">
            <text:p>Glycobiology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3495</text:p>
          </table:table-cell>
          <table:table-cell office:value-type="string">
            <text:p>FARMÁCIA <text:s text:c="41"/></text:p>
          </table:table-cell>
          <table:table-cell office:value-type="string">
            <text:p>Grasas y Aceites (Sevill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8216</text:p>
          </table:table-cell>
          <table:table-cell office:value-type="string">
            <text:p>FARMÁCIA <text:s text:c="41"/></text:p>
          </table:table-cell>
          <table:table-cell office:value-type="string">
            <text:p>Haemophilia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9124</text:p>
          </table:table-cell>
          <table:table-cell office:value-type="string">
            <text:p>FARMÁCIA <text:s text:c="41"/></text:p>
          </table:table-cell>
          <table:table-cell office:value-type="string">
            <text:p>Health Services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19X</text:p>
          </table:table-cell>
          <table:table-cell office:value-type="string">
            <text:p>FARMÁCIA <text:s text:c="41"/></text:p>
          </table:table-cell>
          <table:table-cell office:value-type="string">
            <text:p>Helvetica Chimica Act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4-5332</text:p>
          </table:table-cell>
          <table:table-cell office:value-type="string">
            <text:p>FARMÁCIA <text:s text:c="41"/></text:p>
          </table:table-cell>
          <table:table-cell office:value-type="string">
            <text:p>Hematology (Luxembourg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4860</text:p>
          </table:table-cell>
          <table:table-cell office:value-type="string">
            <text:p>FARMÁCIA <text:s text:c="41"/></text:p>
          </table:table-cell>
          <table:table-cell office:value-type="string">
            <text:p>Hematology Journal (Cessou em 2005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3-0283</text:p>
          </table:table-cell>
          <table:table-cell office:value-type="string">
            <text:p>FARMÁCIA <text:s text:c="41"/></text:p>
          </table:table-cell>
          <table:table-cell office:value-type="string">
            <text:p>Heterocyclic Commun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71</text:p>
          </table:table-cell>
          <table:table-cell office:value-type="string">
            <text:p>FARMÁCIA <text:s text:c="41"/></text:p>
          </table:table-cell>
          <table:table-cell office:value-type="string">
            <text:p>Higiene Aliment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3911</text:p>
          </table:table-cell>
          <table:table-cell office:value-type="string">
            <text:p>FARMÁCIA <text:s text:c="41"/></text:p>
          </table:table-cell>
          <table:table-cell office:value-type="string">
            <text:p>Histology and Histo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4916</text:p>
          </table:table-cell>
          <table:table-cell office:value-type="string">
            <text:p>FARMÁCIA <text:s text:c="41"/></text:p>
          </table:table-cell>
          <table:table-cell office:value-type="string">
            <text:p>Homeopathy (Edinburgh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536</text:p>
          </table:table-cell>
          <table:table-cell office:value-type="string">
            <text:p>FARMÁCIA <text:s text:c="41"/></text:p>
          </table:table-cell>
          <table:table-cell office:value-type="string">
            <text:p>Horticultura Brasileir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271</text:p>
          </table:table-cell>
          <table:table-cell office:value-type="string">
            <text:p>FARMÁCIA <text:s text:c="41"/></text:p>
          </table:table-cell>
          <table:table-cell office:value-type="string">
            <text:p>Human &amp; Experimental 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8-8859</text:p>
          </table:table-cell>
          <table:table-cell office:value-type="string">
            <text:p>FARMÁCIA <text:s text:c="41"/></text:p>
          </table:table-cell>
          <table:table-cell office:value-type="string">
            <text:p>Human Immu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43</text:p>
          </table:table-cell>
          <table:table-cell office:value-type="string">
            <text:p>FARMÁCIA <text:s text:c="41"/></text:p>
          </table:table-cell>
          <table:table-cell office:value-type="string">
            <text:p>Hyperfine Interac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138</text:p>
          </table:table-cell>
          <table:table-cell office:value-type="string">
            <text:p>FARMÁCIA <text:s text:c="41"/></text:p>
          </table:table-cell>
          <table:table-cell office:value-type="string">
            <text:p>Hypnos (PUC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4705</text:p>
          </table:table-cell>
          <table:table-cell office:value-type="string">
            <text:p>FARMÁCIA <text:s text:c="41"/></text:p>
          </table:table-cell>
          <table:table-cell office:value-type="string">
            <text:p>Iheringia. Série Botân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0139</text:p>
          </table:table-cell>
          <table:table-cell office:value-type="string">
            <text:p>FARMÁCIA <text:s text:c="41"/></text:p>
          </table:table-cell>
          <table:table-cell office:value-type="string">
            <text:p>Immunological Investig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2805</text:p>
          </table:table-cell>
          <table:table-cell office:value-type="string">
            <text:p>FARMÁCIA <text:s text:c="41"/></text:p>
          </table:table-cell>
          <table:table-cell office:value-type="string">
            <text:p>Immunology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478</text:p>
          </table:table-cell>
          <table:table-cell office:value-type="string">
            <text:p>FARMÁCIA <text:s text:c="41"/></text:p>
          </table:table-cell>
          <table:table-cell office:value-type="string">
            <text:p>Immunology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3973</text:p>
          </table:table-cell>
          <table:table-cell office:value-type="string">
            <text:p>FARMÁCIA <text:s text:c="41"/></text:p>
          </table:table-cell>
          <table:table-cell office:value-type="string">
            <text:p>Immunopharmacology and Immuno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8-851X</text:p>
          </table:table-cell>
          <table:table-cell office:value-type="string">
            <text:p>FARMÁCIA <text:s text:c="41"/></text:p>
          </table:table-cell>
          <table:table-cell office:value-type="string">
            <text:p>In Vivo (Athen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19</text:p>
          </table:table-cell>
          <table:table-cell office:value-type="string">
            <text:p>FARMÁCIA <text:s text:c="41"/></text:p>
          </table:table-cell>
          <table:table-cell office:value-type="string">
            <text:p>Infarma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126</text:p>
          </table:table-cell>
          <table:table-cell office:value-type="string">
            <text:p>FARMÁCIA <text:s text:c="41"/></text:p>
          </table:table-cell>
          <table:table-cell office:value-type="string">
            <text:p>Infe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9567</text:p>
          </table:table-cell>
          <table:table-cell office:value-type="string">
            <text:p>FARMÁCIA <text:s text:c="41"/></text:p>
          </table:table-cell>
          <table:table-cell office:value-type="string">
            <text:p>Infection and Immuni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823X</text:p>
          </table:table-cell>
          <table:table-cell office:value-type="string">
            <text:p>FARMÁCIA <text:s text:c="41"/></text:p>
          </table:table-cell>
          <table:table-cell office:value-type="string">
            <text:p>Infection Control and Hospital Epidem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997</text:p>
          </table:table-cell>
          <table:table-cell office:value-type="string">
            <text:p>FARMÁCIA <text:s text:c="41"/></text:p>
          </table:table-cell>
          <table:table-cell office:value-type="string">
            <text:p>Inflamm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3830</text:p>
          </table:table-cell>
          <table:table-cell office:value-type="string">
            <text:p>FARMÁCIA <text:s text:c="41"/></text:p>
          </table:table-cell>
          <table:table-cell office:value-type="string">
            <text:p>Inflammation Research (Printed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7003</text:p>
          </table:table-cell>
          <table:table-cell office:value-type="string">
            <text:p>FARMÁCIA <text:s text:c="41"/></text:p>
          </table:table-cell>
          <table:table-cell office:value-type="string">
            <text:p>Inorganic Chemistry Commun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93</text:p>
          </table:table-cell>
          <table:table-cell office:value-type="string">
            <text:p>FARMÁCIA <text:s text:c="41"/></text:p>
          </table:table-cell>
          <table:table-cell office:value-type="string">
            <text:p>Inorganica Chimica Acta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9149</text:p>
          </table:table-cell>
          <table:table-cell office:value-type="string">
            <text:p>FARMÁCIA <text:s text:c="41"/></text:p>
          </table:table-cell>
          <table:table-cell office:value-type="string">
            <text:p>Instrumentation Science &amp;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2438</text:p>
          </table:table-cell>
          <table:table-cell office:value-type="string">
            <text:p>FARMÁCIA <text:s text:c="41"/></text:p>
          </table:table-cell>
          <table:table-cell office:value-type="string">
            <text:p>International Archives of Allergy and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732X</text:p>
          </table:table-cell>
          <table:table-cell office:value-type="string">
            <text:p>FARMÁCIA <text:s text:c="41"/></text:p>
          </table:table-cell>
          <table:table-cell office:value-type="string">
            <text:p>International Congress on Thermal Analysis and Calorime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2885</text:p>
          </table:table-cell>
          <table:table-cell office:value-type="string">
            <text:p>FARMÁCIA <text:s text:c="41"/></text:p>
          </table:table-cell>
          <table:table-cell office:value-type="string">
            <text:p>International Endodontic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769</text:p>
          </table:table-cell>
          <table:table-cell office:value-type="string">
            <text:p>FARMÁCIA <text:s text:c="41"/></text:p>
          </table:table-cell>
          <table:table-cell office:value-type="string">
            <text:p>International Immunopharma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831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for Vitamin and Nutrition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130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Biological Macromolecul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273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Card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727X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Dairy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1-5029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Dental Hygiene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9059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Derm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5748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Developmental Neuro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1-9743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Diary Science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23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Environmental Health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9673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Experimental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3758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Food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5423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Food Science &amp;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7486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Food Sciences and Nutri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292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Gynaecology and Obste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206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High Dilution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4639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Hygiene and Environmental Healt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3121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Immunogene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3806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Mass Spectrome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3829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Medical and Biological Frontier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502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Morpholog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367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Morpholog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7435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Nan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9-6439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On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1-5027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Oral and Maxillofacial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4221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Pharmaceutical Compound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140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Pharmaceutical Compounding (Edição Brasilei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73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Pharmaceu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08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Quantum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5026</text:p>
          </table:table-cell>
          <table:table-cell office:value-type="string">
            <text:p>FARMÁCIA <text:s text:c="41"/></text:p>
          </table:table-cell>
          <table:table-cell office:value-type="string">
            <text:p>International Journal of Systematic and Evolutionary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84</text:p>
          </table:table-cell>
          <table:table-cell office:value-type="string">
            <text:p>FARMÁCIA <text:s text:c="41"/></text:p>
          </table:table-cell>
          <table:table-cell office:value-type="string">
            <text:p>INTERthesis (Florianópol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41</text:p>
          </table:table-cell>
          <table:table-cell office:value-type="string">
            <text:p>FARMÁCIA <text:s text:c="41"/></text:p>
          </table:table-cell>
          <table:table-cell office:value-type="string">
            <text:p>Investigação (Franc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1770</text:p>
          </table:table-cell>
          <table:table-cell office:value-type="string">
            <text:p>FARMÁCIA <text:s text:c="41"/></text:p>
          </table:table-cell>
          <table:table-cell office:value-type="string">
            <text:p>Italian Journal of Food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6543</text:p>
          </table:table-cell>
          <table:table-cell office:value-type="string">
            <text:p>FARMÁCIA <text:s text:c="41"/></text:p>
          </table:table-cell>
          <table:table-cell office:value-type="string">
            <text:p>IUBMB Life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4-6304</text:p>
          </table:table-cell>
          <table:table-cell office:value-type="string">
            <text:p>FARMÁCIA <text:s text:c="41"/></text:p>
          </table:table-cell>
          <table:table-cell office:value-type="string">
            <text:p>Japanese Journal of Infectious Diseas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437X</text:p>
          </table:table-cell>
          <table:table-cell office:value-type="string">
            <text:p>FARMÁCIA <text:s text:c="41"/></text:p>
          </table:table-cell>
          <table:table-cell office:value-type="string">
            <text:p>JAT. Journal of Applied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848</text:p>
          </table:table-cell>
          <table:table-cell office:value-type="string">
            <text:p>FARMÁCIA <text:s text:c="41"/></text:p>
          </table:table-cell>
          <table:table-cell office:value-type="string">
            <text:p>JBF. Jornal Brasileiro de Fitoterap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800</text:p>
          </table:table-cell>
          <table:table-cell office:value-type="string">
            <text:p>FARMÁCIA <text:s text:c="41"/></text:p>
          </table:table-cell>
          <table:table-cell office:value-type="string">
            <text:p>Jornal Brasileiro de Nef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569</text:p>
          </table:table-cell>
          <table:table-cell office:value-type="string">
            <text:p>FARMÁCIA <text:s text:c="41"/></text:p>
          </table:table-cell>
          <table:table-cell office:value-type="string">
            <text:p>Jornal Brasileiro de Ortodontia &amp; Ortopedia Fa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444</text:p>
          </table:table-cell>
          <table:table-cell office:value-type="string">
            <text:p>FARMÁCIA <text:s text:c="41"/></text:p>
          </table:table-cell>
          <table:table-cell office:value-type="string">
            <text:p>Jornal Brasileiro de Patologia e Medicina Laboratori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13</text:p>
          </table:table-cell>
          <table:table-cell office:value-type="string">
            <text:p>FARMÁCIA <text:s text:c="41"/></text:p>
          </table:table-cell>
          <table:table-cell office:value-type="string">
            <text:p>Jornal Brasileiro de Pneum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7557</text:p>
          </table:table-cell>
          <table:table-cell office:value-type="string">
            <text:p>FARMÁCIA <text:s text:c="41"/></text:p>
          </table:table-cell>
          <table:table-cell office:value-type="string">
            <text:p>Jornal de Pediatr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6-5233</text:p>
          </table:table-cell>
          <table:table-cell office:value-type="string">
            <text:p>FARMÁCIA <text:s text:c="41"/></text:p>
          </table:table-cell>
          <table:table-cell office:value-type="string">
            <text:p>Journal de Mycologie Médical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561</text:p>
          </table:table-cell>
          <table:table-cell office:value-type="string">
            <text:p>FARMÁCIA <text:s text:c="41"/></text:p>
          </table:table-cell>
          <table:table-cell office:value-type="string">
            <text:p>Journal of Agricultural and Food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6749</text:p>
          </table:table-cell>
          <table:table-cell office:value-type="string">
            <text:p>FARMÁCIA <text:s text:c="41"/></text:p>
          </table:table-cell>
          <table:table-cell office:value-type="string">
            <text:p>Journal of Allergy and Clinical Immu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4760</text:p>
          </table:table-cell>
          <table:table-cell office:value-type="string">
            <text:p>FARMÁCIA <text:s text:c="41"/></text:p>
          </table:table-cell>
          <table:table-cell office:value-type="string">
            <text:p>Journal of Analytical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5593</text:p>
          </table:table-cell>
          <table:table-cell office:value-type="string">
            <text:p>FARMÁCIA <text:s text:c="41"/></text:p>
          </table:table-cell>
          <table:table-cell office:value-type="string">
            <text:p>Journal of Animal and Veterinary Adva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2091</text:p>
          </table:table-cell>
          <table:table-cell office:value-type="string">
            <text:p>FARMÁCIA <text:s text:c="41"/></text:p>
          </table:table-cell>
          <table:table-cell office:value-type="string">
            <text:p>Journal of Antimicrobial Chemotherapy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453</text:p>
          </table:table-cell>
          <table:table-cell office:value-type="string">
            <text:p>FARMÁCIA <text:s text:c="41"/></text:p>
          </table:table-cell>
          <table:table-cell office:value-type="string">
            <text:p>Journal of Antimicrobial Chemothera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3271</text:p>
          </table:table-cell>
          <table:table-cell office:value-type="string">
            <text:p>FARMÁCIA <text:s text:c="41"/></text:p>
          </table:table-cell>
          <table:table-cell office:value-type="string">
            <text:p>Journal of AOAC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39</text:p>
          </table:table-cell>
          <table:table-cell office:value-type="string">
            <text:p>FARMÁCIA <text:s text:c="41"/></text:p>
          </table:table-cell>
          <table:table-cell office:value-type="string">
            <text:p>Journal of Apicultural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57</text:p>
          </table:table-cell>
          <table:table-cell office:value-type="string">
            <text:p>FARMÁCIA <text:s text:c="41"/></text:p>
          </table:table-cell>
          <table:table-cell office:value-type="string">
            <text:p>Journal of Applied Oral Scienc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971</text:p>
          </table:table-cell>
          <table:table-cell office:value-type="string">
            <text:p>FARMÁCIA <text:s text:c="41"/></text:p>
          </table:table-cell>
          <table:table-cell office:value-type="string">
            <text:p>Journal of Applied Phy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79</text:p>
          </table:table-cell>
          <table:table-cell office:value-type="string">
            <text:p>FARMÁCIA <text:s text:c="41"/></text:p>
          </table:table-cell>
          <table:table-cell office:value-type="string">
            <text:p>Journal of Applied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1963</text:p>
          </table:table-cell>
          <table:table-cell office:value-type="string">
            <text:p>FARMÁCIA <text:s text:c="41"/></text:p>
          </table:table-cell>
          <table:table-cell office:value-type="string">
            <text:p>Journal of Arid Environmen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6020</text:p>
          </table:table-cell>
          <table:table-cell office:value-type="string">
            <text:p>FARMÁCIA <text:s text:c="41"/></text:p>
          </table:table-cell>
          <table:table-cell office:value-type="string">
            <text:p>Journal of Asian Natural Products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3-111X</text:p>
          </table:table-cell>
          <table:table-cell office:value-type="string">
            <text:p>FARMÁCIA <text:s text:c="41"/></text:p>
          </table:table-cell>
          <table:table-cell office:value-type="string">
            <text:p>Journal of Basic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670</text:p>
          </table:table-cell>
          <table:table-cell office:value-type="string">
            <text:p>FARMÁCIA <text:s text:c="41"/></text:p>
          </table:table-cell>
          <table:table-cell office:value-type="string">
            <text:p>Journal of Biochemical and Molecular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479X</text:p>
          </table:table-cell>
          <table:table-cell office:value-type="string">
            <text:p>FARMÁCIA <text:s text:c="41"/></text:p>
          </table:table-cell>
          <table:table-cell office:value-type="string">
            <text:p>Journal of Bioenergetics and Biomembran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689</text:p>
          </table:table-cell>
          <table:table-cell office:value-type="string">
            <text:p>FARMÁCIA <text:s text:c="41"/></text:p>
          </table:table-cell>
          <table:table-cell office:value-type="string">
            <text:p>Journal of Biological Physic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0606</text:p>
          </table:table-cell>
          <table:table-cell office:value-type="string">
            <text:p>FARMÁCIA <text:s text:c="41"/></text:p>
          </table:table-cell>
          <table:table-cell office:value-type="string">
            <text:p>Journal of Biological Phys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3296</text:p>
          </table:table-cell>
          <table:table-cell office:value-type="string">
            <text:p>FARMÁCIA <text:s text:c="41"/></text:p>
          </table:table-cell>
          <table:table-cell office:value-type="string">
            <text:p>Journal of Biomedical Materials Research. Part 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7033</text:p>
          </table:table-cell>
          <table:table-cell office:value-type="string">
            <text:p>FARMÁCIA <text:s text:c="41"/></text:p>
          </table:table-cell>
          <table:table-cell office:value-type="string">
            <text:p>Journal of Biomedical Nano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1102</text:p>
          </table:table-cell>
          <table:table-cell office:value-type="string">
            <text:p>FARMÁCIA <text:s text:c="41"/></text:p>
          </table:table-cell>
          <table:table-cell office:value-type="string">
            <text:p>Journal of Biomolecular Structure &amp; Dyna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56</text:p>
          </table:table-cell>
          <table:table-cell office:value-type="string">
            <text:p>FARMÁCIA <text:s text:c="41"/></text:p>
          </table:table-cell>
          <table:table-cell office:value-type="string">
            <text:p>Journal of Bio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4-8779</text:p>
          </table:table-cell>
          <table:table-cell office:value-type="string">
            <text:p>FARMÁCIA <text:s text:c="41"/></text:p>
          </table:table-cell>
          <table:table-cell office:value-type="string">
            <text:p>Journal of Bone and Mineral Metabolism (English e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8303</text:p>
          </table:table-cell>
          <table:table-cell office:value-type="string">
            <text:p>FARMÁCIA <text:s text:c="41"/></text:p>
          </table:table-cell>
          <table:table-cell office:value-type="string">
            <text:p>Journal of Carbohydrate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2446</text:p>
          </table:table-cell>
          <table:table-cell office:value-type="string">
            <text:p>FARMÁCIA <text:s text:c="41"/></text:p>
          </table:table-cell>
          <table:table-cell office:value-type="string">
            <text:p>Journal of Cardiovascular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0331</text:p>
          </table:table-cell>
          <table:table-cell office:value-type="string">
            <text:p>FARMÁCIA <text:s text:c="41"/></text:p>
          </table:table-cell>
          <table:table-cell office:value-type="string">
            <text:p>Journal of Chemical 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84</text:p>
          </table:table-cell>
          <table:table-cell office:value-type="string">
            <text:p>FARMÁCIA <text:s text:c="41"/></text:p>
          </table:table-cell>
          <table:table-cell office:value-type="string">
            <text:p>Journal of Chemical Edu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9596</text:p>
          </table:table-cell>
          <table:table-cell office:value-type="string">
            <text:p>FARMÁCIA <text:s text:c="41"/></text:p>
          </table:table-cell>
          <table:table-cell office:value-type="string">
            <text:p>Journal of Chemical Information and Model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2342</text:p>
          </table:table-cell>
          <table:table-cell office:value-type="string">
            <text:p>FARMÁCIA <text:s text:c="41"/></text:p>
          </table:table-cell>
          <table:table-cell office:value-type="string">
            <text:p>Journal of Chemical Research. Synops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2575</text:p>
          </table:table-cell>
          <table:table-cell office:value-type="string">
            <text:p>FARMÁCIA <text:s text:c="41"/></text:p>
          </table:table-cell>
          <table:table-cell office:value-type="string">
            <text:p>Journal of Chemical Technology and Biotechnology (198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3413</text:p>
          </table:table-cell>
          <table:table-cell office:value-type="string">
            <text:p>FARMÁCIA <text:s text:c="41"/></text:p>
          </table:table-cell>
          <table:table-cell office:value-type="string">
            <text:p>Journal of Chemical Technology and Biotechnology. Chemical Technology (Cessou em 1985. Fundiu-se com ISSN 0264-3421 Journal of Chemical Technology and Biotechnology. Biotechnolog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009X</text:p>
          </table:table-cell>
          <table:table-cell office:value-type="string">
            <text:p>FARMÁCIA <text:s text:c="41"/></text:p>
          </table:table-cell>
          <table:table-cell office:value-type="string">
            <text:p>Journal of Chemotherapy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65</text:p>
          </table:table-cell>
          <table:table-cell office:value-type="string">
            <text:p>FARMÁCIA <text:s text:c="41"/></text:p>
          </table:table-cell>
          <table:table-cell office:value-type="string">
            <text:p>Journal of Chromatographic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73</text:p>
          </table:table-cell>
          <table:table-cell office:value-type="string">
            <text:p>FARMÁCIA <text:s text:c="41"/></text:p>
          </table:table-cell>
          <table:table-cell office:value-type="string">
            <text:p>Journal of Chromatograph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0232</text:p>
          </table:table-cell>
          <table:table-cell office:value-type="string">
            <text:p>FARMÁCIA <text:s text:c="41"/></text:p>
          </table:table-cell>
          <table:table-cell office:value-type="string">
            <text:p>Journal of Chromatography. B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9142</text:p>
          </table:table-cell>
          <table:table-cell office:value-type="string">
            <text:p>FARMÁCIA <text:s text:c="41"/></text:p>
          </table:table-cell>
          <table:table-cell office:value-type="string">
            <text:p>Journal of Clinical Immu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8013</text:p>
          </table:table-cell>
          <table:table-cell office:value-type="string">
            <text:p>FARMÁCIA <text:s text:c="41"/></text:p>
          </table:table-cell>
          <table:table-cell office:value-type="string">
            <text:p>Journal of Clinical Laboratory Analysi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6532</text:p>
          </table:table-cell>
          <table:table-cell office:value-type="string">
            <text:p>FARMÁCIA <text:s text:c="41"/></text:p>
          </table:table-cell>
          <table:table-cell office:value-type="string">
            <text:p>Journal of Clinical Vi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97</text:p>
          </table:table-cell>
          <table:table-cell office:value-type="string">
            <text:p>FARMÁCIA <text:s text:c="41"/></text:p>
          </table:table-cell>
          <table:table-cell office:value-type="string">
            <text:p>Journal of Colloid and Interface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75</text:p>
          </table:table-cell>
          <table:table-cell office:value-type="string">
            <text:p>FARMÁCIA <text:s text:c="41"/></text:p>
          </table:table-cell>
          <table:table-cell office:value-type="string">
            <text:p>Journal of Comparative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3659</text:p>
          </table:table-cell>
          <table:table-cell office:value-type="string">
            <text:p>FARMÁCIA <text:s text:c="41"/></text:p>
          </table:table-cell>
          <table:table-cell office:value-type="string">
            <text:p>Journal of Controlled Releas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2130</text:p>
          </table:table-cell>
          <table:table-cell office:value-type="string">
            <text:p>FARMÁCIA <text:s text:c="41"/></text:p>
          </table:table-cell>
          <table:table-cell office:value-type="string">
            <text:p>Journal of Cosmetic Dermat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7886</text:p>
          </table:table-cell>
          <table:table-cell office:value-type="string">
            <text:p>FARMÁCIA <text:s text:c="41"/></text:p>
          </table:table-cell>
          <table:table-cell office:value-type="string">
            <text:p>Journal of Cosmetic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3-2691</text:p>
          </table:table-cell>
          <table:table-cell office:value-type="string">
            <text:p>FARMÁCIA <text:s text:c="41"/></text:p>
          </table:table-cell>
          <table:table-cell office:value-type="string">
            <text:p>Journal of Dispersion Science and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3-2247</text:p>
          </table:table-cell>
          <table:table-cell office:value-type="string">
            <text:p>FARMÁCIA <text:s text:c="41"/></text:p>
          </table:table-cell>
          <table:table-cell office:value-type="string">
            <text:p>Journal of Drug Delivery Science and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186X</text:p>
          </table:table-cell>
          <table:table-cell office:value-type="string">
            <text:p>FARMÁCIA <text:s text:c="41"/></text:p>
          </table:table-cell>
          <table:table-cell office:value-type="string">
            <text:p>Journal of Drug Target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234</text:p>
          </table:table-cell>
          <table:table-cell office:value-type="string">
            <text:p>FARMÁCIA <text:s text:c="41"/></text:p>
          </table:table-cell>
          <table:table-cell office:value-type="string">
            <text:p>Journal of Environmental Science and Health. Part B. Pesticides, Food Contaminants, and Agricultural Wast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6374</text:p>
          </table:table-cell>
          <table:table-cell office:value-type="string">
            <text:p>FARMÁCIA <text:s text:c="41"/></text:p>
          </table:table-cell>
          <table:table-cell office:value-type="string">
            <text:p>Journal of Enzyme Inhibition and Medicinal Chemistr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6366</text:p>
          </table:table-cell>
          <table:table-cell office:value-type="string">
            <text:p>FARMÁCIA <text:s text:c="41"/></text:p>
          </table:table-cell>
          <table:table-cell office:value-type="string">
            <text:p>Journal of Enzyme Inhibition and Medicinal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060X</text:p>
          </table:table-cell>
          <table:table-cell office:value-type="string">
            <text:p>FARMÁCIA <text:s text:c="41"/></text:p>
          </table:table-cell>
          <table:table-cell office:value-type="string">
            <text:p>Journal of Essential Oil-Bearing Plant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FARMÁCIA <text:s text:c="41"/></text:p>
          </table:table-cell>
          <table:table-cell office:value-type="string">
            <text:p>Journal of Ethno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1-775X</text:p>
          </table:table-cell>
          <table:table-cell office:value-type="string">
            <text:p>FARMÁCIA <text:s text:c="41"/></text:p>
          </table:table-cell>
          <table:table-cell office:value-type="string">
            <text:p>Journal of Flow Injection Analys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8884</text:p>
          </table:table-cell>
          <table:table-cell office:value-type="string">
            <text:p>FARMÁCIA <text:s text:c="41"/></text:p>
          </table:table-cell>
          <table:table-cell office:value-type="string">
            <text:p>Journal of Food Bi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1575</text:p>
          </table:table-cell>
          <table:table-cell office:value-type="string">
            <text:p>FARMÁCIA <text:s text:c="41"/></text:p>
          </table:table-cell>
          <table:table-cell office:value-type="string">
            <text:p>Journal of Food Composition and Analy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8774</text:p>
          </table:table-cell>
          <table:table-cell office:value-type="string">
            <text:p>FARMÁCIA <text:s text:c="41"/></text:p>
          </table:table-cell>
          <table:table-cell office:value-type="string">
            <text:p>Journal of Food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8876</text:p>
          </table:table-cell>
          <table:table-cell office:value-type="string">
            <text:p>FARMÁCIA <text:s text:c="41"/></text:p>
          </table:table-cell>
          <table:table-cell office:value-type="string">
            <text:p>Journal of Food Process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028X</text:p>
          </table:table-cell>
          <table:table-cell office:value-type="string">
            <text:p>FARMÁCIA <text:s text:c="41"/></text:p>
          </table:table-cell>
          <table:table-cell office:value-type="string">
            <text:p>Journal of Food Prote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55</text:p>
          </table:table-cell>
          <table:table-cell office:value-type="string">
            <text:p>FARMÁCIA <text:s text:c="41"/></text:p>
          </table:table-cell>
          <table:table-cell office:value-type="string">
            <text:p>Journal of Food Science and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4-8462</text:p>
          </table:table-cell>
          <table:table-cell office:value-type="string">
            <text:p>FARMÁCIA <text:s text:c="41"/></text:p>
          </table:table-cell>
          <table:table-cell office:value-type="string">
            <text:p>Journal of Food Technology (Faisalaba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8346</text:p>
          </table:table-cell>
          <table:table-cell office:value-type="string">
            <text:p>FARMÁCIA <text:s text:c="41"/></text:p>
          </table:table-cell>
          <table:table-cell office:value-type="string">
            <text:p>Journal of HIV/AIDS Prevention in Children &amp; Yout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3344</text:p>
          </table:table-cell>
          <table:table-cell office:value-type="string">
            <text:p>FARMÁCIA <text:s text:c="41"/></text:p>
          </table:table-cell>
          <table:table-cell office:value-type="string">
            <text:p>Journal of Human Lact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3127</text:p>
          </table:table-cell>
          <table:table-cell office:value-type="string">
            <text:p>FARMÁCIA <text:s text:c="41"/></text:p>
          </table:table-cell>
          <table:table-cell office:value-type="string">
            <text:p>Journal of Inclusion Phenomena and Macrocyclic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5435</text:p>
          </table:table-cell>
          <table:table-cell office:value-type="string">
            <text:p>FARMÁCIA <text:s text:c="41"/></text:p>
          </table:table-cell>
          <table:table-cell office:value-type="string">
            <text:p>Journal of Industrial Microbiology &amp;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955</text:p>
          </table:table-cell>
          <table:table-cell office:value-type="string">
            <text:p>FARMÁCIA <text:s text:c="41"/></text:p>
          </table:table-cell>
          <table:table-cell office:value-type="string">
            <text:p>Journal of Inherited Metabolic Disea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0134</text:p>
          </table:table-cell>
          <table:table-cell office:value-type="string">
            <text:p>FARMÁCIA <text:s text:c="41"/></text:p>
          </table:table-cell>
          <table:table-cell office:value-type="string">
            <text:p>Journal of Inorganic Bio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5400</text:p>
          </table:table-cell>
          <table:table-cell office:value-type="string">
            <text:p>FARMÁCIA <text:s text:c="41"/></text:p>
          </table:table-cell>
          <table:table-cell office:value-type="string">
            <text:p>Journal of Leukocyte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275</text:p>
          </table:table-cell>
          <table:table-cell office:value-type="string">
            <text:p>FARMÁCIA <text:s text:c="41"/></text:p>
          </table:table-cell>
          <table:table-cell office:value-type="string">
            <text:p>Journal of Lipid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2104</text:p>
          </table:table-cell>
          <table:table-cell office:value-type="string">
            <text:p>FARMÁCIA <text:s text:c="41"/></text:p>
          </table:table-cell>
          <table:table-cell office:value-type="string">
            <text:p>Journal of Liposom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6076</text:p>
          </table:table-cell>
          <table:table-cell office:value-type="string">
            <text:p>FARMÁCIA <text:s text:c="41"/></text:p>
          </table:table-cell>
          <table:table-cell office:value-type="string">
            <text:p>Journal of Liquid Chromatography &amp; Related Technologi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853</text:p>
          </table:table-cell>
          <table:table-cell office:value-type="string">
            <text:p>FARMÁCIA <text:s text:c="41"/></text:p>
          </table:table-cell>
          <table:table-cell office:value-type="string">
            <text:p>Journal of Magnetism and Magnetic Materi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61</text:p>
          </table:table-cell>
          <table:table-cell office:value-type="string">
            <text:p>FARMÁCIA <text:s text:c="41"/></text:p>
          </table:table-cell>
          <table:table-cell office:value-type="string">
            <text:p>Journal of Materials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585</text:p>
          </table:table-cell>
          <table:table-cell office:value-type="string">
            <text:p>FARMÁCIA <text:s text:c="41"/></text:p>
          </table:table-cell>
          <table:table-cell office:value-type="string">
            <text:p>Journal of Medical Entom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15</text:p>
          </table:table-cell>
          <table:table-cell office:value-type="string">
            <text:p>FARMÁCIA <text:s text:c="41"/></text:p>
          </table:table-cell>
          <table:table-cell office:value-type="string">
            <text:p>Journal of Medical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6615</text:p>
          </table:table-cell>
          <table:table-cell office:value-type="string">
            <text:p>FARMÁCIA <text:s text:c="41"/></text:p>
          </table:table-cell>
          <table:table-cell office:value-type="string">
            <text:p>Journal of Medical Vi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23</text:p>
          </table:table-cell>
          <table:table-cell office:value-type="string">
            <text:p>FARMÁCIA <text:s text:c="41"/></text:p>
          </table:table-cell>
          <table:table-cell office:value-type="string">
            <text:p>Journal of Medicin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20X</text:p>
          </table:table-cell>
          <table:table-cell office:value-type="string">
            <text:p>FARMÁCIA <text:s text:c="41"/></text:p>
          </table:table-cell>
          <table:table-cell office:value-type="string">
            <text:p>Journal of Medicinal Foo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012</text:p>
          </table:table-cell>
          <table:table-cell office:value-type="string">
            <text:p>FARMÁCIA <text:s text:c="41"/></text:p>
          </table:table-cell>
          <table:table-cell office:value-type="string">
            <text:p>Journal of Microbiological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2048</text:p>
          </table:table-cell>
          <table:table-cell office:value-type="string">
            <text:p>FARMÁCIA <text:s text:c="41"/></text:p>
          </table:table-cell>
          <table:table-cell office:value-type="string">
            <text:p>Journal of Microencapsul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720</text:p>
          </table:table-cell>
          <table:table-cell office:value-type="string">
            <text:p>FARMÁCIA <text:s text:c="41"/></text:p>
          </table:table-cell>
          <table:table-cell office:value-type="string">
            <text:p>Journal of Microscop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169</text:p>
          </table:table-cell>
          <table:table-cell office:value-type="string">
            <text:p>FARMÁCIA <text:s text:c="41"/></text:p>
          </table:table-cell>
          <table:table-cell office:value-type="string">
            <text:p>Journal of Molecular Catalysis. A, Chemic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177</text:p>
          </table:table-cell>
          <table:table-cell office:value-type="string">
            <text:p>FARMÁCIA <text:s text:c="41"/></text:p>
          </table:table-cell>
          <table:table-cell office:value-type="string">
            <text:p>Journal of Molecular Catalysis. B, Enzymatic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5041</text:p>
          </table:table-cell>
          <table:table-cell office:value-type="string">
            <text:p>FARMÁCIA <text:s text:c="41"/></text:p>
          </table:table-cell>
          <table:table-cell office:value-type="string">
            <text:p>Journal of Molecular Endocri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3263</text:p>
          </table:table-cell>
          <table:table-cell office:value-type="string">
            <text:p>FARMÁCIA <text:s text:c="41"/></text:p>
          </table:table-cell>
          <table:table-cell office:value-type="string">
            <text:p>Journal of Molecular Graphics &amp; Model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379</text:p>
          </table:table-cell>
          <table:table-cell office:value-type="string">
            <text:p>FARMÁCIA <text:s text:c="41"/></text:p>
          </table:table-cell>
          <table:table-cell office:value-type="string">
            <text:p>Journal of Molecular His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5023</text:p>
          </table:table-cell>
          <table:table-cell office:value-type="string">
            <text:p>FARMÁCIA <text:s text:c="41"/></text:p>
          </table:table-cell>
          <table:table-cell office:value-type="string">
            <text:p>Journal of Molecular Modeling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8696</text:p>
          </table:table-cell>
          <table:table-cell office:value-type="string">
            <text:p>FARMÁCIA <text:s text:c="41"/></text:p>
          </table:table-cell>
          <table:table-cell office:value-type="string">
            <text:p>Journal of Molecular Neuro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60</text:p>
          </table:table-cell>
          <table:table-cell office:value-type="string">
            <text:p>FARMÁCIA <text:s text:c="41"/></text:p>
          </table:table-cell>
          <table:table-cell office:value-type="string">
            <text:p>Journal of Molecular Structur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1280</text:p>
          </table:table-cell>
          <table:table-cell office:value-type="string">
            <text:p>FARMÁCIA <text:s text:c="41"/></text:p>
          </table:table-cell>
          <table:table-cell office:value-type="string">
            <text:p>Journal of Molecular Structure. Theochem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4880</text:p>
          </table:table-cell>
          <table:table-cell office:value-type="string">
            <text:p>FARMÁCIA <text:s text:c="41"/></text:p>
          </table:table-cell>
          <table:table-cell office:value-type="string">
            <text:p>Journal of Nanoscience and Nano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3864</text:p>
          </table:table-cell>
          <table:table-cell office:value-type="string">
            <text:p>FARMÁCIA <text:s text:c="41"/></text:p>
          </table:table-cell>
          <table:table-cell office:value-type="string">
            <text:p>Journal of Natural Produc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728</text:p>
          </table:table-cell>
          <table:table-cell office:value-type="string">
            <text:p>FARMÁCIA <text:s text:c="41"/></text:p>
          </table:table-cell>
          <table:table-cell office:value-type="string">
            <text:p>Journal of Neuroimmu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70</text:p>
          </table:table-cell>
          <table:table-cell office:value-type="string">
            <text:p>FARMÁCIA <text:s text:c="41"/></text:p>
          </table:table-cell>
          <table:table-cell office:value-type="string">
            <text:p>Journal of Neuroscience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00</text:p>
          </table:table-cell>
          <table:table-cell office:value-type="string">
            <text:p>FARMÁCIA <text:s text:c="41"/></text:p>
          </table:table-cell>
          <table:table-cell office:value-type="string">
            <text:p>Journal of Nutritional Science and Vitami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1-9145</text:p>
          </table:table-cell>
          <table:table-cell office:value-type="string">
            <text:p>FARMÁCIA <text:s text:c="41"/></text:p>
          </table:table-cell>
          <table:table-cell office:value-type="string">
            <text:p>Journal of Occupational Health (199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263</text:p>
          </table:table-cell>
          <table:table-cell office:value-type="string">
            <text:p>FARMÁCIA <text:s text:c="41"/></text:p>
          </table:table-cell>
          <table:table-cell office:value-type="string">
            <text:p>Journal of Organic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4-4810</text:p>
          </table:table-cell>
          <table:table-cell office:value-type="string">
            <text:p>FARMÁCIA <text:s text:c="41"/></text:p>
          </table:table-cell>
          <table:table-cell office:value-type="string">
            <text:p>Journal of Paediatrics and Child Healt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84</text:p>
          </table:table-cell>
          <table:table-cell office:value-type="string">
            <text:p>FARMÁCIA <text:s text:c="41"/></text:p>
          </table:table-cell>
          <table:table-cell office:value-type="string">
            <text:p>Journal of Periodont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92</text:p>
          </table:table-cell>
          <table:table-cell office:value-type="string">
            <text:p>FARMÁCIA <text:s text:c="41"/></text:p>
          </table:table-cell>
          <table:table-cell office:value-type="string">
            <text:p>Journal of Periodontology (197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7085</text:p>
          </table:table-cell>
          <table:table-cell office:value-type="string">
            <text:p>FARMÁCIA <text:s text:c="41"/></text:p>
          </table:table-cell>
          <table:table-cell office:value-type="string">
            <text:p>Journal of Pharmaceutical and Biomedical Analy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49</text:p>
          </table:table-cell>
          <table:table-cell office:value-type="string">
            <text:p>FARMÁCIA <text:s text:c="41"/></text:p>
          </table:table-cell>
          <table:table-cell office:value-type="string">
            <text:p>Journal of Pharmaceutic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6-496X</text:p>
          </table:table-cell>
          <table:table-cell office:value-type="string">
            <text:p>FARMÁCIA <text:s text:c="41"/></text:p>
          </table:table-cell>
          <table:table-cell office:value-type="string">
            <text:p>Journal of Pharmacology and Toxic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2-1826</text:p>
          </table:table-cell>
          <table:table-cell office:value-type="string">
            <text:p>FARMÁCIA <text:s text:c="41"/></text:p>
          </table:table-cell>
          <table:table-cell office:value-type="string">
            <text:p>Journal of Pharmacy &amp; Pharmaceut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73</text:p>
          </table:table-cell>
          <table:table-cell office:value-type="string">
            <text:p>FARMÁCIA <text:s text:c="41"/></text:p>
          </table:table-cell>
          <table:table-cell office:value-type="string">
            <text:p>Journal of Pharmacy and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1900</text:p>
          </table:table-cell>
          <table:table-cell office:value-type="string">
            <text:p>FARMÁCIA <text:s text:c="41"/></text:p>
          </table:table-cell>
          <table:table-cell office:value-type="string">
            <text:p>Journal of Pharmacy Practi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1344</text:p>
          </table:table-cell>
          <table:table-cell office:value-type="string">
            <text:p>FARMÁCIA <text:s text:c="41"/></text:p>
          </table:table-cell>
          <table:table-cell office:value-type="string">
            <text:p>Journal of Photochemistry and Photobiology. B,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6106</text:p>
          </table:table-cell>
          <table:table-cell office:value-type="string">
            <text:p>FARMÁCIA <text:s text:c="41"/></text:p>
          </table:table-cell>
          <table:table-cell office:value-type="string">
            <text:p>Journal of Physical Chemistry. B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97</text:p>
          </table:table-cell>
          <table:table-cell office:value-type="string">
            <text:p>FARMÁCIA <text:s text:c="41"/></text:p>
          </table:table-cell>
          <table:table-cell office:value-type="string">
            <text:p>Journal of Physics and Chemistry of Soli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3098</text:p>
          </table:table-cell>
          <table:table-cell office:value-type="string">
            <text:p>FARMÁCIA <text:s text:c="41"/></text:p>
          </table:table-cell>
          <table:table-cell office:value-type="string">
            <text:p>Journal of Pine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4167</text:p>
          </table:table-cell>
          <table:table-cell office:value-type="string">
            <text:p>FARMÁCIA <text:s text:c="41"/></text:p>
          </table:table-cell>
          <table:table-cell office:value-type="string">
            <text:p>Journal of Plant Nutri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8811</text:p>
          </table:table-cell>
          <table:table-cell office:value-type="string">
            <text:p>FARMÁCIA <text:s text:c="41"/></text:p>
          </table:table-cell>
          <table:table-cell office:value-type="string">
            <text:p>Journal of Psychopharmacology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5731</text:p>
          </table:table-cell>
          <table:table-cell office:value-type="string">
            <text:p>FARMÁCIA <text:s text:c="41"/></text:p>
          </table:table-cell>
          <table:table-cell office:value-type="string">
            <text:p>Journal of Radioanalytical and Nuclear Chemis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8250</text:p>
          </table:table-cell>
          <table:table-cell office:value-type="string">
            <text:p>FARMÁCIA <text:s text:c="41"/></text:p>
          </table:table-cell>
          <table:table-cell office:value-type="string">
            <text:p>Journal of Sensory Stud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9306</text:p>
          </table:table-cell>
          <table:table-cell office:value-type="string">
            <text:p>FARMÁCIA <text:s text:c="41"/></text:p>
          </table:table-cell>
          <table:table-cell office:value-type="string">
            <text:p>Journal of Separation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8737</text:p>
          </table:table-cell>
          <table:table-cell office:value-type="string">
            <text:p>FARMÁCIA <text:s text:c="41"/></text:p>
          </table:table-cell>
          <table:table-cell office:value-type="string">
            <text:p>Journal of Smooth Muscle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901</text:p>
          </table:table-cell>
          <table:table-cell office:value-type="string">
            <text:p>FARMÁCIA <text:s text:c="41"/></text:p>
          </table:table-cell>
          <table:table-cell office:value-type="string">
            <text:p>Journal of Texture Stud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5724</text:p>
          </table:table-cell>
          <table:table-cell office:value-type="string">
            <text:p>FARMÁCIA <text:s text:c="41"/></text:p>
          </table:table-cell>
          <table:table-cell office:value-type="string">
            <text:p>Journal of the American College of Nutri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21X</text:p>
          </table:table-cell>
          <table:table-cell office:value-type="string">
            <text:p>FARMÁCIA <text:s text:c="41"/></text:p>
          </table:table-cell>
          <table:table-cell office:value-type="string">
            <text:p>Journal of the American Oil Chemists' Socie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0305</text:p>
          </table:table-cell>
          <table:table-cell office:value-type="string">
            <text:p>FARMÁCIA <text:s text:c="41"/></text:p>
          </table:table-cell>
          <table:table-cell office:value-type="string">
            <text:p>Journal of the American Society for Mass Spectrome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1838</text:p>
          </table:table-cell>
          <table:table-cell office:value-type="string">
            <text:p>FARMÁCIA <text:s text:c="41"/></text:p>
          </table:table-cell>
          <table:table-cell office:value-type="string">
            <text:p>Journal of the Autonomic Nervous System (Cessou em 2000. Cont. ISSN 1566-0702 Autonomic Neuroscience: Basic &amp; Clinic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FARMÁCIA <text:s text:c="41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90</text:p>
          </table:table-cell>
          <table:table-cell office:value-type="string">
            <text:p>FARMÁCIA <text:s text:c="41"/></text:p>
          </table:table-cell>
          <table:table-cell office:value-type="string">
            <text:p>Journal of the Brazilian Chemical Societ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01</text:p>
          </table:table-cell>
          <table:table-cell office:value-type="string">
            <text:p>FARMÁCIA <text:s text:c="41"/></text:p>
          </table:table-cell>
          <table:table-cell office:value-type="string">
            <text:p>Journal of the Brazilian Society of Ecotoxic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324</text:p>
          </table:table-cell>
          <table:table-cell office:value-type="string">
            <text:p>FARMÁCIA <text:s text:c="41"/></text:p>
          </table:table-cell>
          <table:table-cell office:value-type="string">
            <text:p>Journal of the Chilean Chemical Societ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4522</text:p>
          </table:table-cell>
          <table:table-cell office:value-type="string">
            <text:p>FARMÁCIA <text:s text:c="41"/></text:p>
          </table:table-cell>
          <table:table-cell office:value-type="string">
            <text:p>Journal of the Indian Chemical Socie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0X</text:p>
          </table:table-cell>
          <table:table-cell office:value-type="string">
            <text:p>FARMÁCIA <text:s text:c="41"/></text:p>
          </table:table-cell>
          <table:table-cell office:value-type="string">
            <text:p>Journal of the Neurolog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42</text:p>
          </table:table-cell>
          <table:table-cell office:value-type="string">
            <text:p>FARMÁCIA <text:s text:c="41"/></text:p>
          </table:table-cell>
          <table:table-cell office:value-type="string">
            <text:p>Journal of the Science of Food and Agricultu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52-5139</text:p>
          </table:table-cell>
          <table:table-cell office:value-type="string">
            <text:p>FARMÁCIA <text:s text:c="41"/></text:p>
          </table:table-cell>
          <table:table-cell office:value-type="string">
            <text:p>Journal of the Serbian Chemical Socie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6336</text:p>
          </table:table-cell>
          <table:table-cell office:value-type="string">
            <text:p>FARMÁCIA <text:s text:c="41"/></text:p>
          </table:table-cell>
          <table:table-cell office:value-type="string">
            <text:p>Journal of Theoretical and Computational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6150</text:p>
          </table:table-cell>
          <table:table-cell office:value-type="string">
            <text:p>FARMÁCIA <text:s text:c="41"/></text:p>
          </table:table-cell>
          <table:table-cell office:value-type="string">
            <text:p>Journal of Thermal Analysis and Calori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5305</text:p>
          </table:table-cell>
          <table:table-cell office:value-type="string">
            <text:p>FARMÁCIA <text:s text:c="41"/></text:p>
          </table:table-cell>
          <table:table-cell office:value-type="string">
            <text:p>Journal of Thrombosis and Thromboly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7783</text:p>
          </table:table-cell>
          <table:table-cell office:value-type="string">
            <text:p>FARMÁCIA <text:s text:c="41"/></text:p>
          </table:table-cell>
          <table:table-cell office:value-type="string">
            <text:p>Journal of Veterinary Pharmacology and Therapeu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0934</text:p>
          </table:table-cell>
          <table:table-cell office:value-type="string">
            <text:p>FARMÁCIA <text:s text:c="41"/></text:p>
          </table:table-cell>
          <table:table-cell office:value-type="string">
            <text:p>Journal of Virological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7260</text:p>
          </table:table-cell>
          <table:table-cell office:value-type="string">
            <text:p>FARMÁCIA <text:s text:c="41"/></text:p>
          </table:table-cell>
          <table:table-cell office:value-type="string">
            <text:p>Journal of Zoo and Wildlife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6071</text:p>
          </table:table-cell>
          <table:table-cell office:value-type="string">
            <text:p>FARMÁCIA <text:s text:c="41"/></text:p>
          </table:table-cell>
          <table:table-cell office:value-type="string">
            <text:p>JPEN. Journal of Parenteral and Enteral Nutr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4096</text:p>
          </table:table-cell>
          <table:table-cell office:value-type="string">
            <text:p>FARMÁCIA <text:s text:c="41"/></text:p>
          </table:table-cell>
          <table:table-cell office:value-type="string">
            <text:p>Kidney &amp; Blood Pressure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308</text:p>
          </table:table-cell>
          <table:table-cell office:value-type="string">
            <text:p>FARMÁCIA <text:s text:c="41"/></text:p>
          </table:table-cell>
          <table:table-cell office:value-type="string">
            <text:p>Kinesis (Santa Mar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6772</text:p>
          </table:table-cell>
          <table:table-cell office:value-type="string">
            <text:p>FARMÁCIA <text:s text:c="41"/></text:p>
          </table:table-cell>
          <table:table-cell office:value-type="string">
            <text:p>Laboratory Animals (Londo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522</text:p>
          </table:table-cell>
          <table:table-cell office:value-type="string">
            <text:p>FARMÁCIA <text:s text:c="41"/></text:p>
          </table:table-cell>
          <table:table-cell office:value-type="string">
            <text:p>LAES/HA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169</text:p>
          </table:table-cell>
          <table:table-cell office:value-type="string">
            <text:p>FARMÁCIA <text:s text:c="41"/></text:p>
          </table:table-cell>
          <table:table-cell office:value-type="string">
            <text:p>Latin American Journal of Pharmac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7302</text:p>
          </table:table-cell>
          <table:table-cell office:value-type="string">
            <text:p>FARMÁCIA <text:s text:c="41"/></text:p>
          </table:table-cell>
          <table:table-cell office:value-type="string">
            <text:p>Le Lait (Paris. Print) (Cessou em 2007. Cont. ISSN 1958-5586, Dairy Science &amp; Technology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6438</text:p>
          </table:table-cell>
          <table:table-cell office:value-type="string">
            <text:p>FARMÁCIA <text:s text:c="41"/></text:p>
          </table:table-cell>
          <table:table-cell office:value-type="string">
            <text:p>Lebensmittel-Wissenschaft + Technologie / Food Science +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8254</text:p>
          </table:table-cell>
          <table:table-cell office:value-type="string">
            <text:p>FARMÁCIA <text:s text:c="41"/></text:p>
          </table:table-cell>
          <table:table-cell office:value-type="string">
            <text:p>Letters in Applied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808</text:p>
          </table:table-cell>
          <table:table-cell office:value-type="string">
            <text:p>FARMÁCIA <text:s text:c="41"/></text:p>
          </table:table-cell>
          <table:table-cell office:value-type="string">
            <text:p>Letters in Drug Design &amp; Discov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786</text:p>
          </table:table-cell>
          <table:table-cell office:value-type="string">
            <text:p>FARMÁCIA <text:s text:c="41"/></text:p>
          </table:table-cell>
          <table:table-cell office:value-type="string">
            <text:p>Letters in Organic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2126</text:p>
          </table:table-cell>
          <table:table-cell office:value-type="string">
            <text:p>FARMÁCIA <text:s text:c="41"/></text:p>
          </table:table-cell>
          <table:table-cell office:value-type="string">
            <text:p>Leukemia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205</text:p>
          </table:table-cell>
          <table:table-cell office:value-type="string">
            <text:p>FARMÁCIA <text:s text:c="41"/></text:p>
          </table:table-cell>
          <table:table-cell office:value-type="string">
            <text:p>Life Sciences (1973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201</text:p>
          </table:table-cell>
          <table:table-cell office:value-type="string">
            <text:p>FARMÁCIA <text:s text:c="41"/></text:p>
          </table:table-cell>
          <table:table-cell office:value-type="string">
            <text:p>Lip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511X</text:p>
          </table:table-cell>
          <table:table-cell office:value-type="string">
            <text:p>FARMÁCIA <text:s text:c="41"/></text:p>
          </table:table-cell>
          <table:table-cell office:value-type="string">
            <text:p>Lipids in Health and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7235</text:p>
          </table:table-cell>
          <table:table-cell office:value-type="string">
            <text:p>FARMÁCIA <text:s text:c="41"/></text:p>
          </table:table-cell>
          <table:table-cell office:value-type="string">
            <text:p>Luminescence (Chichester, England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2033</text:p>
          </table:table-cell>
          <table:table-cell office:value-type="string">
            <text:p>FARMÁCIA <text:s text:c="41"/></text:p>
          </table:table-cell>
          <table:table-cell office:value-type="string">
            <text:p>Lupus (Basingstok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60</text:p>
          </table:table-cell>
          <table:table-cell office:value-type="string">
            <text:p>FARMÁCIA <text:s text:c="41"/></text:p>
          </table:table-cell>
          <table:table-cell office:value-type="string">
            <text:p>Macromolecular Sympos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1581</text:p>
          </table:table-cell>
          <table:table-cell office:value-type="string">
            <text:p>FARMÁCIA <text:s text:c="41"/></text:p>
          </table:table-cell>
          <table:table-cell office:value-type="string">
            <text:p>Magnetic Resonance in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2712</text:p>
          </table:table-cell>
          <table:table-cell office:value-type="string">
            <text:p>FARMÁCIA <text:s text:c="41"/></text:p>
          </table:table-cell>
          <table:table-cell office:value-type="string">
            <text:p>Manufacturing Automa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1136</text:p>
          </table:table-cell>
          <table:table-cell office:value-type="string">
            <text:p>FARMÁCIA <text:s text:c="41"/></text:p>
          </table:table-cell>
          <table:table-cell office:value-type="string">
            <text:p>Marine Environment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076</text:p>
          </table:table-cell>
          <table:table-cell office:value-type="string">
            <text:p>FARMÁCIA <text:s text:c="41"/></text:p>
          </table:table-cell>
          <table:table-cell office:value-type="string">
            <text:p>Matéria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0584</text:p>
          </table:table-cell>
          <table:table-cell office:value-type="string">
            <text:p>FARMÁCIA <text:s text:c="41"/></text:p>
          </table:table-cell>
          <table:table-cell office:value-type="string">
            <text:p>Materials Chemistry and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39</text:p>
          </table:table-cell>
          <table:table-cell office:value-type="string">
            <text:p>FARMÁCIA <text:s text:c="41"/></text:p>
          </table:table-cell>
          <table:table-cell office:value-type="string">
            <text:p>Materials Research (São Carlo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408</text:p>
          </table:table-cell>
          <table:table-cell office:value-type="string">
            <text:p>FARMÁCIA <text:s text:c="41"/></text:p>
          </table:table-cell>
          <table:table-cell office:value-type="string">
            <text:p>Materials Research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931</text:p>
          </table:table-cell>
          <table:table-cell office:value-type="string">
            <text:p>FARMÁCIA <text:s text:c="41"/></text:p>
          </table:table-cell>
          <table:table-cell office:value-type="string">
            <text:p>Materials Science &amp; Engineering. C, Biomimetic Materials, Sensors and Syste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327</text:p>
          </table:table-cell>
          <table:table-cell office:value-type="string">
            <text:p>FARMÁCIA <text:s text:c="41"/></text:p>
          </table:table-cell>
          <table:table-cell office:value-type="string">
            <text:p>Mechanical &amp; Chemical Engineering Transactions (Cessou em 1976. Cont. ISSN 0157-9762 CEA : Chemical Engineering in Austra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9351</text:p>
          </table:table-cell>
          <table:table-cell office:value-type="string">
            <text:p>FARMÁCIA <text:s text:c="41"/></text:p>
          </table:table-cell>
          <table:table-cell office:value-type="string">
            <text:p>Mediators of Inflamm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3786</text:p>
          </table:table-cell>
          <table:table-cell office:value-type="string">
            <text:p>FARMÁCIA <text:s text:c="41"/></text:p>
          </table:table-cell>
          <table:table-cell office:value-type="string">
            <text:p>Medical Mycology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6046</text:p>
          </table:table-cell>
          <table:table-cell office:value-type="string">
            <text:p>FARMÁCIA <text:s text:c="41"/></text:p>
          </table:table-cell>
          <table:table-cell office:value-type="string">
            <text:p>Medicina (USP.FMR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78</text:p>
          </table:table-cell>
          <table:table-cell office:value-type="string">
            <text:p>FARMÁCIA <text:s text:c="41"/></text:p>
          </table:table-cell>
          <table:table-cell office:value-type="string">
            <text:p>Medicina Veterinária (UFRP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064</text:p>
          </table:table-cell>
          <table:table-cell office:value-type="string">
            <text:p>FARMÁCIA <text:s text:c="41"/></text:p>
          </table:table-cell>
          <table:table-cell office:value-type="string">
            <text:p>Medicinal Chemistry (Hilversu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FARMÁCIA <text:s text:c="41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060</text:p>
          </table:table-cell>
          <table:table-cell office:value-type="string">
            <text:p>FARMÁCIA <text:s text:c="41"/></text:p>
          </table:table-cell>
          <table:table-cell office:value-type="string">
            <text:p>Memórias do Instituto Oswaldo Cruz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791</text:p>
          </table:table-cell>
          <table:table-cell office:value-type="string">
            <text:p>FARMÁCIA <text:s text:c="41"/></text:p>
          </table:table-cell>
          <table:table-cell office:value-type="string">
            <text:p>Mens Agita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490</text:p>
          </table:table-cell>
          <table:table-cell office:value-type="string">
            <text:p>FARMÁCIA <text:s text:c="41"/></text:p>
          </table:table-cell>
          <table:table-cell office:value-type="string">
            <text:p>Metabolic Brain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0495</text:p>
          </table:table-cell>
          <table:table-cell office:value-type="string">
            <text:p>FARMÁCIA <text:s text:c="41"/></text:p>
          </table:table-cell>
          <table:table-cell office:value-type="string">
            <text:p>Metabolism, Clinical and Experiment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4579</text:p>
          </table:table-cell>
          <table:table-cell office:value-type="string">
            <text:p>FARMÁCIA <text:s text:c="41"/></text:p>
          </table:table-cell>
          <table:table-cell office:value-type="string">
            <text:p>Microbes and Infe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3628</text:p>
          </table:table-cell>
          <table:table-cell office:value-type="string">
            <text:p>FARMÁCIA <text:s text:c="41"/></text:p>
          </table:table-cell>
          <table:table-cell office:value-type="string">
            <text:p>Microbial E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4010</text:p>
          </table:table-cell>
          <table:table-cell office:value-type="string">
            <text:p>FARMÁCIA <text:s text:c="41"/></text:p>
          </table:table-cell>
          <table:table-cell office:value-type="string">
            <text:p>Microbial Pathogene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301</text:p>
          </table:table-cell>
          <table:table-cell office:value-type="string">
            <text:p>FARMÁCIA <text:s text:c="41"/></text:p>
          </table:table-cell>
          <table:table-cell office:value-type="string">
            <text:p>Microbiologia in Fo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5013</text:p>
          </table:table-cell>
          <table:table-cell office:value-type="string">
            <text:p>FARMÁCIA <text:s text:c="41"/></text:p>
          </table:table-cell>
          <table:table-cell office:value-type="string">
            <text:p>Microbiologic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17</text:p>
          </table:table-cell>
          <table:table-cell office:value-type="string">
            <text:p>FARMÁCIA <text:s text:c="41"/></text:p>
          </table:table-cell>
          <table:table-cell office:value-type="string">
            <text:p>Microbiology (New York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5-5600</text:p>
          </table:table-cell>
          <table:table-cell office:value-type="string">
            <text:p>FARMÁCIA <text:s text:c="41"/></text:p>
          </table:table-cell>
          <table:table-cell office:value-type="string">
            <text:p>Microbiology and Immu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5X</text:p>
          </table:table-cell>
          <table:table-cell office:value-type="string">
            <text:p>FARMÁCIA <text:s text:c="41"/></text:p>
          </table:table-cell>
          <table:table-cell office:value-type="string">
            <text:p>Microchemical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92</text:p>
          </table:table-cell>
          <table:table-cell office:value-type="string">
            <text:p>FARMÁCIA <text:s text:c="41"/></text:p>
          </table:table-cell>
          <table:table-cell office:value-type="string">
            <text:p>Microelectronics (Luton) (Cessou em 1978. Cont. ISSN 0959-8324 Microelectronics Journa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4328</text:p>
          </table:table-cell>
          <table:table-cell office:value-type="string">
            <text:p>FARMÁCIA <text:s text:c="41"/></text:p>
          </table:table-cell>
          <table:table-cell office:value-type="string">
            <text:p>Micron (Oxford. 199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1811</text:p>
          </table:table-cell>
          <table:table-cell office:value-type="string">
            <text:p>FARMÁCIA <text:s text:c="41"/></text:p>
          </table:table-cell>
          <table:table-cell office:value-type="string">
            <text:p>Microporous and Mesoporous Material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9276</text:p>
          </table:table-cell>
          <table:table-cell office:value-type="string">
            <text:p>FARMÁCIA <text:s text:c="41"/></text:p>
          </table:table-cell>
          <table:table-cell office:value-type="string">
            <text:p>Microscopy and Microanaly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3788</text:p>
          </table:table-cell>
          <table:table-cell office:value-type="string">
            <text:p>FARMÁCIA <text:s text:c="41"/></text:p>
          </table:table-cell>
          <table:table-cell office:value-type="string">
            <text:p>Milchwissenschaft / Milk Science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4826</text:p>
          </table:table-cell>
          <table:table-cell office:value-type="string">
            <text:p>FARMÁCIA <text:s text:c="41"/></text:p>
          </table:table-cell>
          <table:table-cell office:value-type="string">
            <text:p>Minerva Biotecnologica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5575</text:p>
          </table:table-cell>
          <table:table-cell office:value-type="string">
            <text:p>FARMÁCIA <text:s text:c="41"/></text:p>
          </table:table-cell>
          <table:table-cell office:value-type="string">
            <text:p>Mini-Reviews in Medic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93X</text:p>
          </table:table-cell>
          <table:table-cell office:value-type="string">
            <text:p>FARMÁCIA <text:s text:c="41"/></text:p>
          </table:table-cell>
          <table:table-cell office:value-type="string">
            <text:p>Mini-Reviews in Organic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6851</text:p>
          </table:table-cell>
          <table:table-cell office:value-type="string">
            <text:p>FARMÁCIA <text:s text:c="41"/></text:p>
          </table:table-cell>
          <table:table-cell office:value-type="string">
            <text:p>Molecular and Biochemical Parasi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177</text:p>
          </table:table-cell>
          <table:table-cell office:value-type="string">
            <text:p>FARMÁCIA <text:s text:c="41"/></text:p>
          </table:table-cell>
          <table:table-cell office:value-type="string">
            <text:p>Molecular and Cellular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207</text:p>
          </table:table-cell>
          <table:table-cell office:value-type="string">
            <text:p>FARMÁCIA <text:s text:c="41"/></text:p>
          </table:table-cell>
          <table:table-cell office:value-type="string">
            <text:p>Molecular and Cellular Endocri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991</text:p>
          </table:table-cell>
          <table:table-cell office:value-type="string">
            <text:p>FARMÁCIA <text:s text:c="41"/></text:p>
          </table:table-cell>
          <table:table-cell office:value-type="string">
            <text:p>Molecular Diversi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7-4615</text:p>
          </table:table-cell>
          <table:table-cell office:value-type="string">
            <text:p>FARMÁCIA <text:s text:c="41"/></text:p>
          </table:table-cell>
          <table:table-cell office:value-type="string">
            <text:p>Molecular Genetics and Geno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7192</text:p>
          </table:table-cell>
          <table:table-cell office:value-type="string">
            <text:p>FARMÁCIA <text:s text:c="41"/></text:p>
          </table:table-cell>
          <table:table-cell office:value-type="string">
            <text:p>Molecular Genetics and Metabolism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5890</text:p>
          </table:table-cell>
          <table:table-cell office:value-type="string">
            <text:p>FARMÁCIA <text:s text:c="41"/></text:p>
          </table:table-cell>
          <table:table-cell office:value-type="string">
            <text:p>Molecular Immu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382X</text:p>
          </table:table-cell>
          <table:table-cell office:value-type="string">
            <text:p>FARMÁCIA <text:s text:c="41"/></text:p>
          </table:table-cell>
          <table:table-cell office:value-type="string">
            <text:p>Molecular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3049</text:p>
          </table:table-cell>
          <table:table-cell office:value-type="string">
            <text:p>FARMÁCIA <text:s text:c="41"/></text:p>
          </table:table-cell>
          <table:table-cell office:value-type="string">
            <text:p>Molecules (Basel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18</text:p>
          </table:table-cell>
          <table:table-cell office:value-type="string">
            <text:p>FARMÁCIA <text:s text:c="41"/></text:p>
          </table:table-cell>
          <table:table-cell office:value-type="string">
            <text:p>Mutation Research. Genetic Toxicology and Environmental Mutagene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6X</text:p>
          </table:table-cell>
          <table:table-cell office:value-type="string">
            <text:p>FARMÁCIA <text:s text:c="41"/></text:p>
          </table:table-cell>
          <table:table-cell office:value-type="string">
            <text:p>Mycopathologia (1975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7407</text:p>
          </table:table-cell>
          <table:table-cell office:value-type="string">
            <text:p>FARMÁCIA <text:s text:c="41"/></text:p>
          </table:table-cell>
          <table:table-cell office:value-type="string">
            <text:p>Mycoses (Berli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4-578X</text:p>
          </table:table-cell>
          <table:table-cell office:value-type="string">
            <text:p>FARMÁCIA <text:s text:c="41"/></text:p>
          </table:table-cell>
          <table:table-cell office:value-type="string">
            <text:p>Natural Product Commun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9475</text:p>
          </table:table-cell>
          <table:table-cell office:value-type="string">
            <text:p>FARMÁCIA <text:s text:c="41"/></text:p>
          </table:table-cell>
          <table:table-cell office:value-type="string">
            <text:p>Natural Product Communication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5634</text:p>
          </table:table-cell>
          <table:table-cell office:value-type="string">
            <text:p>FARMÁCIA <text:s text:c="41"/></text:p>
          </table:table-cell>
          <table:table-cell office:value-type="string">
            <text:p>Natural Product Letters (Cessou em 2002. Cont. ISSN 1478-6419 Natural Product Research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6419</text:p>
          </table:table-cell>
          <table:table-cell office:value-type="string">
            <text:p>FARMÁCIA <text:s text:c="41"/></text:p>
          </table:table-cell>
          <table:table-cell office:value-type="string">
            <text:p>Natural Product Research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6X</text:p>
          </table:table-cell>
          <table:table-cell office:value-type="string">
            <text:p>FARMÁCIA <text:s text:c="41"/></text:p>
          </table:table-cell>
          <table:table-cell office:value-type="string">
            <text:p>Neotropical Entom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0509</text:p>
          </table:table-cell>
          <table:table-cell office:value-type="string">
            <text:p>FARMÁCIA <text:s text:c="41"/></text:p>
          </table:table-cell>
          <table:table-cell office:value-type="string">
            <text:p>Nephrology Dialysis Transplan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2110</text:p>
          </table:table-cell>
          <table:table-cell office:value-type="string">
            <text:p>FARMÁCIA <text:s text:c="41"/></text:p>
          </table:table-cell>
          <table:table-cell office:value-type="string">
            <text:p>Nephron. Clinical Practi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4580</text:p>
          </table:table-cell>
          <table:table-cell office:value-type="string">
            <text:p>FARMÁCIA <text:s text:c="41"/></text:p>
          </table:table-cell>
          <table:table-cell office:value-type="string">
            <text:p>Neurobiology of Ag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3190</text:p>
          </table:table-cell>
          <table:table-cell office:value-type="string">
            <text:p>FARMÁCIA <text:s text:c="41"/></text:p>
          </table:table-cell>
          <table:table-cell office:value-type="string">
            <text:p>Neurochem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0186</text:p>
          </table:table-cell>
          <table:table-cell office:value-type="string">
            <text:p>FARMÁCIA <text:s text:c="41"/></text:p>
          </table:table-cell>
          <table:table-cell office:value-type="string">
            <text:p>Neurochemistry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7401</text:p>
          </table:table-cell>
          <table:table-cell office:value-type="string">
            <text:p>FARMÁCIA <text:s text:c="41"/></text:p>
          </table:table-cell>
          <table:table-cell office:value-type="string">
            <text:p>Neuroimmunomodulation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22</text:p>
          </table:table-cell>
          <table:table-cell office:value-type="string">
            <text:p>FARMÁCIA <text:s text:c="41"/></text:p>
          </table:table-cell>
          <table:table-cell office:value-type="string">
            <text:p>Neuro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40</text:p>
          </table:table-cell>
          <table:table-cell office:value-type="string">
            <text:p>FARMÁCIA <text:s text:c="41"/></text:p>
          </table:table-cell>
          <table:table-cell office:value-type="string">
            <text:p>Neuroscience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0102</text:p>
          </table:table-cell>
          <table:table-cell office:value-type="string">
            <text:p>FARMÁCIA <text:s text:c="41"/></text:p>
          </table:table-cell>
          <table:table-cell office:value-type="string">
            <text:p>Neuroscienc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813X</text:p>
          </table:table-cell>
          <table:table-cell office:value-type="string">
            <text:p>FARMÁCIA <text:s text:c="41"/></text:p>
          </table:table-cell>
          <table:table-cell office:value-type="string">
            <text:p>Neurotoxicology (Park Forest South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0362</text:p>
          </table:table-cell>
          <table:table-cell office:value-type="string">
            <text:p>FARMÁCIA <text:s text:c="41"/></text:p>
          </table:table-cell>
          <table:table-cell office:value-type="string">
            <text:p>Neurotoxicology and Ter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84</text:p>
          </table:table-cell>
          <table:table-cell office:value-type="string">
            <text:p>FARMÁCIA <text:s text:c="41"/></text:p>
          </table:table-cell>
          <table:table-cell office:value-type="string">
            <text:p>Newslab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8603</text:p>
          </table:table-cell>
          <table:table-cell office:value-type="string">
            <text:p>FARMÁCIA <text:s text:c="41"/></text:p>
          </table:table-cell>
          <table:table-cell office:value-type="string">
            <text:p>Nitric Oxid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3636</text:p>
          </table:table-cell>
          <table:table-cell office:value-type="string">
            <text:p>FARMÁCIA <text:s text:c="41"/></text:p>
          </table:table-cell>
          <table:table-cell office:value-type="string">
            <text:p>Nuclear Medicine Commun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274</text:p>
          </table:table-cell>
          <table:table-cell office:value-type="string">
            <text:p>FARMÁCIA <text:s text:c="41"/></text:p>
          </table:table-cell>
          <table:table-cell office:value-type="string">
            <text:p>Nutrição em Pau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9007</text:p>
          </table:table-cell>
          <table:table-cell office:value-type="string">
            <text:p>FARMÁCIA <text:s text:c="41"/></text:p>
          </table:table-cell>
          <table:table-cell office:value-type="string">
            <text:p>Nutrition (Burbank, Los Angeles County, Calif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0166</text:p>
          </table:table-cell>
          <table:table-cell office:value-type="string">
            <text:p>FARMÁCIA <text:s text:c="41"/></text:p>
          </table:table-cell>
          <table:table-cell office:value-type="string">
            <text:p>Nutrition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5317</text:p>
          </table:table-cell>
          <table:table-cell office:value-type="string">
            <text:p>FARMÁCIA <text:s text:c="41"/></text:p>
          </table:table-cell>
          <table:table-cell office:value-type="string">
            <text:p>Nutrition Research (New York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09</text:p>
          </table:table-cell>
          <table:table-cell office:value-type="string">
            <text:p>FARMÁCIA <text:s text:c="41"/></text:p>
          </table:table-cell>
          <table:table-cell office:value-type="string">
            <text:p>O Mundo da Saúde (CUSC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666</text:p>
          </table:table-cell>
          <table:table-cell office:value-type="string">
            <text:p>FARMÁCIA <text:s text:c="41"/></text:p>
          </table:table-cell>
          <table:table-cell office:value-type="string">
            <text:p>Odontologia Clínico-Científic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2104</text:p>
          </table:table-cell>
          <table:table-cell office:value-type="string">
            <text:p>FARMÁCIA <text:s text:c="41"/></text:p>
          </table:table-cell>
          <table:table-cell office:value-type="string">
            <text:p>Oral Surgery, Oral Medicine, Oral Pathology, Oral Radiology and Endodon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0520</text:p>
          </table:table-cell>
          <table:table-cell office:value-type="string">
            <text:p>FARMÁCIA <text:s text:c="41"/></text:p>
          </table:table-cell>
          <table:table-cell office:value-type="string">
            <text:p>Organic &amp; Biomolecular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7060</text:p>
          </table:table-cell>
          <table:table-cell office:value-type="string">
            <text:p>FARMÁCIA <text:s text:c="41"/></text:p>
          </table:table-cell>
          <table:table-cell office:value-type="string">
            <text:p>Organic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85X</text:p>
          </table:table-cell>
          <table:table-cell office:value-type="string">
            <text:p>FARMÁCIA <text:s text:c="41"/></text:p>
          </table:table-cell>
          <table:table-cell office:value-type="string">
            <text:p>Organizações &amp; Sociedad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177</text:p>
          </table:table-cell>
          <table:table-cell office:value-type="string">
            <text:p>FARMÁCIA <text:s text:c="41"/></text:p>
          </table:table-cell>
          <table:table-cell office:value-type="string">
            <text:p>Pancreas (New York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9838</text:p>
          </table:table-cell>
          <table:table-cell office:value-type="string">
            <text:p>FARMÁCIA <text:s text:c="41"/></text:p>
          </table:table-cell>
          <table:table-cell office:value-type="string">
            <text:p>Parasite Immu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704</text:p>
          </table:table-cell>
          <table:table-cell office:value-type="string">
            <text:p>FARMÁCIA <text:s text:c="41"/></text:p>
          </table:table-cell>
          <table:table-cell office:value-type="string">
            <text:p>Parasitología Latinoamerican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820</text:p>
          </table:table-cell>
          <table:table-cell office:value-type="string">
            <text:p>FARMÁCIA <text:s text:c="41"/></text:p>
          </table:table-cell>
          <table:table-cell office:value-type="string">
            <text:p>Parasitology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69</text:p>
          </table:table-cell>
          <table:table-cell office:value-type="string">
            <text:p>FARMÁCIA <text:s text:c="41"/></text:p>
          </table:table-cell>
          <table:table-cell office:value-type="string">
            <text:p>Parasitology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113</text:p>
          </table:table-cell>
          <table:table-cell office:value-type="string">
            <text:p>FARMÁCIA <text:s text:c="41"/></text:p>
          </table:table-cell>
          <table:table-cell office:value-type="string">
            <text:p>Parasitology Research (1987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8-3991</text:p>
          </table:table-cell>
          <table:table-cell office:value-type="string">
            <text:p>FARMÁCIA <text:s text:c="41"/></text:p>
          </table:table-cell>
          <table:table-cell office:value-type="string">
            <text:p>Patient Education and Counse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7440</text:p>
          </table:table-cell>
          <table:table-cell office:value-type="string">
            <text:p>FARMÁCIA <text:s text:c="41"/></text:p>
          </table:table-cell>
          <table:table-cell office:value-type="string">
            <text:p>PDA Journal of Pharmaceutical Science and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858</text:p>
          </table:table-cell>
          <table:table-cell office:value-type="string">
            <text:p>FARMÁCIA <text:s text:c="41"/></text:p>
          </table:table-cell>
          <table:table-cell office:value-type="string">
            <text:p>Pediatria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1263</text:p>
          </table:table-cell>
          <table:table-cell office:value-type="string">
            <text:p>FARMÁCIA <text:s text:c="41"/></text:p>
          </table:table-cell>
          <table:table-cell office:value-type="string">
            <text:p>Pediatric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0096</text:p>
          </table:table-cell>
          <table:table-cell office:value-type="string">
            <text:p>FARMÁCIA <text:s text:c="41"/></text:p>
          </table:table-cell>
          <table:table-cell office:value-type="string">
            <text:p>Pediatric Rheumatology Online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9781</text:p>
          </table:table-cell>
          <table:table-cell office:value-type="string">
            <text:p>FARMÁCIA <text:s text:c="41"/></text:p>
          </table:table-cell>
          <table:table-cell office:value-type="string">
            <text:p>Peptides (New York, N.Y. 1980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908</text:p>
          </table:table-cell>
          <table:table-cell office:value-type="string">
            <text:p>FARMÁCIA <text:s text:c="41"/></text:p>
          </table:table-cell>
          <table:table-cell office:value-type="string">
            <text:p>Perspectiva (Erexi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5X</text:p>
          </table:table-cell>
          <table:table-cell office:value-type="string">
            <text:p>FARMÁCIA <text:s text:c="41"/></text:p>
          </table:table-cell>
          <table:table-cell office:value-type="string">
            <text:p>Perspectiva Econômica (São Leopoldo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98</text:p>
          </table:table-cell>
          <table:table-cell office:value-type="string">
            <text:p>FARMÁCIA <text:s text:c="41"/></text:p>
          </table:table-cell>
          <table:table-cell office:value-type="string">
            <text:p>Pesquisa Agropecuária Tropic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6X</text:p>
          </table:table-cell>
          <table:table-cell office:value-type="string">
            <text:p>FARMÁCIA <text:s text:c="41"/></text:p>
          </table:table-cell>
          <table:table-cell office:value-type="string">
            <text:p>Pesquisa Veterinária Brasileir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641</text:p>
          </table:table-cell>
          <table:table-cell office:value-type="string">
            <text:p>FARMÁCIA <text:s text:c="41"/></text:p>
          </table:table-cell>
          <table:table-cell office:value-type="string">
            <text:p>Pesquisas FUNCA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498X</text:p>
          </table:table-cell>
          <table:table-cell office:value-type="string">
            <text:p>FARMÁCIA <text:s text:c="41"/></text:p>
          </table:table-cell>
          <table:table-cell office:value-type="string">
            <text:p>Pest Management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0209</text:p>
          </table:table-cell>
          <table:table-cell office:value-type="string">
            <text:p>FARMÁCIA <text:s text:c="41"/></text:p>
          </table:table-cell>
          <table:table-cell office:value-type="string">
            <text:p>Pharmaceutical 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150X</text:p>
          </table:table-cell>
          <table:table-cell office:value-type="string">
            <text:p>FARMÁCIA <text:s text:c="41"/></text:p>
          </table:table-cell>
          <table:table-cell office:value-type="string">
            <text:p>Pharmaceutical Chemistry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7450</text:p>
          </table:table-cell>
          <table:table-cell office:value-type="string">
            <text:p>FARMÁCIA <text:s text:c="41"/></text:p>
          </table:table-cell>
          <table:table-cell office:value-type="string">
            <text:p>Pharmaceutical Development and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3-2521</text:p>
          </table:table-cell>
          <table:table-cell office:value-type="string">
            <text:p>FARMÁCIA <text:s text:c="41"/></text:p>
          </table:table-cell>
          <table:table-cell office:value-type="string">
            <text:p>Pharmaceutical Technology (2003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8569</text:p>
          </table:table-cell>
          <table:table-cell office:value-type="string">
            <text:p>FARMÁCIA <text:s text:c="41"/></text:p>
          </table:table-cell>
          <table:table-cell office:value-type="string">
            <text:p>Pharmacoepidemiology and Drug Saf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1296</text:p>
          </table:table-cell>
          <table:table-cell office:value-type="string">
            <text:p>FARMÁCIA <text:s text:c="41"/></text:p>
          </table:table-cell>
          <table:table-cell office:value-type="string">
            <text:p>Pharmacognosy Magaz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6618</text:p>
          </table:table-cell>
          <table:table-cell office:value-type="string">
            <text:p>FARMÁCIA <text:s text:c="41"/></text:p>
          </table:table-cell>
          <table:table-cell office:value-type="string">
            <text:p>Pharmacologic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7012</text:p>
          </table:table-cell>
          <table:table-cell office:value-type="string">
            <text:p>FARMÁCIA <text:s text:c="41"/></text:p>
          </table:table-cell>
          <table:table-cell office:value-type="string">
            <text:p>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3057</text:p>
          </table:table-cell>
          <table:table-cell office:value-type="string">
            <text:p>FARMÁCIA <text:s text:c="41"/></text:p>
          </table:table-cell>
          <table:table-cell office:value-type="string">
            <text:p>Pharmacology, Biochemistry and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5-642X</text:p>
          </table:table-cell>
          <table:table-cell office:value-type="string">
            <text:p>FARMÁCIA <text:s text:c="41"/></text:p>
          </table:table-cell>
          <table:table-cell office:value-type="string">
            <text:p>Pharmacy Practice (Granada. Ed. Impresa) (Cessou em 2007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6-3655</text:p>
          </table:table-cell>
          <table:table-cell office:value-type="string">
            <text:p>FARMÁCIA <text:s text:c="41"/></text:p>
          </table:table-cell>
          <table:table-cell office:value-type="string">
            <text:p>Pharmacy Practice (Granada. Interne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711X</text:p>
          </table:table-cell>
          <table:table-cell office:value-type="string">
            <text:p>FARMÁCIA <text:s text:c="41"/></text:p>
          </table:table-cell>
          <table:table-cell office:value-type="string">
            <text:p>Pharmazeutische Industri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905X</text:p>
          </table:table-cell>
          <table:table-cell office:value-type="string">
            <text:p>FARMÁCIA <text:s text:c="41"/></text:p>
          </table:table-cell>
          <table:table-cell office:value-type="string">
            <text:p>Photochemical &amp; Photobiological Scien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655</text:p>
          </table:table-cell>
          <table:table-cell office:value-type="string">
            <text:p>FARMÁCIA <text:s text:c="41"/></text:p>
          </table:table-cell>
          <table:table-cell office:value-type="string">
            <text:p>Photochemistry and Phot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5418</text:p>
          </table:table-cell>
          <table:table-cell office:value-type="string">
            <text:p>FARMÁCIA <text:s text:c="41"/></text:p>
          </table:table-cell>
          <table:table-cell office:value-type="string">
            <text:p>Photomedicine and Laser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884</text:p>
          </table:table-cell>
          <table:table-cell office:value-type="string">
            <text:p>FARMÁCIA <text:s text:c="41"/></text:p>
          </table:table-cell>
          <table:table-cell office:value-type="string">
            <text:p>Phycologia (Ox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2-0829</text:p>
          </table:table-cell>
          <table:table-cell office:value-type="string">
            <text:p>FARMÁCIA <text:s text:c="41"/></text:p>
          </table:table-cell>
          <table:table-cell office:value-type="string">
            <text:p>Phycological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3755</text:p>
          </table:table-cell>
          <table:table-cell office:value-type="string">
            <text:p>FARMÁCIA <text:s text:c="41"/></text:p>
          </table:table-cell>
          <table:table-cell office:value-type="string">
            <text:p>Physical Review. E, Statistical, Nonlinear, and Soft Matter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384</text:p>
          </table:table-cell>
          <table:table-cell office:value-type="string">
            <text:p>FARMÁCIA <text:s text:c="41"/></text:p>
          </table:table-cell>
          <table:table-cell office:value-type="string">
            <text:p>Physiology &amp;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31</text:p>
          </table:table-cell>
          <table:table-cell office:value-type="string">
            <text:p>FARMÁCIA <text:s text:c="41"/></text:p>
          </table:table-cell>
          <table:table-cell office:value-type="string">
            <text:p>Physis (UERJ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0344</text:p>
          </table:table-cell>
          <table:table-cell office:value-type="string">
            <text:p>FARMÁCIA <text:s text:c="41"/></text:p>
          </table:table-cell>
          <table:table-cell office:value-type="string">
            <text:p>Phytochemical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422</text:p>
          </table:table-cell>
          <table:table-cell office:value-type="string">
            <text:p>FARMÁCIA <text:s text:c="41"/></text:p>
          </table:table-cell>
          <table:table-cell office:value-type="string">
            <text:p>Phyt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7113</text:p>
          </table:table-cell>
          <table:table-cell office:value-type="string">
            <text:p>FARMÁCIA <text:s text:c="41"/></text:p>
          </table:table-cell>
          <table:table-cell office:value-type="string">
            <text:p>Phytomedicine (Stuttgar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457</text:p>
          </table:table-cell>
          <table:table-cell office:value-type="string">
            <text:p>FARMÁCIA <text:s text:c="41"/></text:p>
          </table:table-cell>
          <table:table-cell office:value-type="string">
            <text:p>Phyton (Buenos Air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8603</text:p>
          </table:table-cell>
          <table:table-cell office:value-type="string">
            <text:p>FARMÁCIA <text:s text:c="41"/></text:p>
          </table:table-cell>
          <table:table-cell office:value-type="string">
            <text:p>Plant Biology (Stuttgar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1-7714</text:p>
          </table:table-cell>
          <table:table-cell office:value-type="string">
            <text:p>FARMÁCIA <text:s text:c="41"/></text:p>
          </table:table-cell>
          <table:table-cell office:value-type="string">
            <text:p>Plant Cell Repor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9640</text:p>
          </table:table-cell>
          <table:table-cell office:value-type="string">
            <text:p>FARMÁCIA <text:s text:c="41"/></text:p>
          </table:table-cell>
          <table:table-cell office:value-type="string">
            <text:p>Plant Molecular Biology Reporte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1-9428</text:p>
          </table:table-cell>
          <table:table-cell office:value-type="string">
            <text:p>FARMÁCIA <text:s text:c="41"/></text:p>
          </table:table-cell>
          <table:table-cell office:value-type="string">
            <text:p>Plant Physiology and Biochemistry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2697</text:p>
          </table:table-cell>
          <table:table-cell office:value-type="string">
            <text:p>FARMÁCIA <text:s text:c="41"/></text:p>
          </table:table-cell>
          <table:table-cell office:value-type="string">
            <text:p>Plant Systematics and Evolu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943</text:p>
          </table:table-cell>
          <table:table-cell office:value-type="string">
            <text:p>FARMÁCIA <text:s text:c="41"/></text:p>
          </table:table-cell>
          <table:table-cell office:value-type="string">
            <text:p>Planta Med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28</text:p>
          </table:table-cell>
          <table:table-cell office:value-type="string">
            <text:p>FARMÁCIA <text:s text:c="41"/></text:p>
          </table:table-cell>
          <table:table-cell office:value-type="string">
            <text:p>Polímeros (São Carlo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0-6002</text:p>
          </table:table-cell>
          <table:table-cell office:value-type="string">
            <text:p>FARMÁCIA <text:s text:c="41"/></text:p>
          </table:table-cell>
          <table:table-cell office:value-type="string">
            <text:p>Polish Journal of Pharmacology (Cessou em 2004. Cont. ISSN 1734-1140 Pharmacological Report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5387</text:p>
          </table:table-cell>
          <table:table-cell office:value-type="string">
            <text:p>FARMÁCIA <text:s text:c="41"/></text:p>
          </table:table-cell>
          <table:table-cell office:value-type="string">
            <text:p>Polyhedr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2559</text:p>
          </table:table-cell>
          <table:table-cell office:value-type="string">
            <text:p>FARMÁCIA <text:s text:c="41"/></text:p>
          </table:table-cell>
          <table:table-cell office:value-type="string">
            <text:p>Polymer-Plastics Technology and Engineering (Softcover ed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156</text:p>
          </table:table-cell>
          <table:table-cell office:value-type="string">
            <text:p>FARMÁCIA <text:s text:c="41"/></text:p>
          </table:table-cell>
          <table:table-cell office:value-type="string">
            <text:p>Powder Diffrac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5910</text:p>
          </table:table-cell>
          <table:table-cell office:value-type="string">
            <text:p>FARMÁCIA <text:s text:c="41"/></text:p>
          </table:table-cell>
          <table:table-cell office:value-type="string">
            <text:p>Powder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786X</text:p>
          </table:table-cell>
          <table:table-cell office:value-type="string">
            <text:p>FARMÁCIA <text:s text:c="41"/></text:p>
          </table:table-cell>
          <table:table-cell office:value-type="string">
            <text:p>Proceedings of SPIE, the International Society for Optical Engineer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424</text:p>
          </table:table-cell>
          <table:table-cell office:value-type="string">
            <text:p>FARMÁCIA <text:s text:c="41"/></text:p>
          </table:table-cell>
          <table:table-cell office:value-type="string">
            <text:p>Proceedings of the National Academy of Sciences of the United States of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113</text:p>
          </table:table-cell>
          <table:table-cell office:value-type="string">
            <text:p>FARMÁCIA <text:s text:c="41"/></text:p>
          </table:table-cell>
          <table:table-cell office:value-type="string">
            <text:p>Process Biochemistry (1991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5846</text:p>
          </table:table-cell>
          <table:table-cell office:value-type="string">
            <text:p>FARMÁCIA <text:s text:c="41"/></text:p>
          </table:table-cell>
          <table:table-cell office:value-type="string">
            <text:p>Progress in Neuro-Psychopharmacology &amp; Biological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8823</text:p>
          </table:table-cell>
          <table:table-cell office:value-type="string">
            <text:p>FARMÁCIA <text:s text:c="41"/></text:p>
          </table:table-cell>
          <table:table-cell office:value-type="string">
            <text:p>Prostaglandins &amp; Other Lipid Mediato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65</text:p>
          </table:table-cell>
          <table:table-cell office:value-type="string">
            <text:p>FARMÁCIA <text:s text:c="41"/></text:p>
          </table:table-cell>
          <table:table-cell office:value-type="string">
            <text:p>Protein and Peptide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5928</text:p>
          </table:table-cell>
          <table:table-cell office:value-type="string">
            <text:p>FARMÁCIA <text:s text:c="41"/></text:p>
          </table:table-cell>
          <table:table-cell office:value-type="string">
            <text:p>Protein Expression and Purific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3585</text:p>
          </table:table-cell>
          <table:table-cell office:value-type="string">
            <text:p>FARMÁCIA <text:s text:c="41"/></text:p>
          </table:table-cell>
          <table:table-cell office:value-type="string">
            <text:p>Protei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247</text:p>
          </table:table-cell>
          <table:table-cell office:value-type="string">
            <text:p>FARMÁCIA <text:s text:c="41"/></text:p>
          </table:table-cell>
          <table:table-cell office:value-type="string">
            <text:p>Psicologia em Pesquisa (UFJ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158</text:p>
          </table:table-cell>
          <table:table-cell office:value-type="string">
            <text:p>FARMÁCIA <text:s text:c="41"/></text:p>
          </table:table-cell>
          <table:table-cell office:value-type="string">
            <text:p>Psychopharmacologia (Heidelberg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8X</text:p>
          </table:table-cell>
          <table:table-cell office:value-type="string">
            <text:p>FARMÁCIA <text:s text:c="41"/></text:p>
          </table:table-cell>
          <table:table-cell office:value-type="string">
            <text:p>PTR. Phytotherap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9800</text:p>
          </table:table-cell>
          <table:table-cell office:value-type="string">
            <text:p>FARMÁCIA <text:s text:c="41"/></text:p>
          </table:table-cell>
          <table:table-cell office:value-type="string">
            <text:p>Public Health Nutrition (Walling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15</text:p>
          </table:table-cell>
          <table:table-cell office:value-type="string">
            <text:p>FARMÁCIA <text:s text:c="41"/></text:p>
          </table:table-cell>
          <table:table-cell office:value-type="string">
            <text:p>Pulmão R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48</text:p>
          </table:table-cell>
          <table:table-cell office:value-type="string">
            <text:p>FARMÁCIA <text:s text:c="41"/></text:p>
          </table:table-cell>
          <table:table-cell office:value-type="string">
            <text:p>Química no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FARMÁCIA <text:s text:c="41"/></text:p>
          </table:table-cell>
          <table:table-cell office:value-type="string">
            <text:p>Química No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64</text:p>
          </table:table-cell>
          <table:table-cell office:value-type="string">
            <text:p>FARMÁCIA <text:s text:c="41"/></text:p>
          </table:table-cell>
          <table:table-cell office:value-type="string">
            <text:p>Química Nov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899</text:p>
          </table:table-cell>
          <table:table-cell office:value-type="string">
            <text:p>FARMÁCIA <text:s text:c="41"/></text:p>
          </table:table-cell>
          <table:table-cell office:value-type="string">
            <text:p>Química Nova na Escol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6572</text:p>
          </table:table-cell>
          <table:table-cell office:value-type="string">
            <text:p>FARMÁCIA <text:s text:c="41"/></text:p>
          </table:table-cell>
          <table:table-cell office:value-type="string">
            <text:p>Quintessence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55</text:p>
          </table:table-cell>
          <table:table-cell office:value-type="string">
            <text:p>FARMÁCIA <text:s text:c="41"/></text:p>
          </table:table-cell>
          <table:table-cell office:value-type="string">
            <text:p>RAC. Revista de Administração Contemporâne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6X</text:p>
          </table:table-cell>
          <table:table-cell office:value-type="string">
            <text:p>FARMÁCIA <text:s text:c="41"/></text:p>
          </table:table-cell>
          <table:table-cell office:value-type="string">
            <text:p>Radiation Physics and Chemistry (1993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84</text:p>
          </table:table-cell>
          <table:table-cell office:value-type="string">
            <text:p>FARMÁCIA <text:s text:c="41"/></text:p>
          </table:table-cell>
          <table:table-cell office:value-type="string">
            <text:p>RB. Radiologi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FARMÁCIA <text:s text:c="41"/></text:p>
          </table:table-cell>
          <table:table-cell office:value-type="string">
            <text:p>RBCF. Revista Brasileira de Ciências Farmacêuticas (Cessou em 2008. Cont. ISSN 1984-8250 Brazilian Journal of Pharmaceutical Scienc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98</text:p>
          </table:table-cell>
          <table:table-cell office:value-type="string">
            <text:p>FARMÁCIA <text:s text:c="41"/></text:p>
          </table:table-cell>
          <table:table-cell office:value-type="string">
            <text:p>RCM. Rapid Communications in Mass Spectrome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590</text:p>
          </table:table-cell>
          <table:table-cell office:value-type="string">
            <text:p>FARMÁCIA <text:s text:c="41"/></text:p>
          </table:table-cell>
          <table:table-cell office:value-type="string">
            <text:p>RCO: Revista do Curso de Odontologia da UniEvangél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5148</text:p>
          </table:table-cell>
          <table:table-cell office:value-type="string">
            <text:p>FARMÁCIA <text:s text:c="41"/></text:p>
          </table:table-cell>
          <table:table-cell office:value-type="string">
            <text:p>Reactive &amp; Functional Polym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8901</text:p>
          </table:table-cell>
          <table:table-cell office:value-type="string">
            <text:p>FARMÁCIA <text:s text:c="41"/></text:p>
          </table:table-cell>
          <table:table-cell office:value-type="string">
            <text:p>Recent Patent Reviews on Cardiovascular Drug Discove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002</text:p>
          </table:table-cell>
          <table:table-cell office:value-type="string">
            <text:p>FARMÁCIA <text:s text:c="41"/></text:p>
          </table:table-cell>
          <table:table-cell office:value-type="string">
            <text:p>Redox Report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0115</text:p>
          </table:table-cell>
          <table:table-cell office:value-type="string">
            <text:p>FARMÁCIA <text:s text:c="41"/></text:p>
          </table:table-cell>
          <table:table-cell office:value-type="string">
            <text:p>Regulatory Peptid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569</text:p>
          </table:table-cell>
          <table:table-cell office:value-type="string">
            <text:p>FARMÁCIA <text:s text:c="41"/></text:p>
          </table:table-cell>
          <table:table-cell office:value-type="string">
            <text:p>Relatorios Tecnicos do ICMSC-US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2508</text:p>
          </table:table-cell>
          <table:table-cell office:value-type="string">
            <text:p>FARMÁCIA <text:s text:c="41"/></text:p>
          </table:table-cell>
          <table:table-cell office:value-type="string">
            <text:p>Research in Microbiology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5288</text:p>
          </table:table-cell>
          <table:table-cell office:value-type="string">
            <text:p>FARMÁCIA <text:s text:c="41"/></text:p>
          </table:table-cell>
          <table:table-cell office:value-type="string">
            <text:p>Research in Veterinary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5-8846</text:p>
          </table:table-cell>
          <table:table-cell office:value-type="string">
            <text:p>FARMÁCIA <text:s text:c="41"/></text:p>
          </table:table-cell>
          <table:table-cell office:value-type="string">
            <text:p>Research Journal of Biological Scien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3-6087</text:p>
          </table:table-cell>
          <table:table-cell office:value-type="string">
            <text:p>FARMÁCIA <text:s text:c="41"/></text:p>
          </table:table-cell>
          <table:table-cell office:value-type="string">
            <text:p>Research Journal of Biological Science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6-5111</text:p>
          </table:table-cell>
          <table:table-cell office:value-type="string">
            <text:p>FARMÁCIA <text:s text:c="41"/></text:p>
          </table:table-cell>
          <table:table-cell office:value-type="string">
            <text:p>Research Progress in Organic, Biological and Medicinal Chemis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923</text:p>
          </table:table-cell>
          <table:table-cell office:value-type="string">
            <text:p>FARMÁCIA <text:s text:c="41"/></text:p>
          </table:table-cell>
          <table:table-cell office:value-type="string">
            <text:p>REVISA. Revista Brasileira de Vigilância Sanit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72</text:p>
          </table:table-cell>
          <table:table-cell office:value-type="string">
            <text:p>FARMÁCIA <text:s text:c="41"/></text:p>
          </table:table-cell>
          <table:table-cell office:value-type="string">
            <text:p>Revista ABO N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087</text:p>
          </table:table-cell>
          <table:table-cell office:value-type="string">
            <text:p>FARMÁCIA <text:s text:c="41"/></text:p>
          </table:table-cell>
          <table:table-cell office:value-type="string">
            <text:p>Revista Acadêmica - Faculdade de Direito do Recif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762</text:p>
          </table:table-cell>
          <table:table-cell office:value-type="string">
            <text:p>FARMÁCIA <text:s text:c="41"/></text:p>
          </table:table-cell>
          <table:table-cell office:value-type="string">
            <text:p>Revista Árvor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429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Administração Pública e de Empres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259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Alergia e Imunopa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69X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Analises Clin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094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Anestesi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16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Cance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83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Ciência do Sol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130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Ciência Veterinár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24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Cirur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232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Clínica e Terapêutica (Cessou em 2003. Cont. ISSN 1679-1010 Revista da Sociedade Brasileira de Clínica Médi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509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Educação Física e Esport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5626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Entom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72X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Farma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Farmacognos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23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Geriatria e Gerontologia (UnATI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03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Ginecologia e Obstetríc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484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Hematologia e Hemoterap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522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Hipertens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692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Medicina do Esport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96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Nutrição Clí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312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Otorrinolaringolog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572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Plantas Medicinai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2-5004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Reumat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29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Saúde Materno Infanti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983</text:p>
          </table:table-cell>
          <table:table-cell office:value-type="string">
            <text:p>FARMÁCIA <text:s text:c="41"/></text:p>
          </table:table-cell>
          <table:table-cell office:value-type="string">
            <text:p>Revista Brasileira de Toxic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1549</text:p>
          </table:table-cell>
          <table:table-cell office:value-type="string">
            <text:p>FARMÁCIA <text:s text:c="41"/></text:p>
          </table:table-cell>
          <table:table-cell office:value-type="string">
            <text:p>Revista Chilena de Nutrición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46</text:p>
          </table:table-cell>
          <table:table-cell office:value-type="string">
            <text:p>FARMÁCIA <text:s text:c="41"/></text:p>
          </table:table-cell>
          <table:table-cell office:value-type="string">
            <text:p>Revista Ciências da Saúde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30</text:p>
          </table:table-cell>
          <table:table-cell office:value-type="string">
            <text:p>FARMÁCIA <text:s text:c="41"/></text:p>
          </table:table-cell>
          <table:table-cell office:value-type="string">
            <text:p>Revista da Associação Médica Brasileira (1992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48</text:p>
          </table:table-cell>
          <table:table-cell office:value-type="string">
            <text:p>FARMÁCIA <text:s text:c="41"/></text:p>
          </table:table-cell>
          <table:table-cell office:value-type="string">
            <text:p>Revista da Educação Física/UEM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187</text:p>
          </table:table-cell>
          <table:table-cell office:value-type="string">
            <text:p>FARMÁCIA <text:s text:c="41"/></text:p>
          </table:table-cell>
          <table:table-cell office:value-type="string">
            <text:p>Revista da Faculdade de Direito da UF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FARMÁCIA <text:s text:c="41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59</text:p>
          </table:table-cell>
          <table:table-cell office:value-type="string">
            <text:p>FARMÁCIA <text:s text:c="41"/></text:p>
          </table:table-cell>
          <table:table-cell office:value-type="string">
            <text:p>Revista da Sociedade de Cardiologia do Estado de Sa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652</text:p>
          </table:table-cell>
          <table:table-cell office:value-type="string">
            <text:p>FARMÁCIA <text:s text:c="41"/></text:p>
          </table:table-cell>
          <table:table-cell office:value-type="string">
            <text:p>Revista de Biologia Neotropic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744</text:p>
          </table:table-cell>
          <table:table-cell office:value-type="string">
            <text:p>FARMÁCIA <text:s text:c="41"/></text:p>
          </table:table-cell>
          <table:table-cell office:value-type="string">
            <text:p>Revista de Biologia Tropic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83</text:p>
          </table:table-cell>
          <table:table-cell office:value-type="string">
            <text:p>FARMÁCIA <text:s text:c="41"/></text:p>
          </table:table-cell>
          <table:table-cell office:value-type="string">
            <text:p>Revista de Ciências da Saúde Nova Esperanç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793</text:p>
          </table:table-cell>
          <table:table-cell office:value-type="string">
            <text:p>FARMÁCIA <text:s text:c="41"/></text:p>
          </table:table-cell>
          <table:table-cell office:value-type="string">
            <text:p>Revista de Ciências Farmacêuticas (Araraqua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532</text:p>
          </table:table-cell>
          <table:table-cell office:value-type="string">
            <text:p>FARMÁCIA <text:s text:c="41"/></text:p>
          </table:table-cell>
          <table:table-cell office:value-type="string">
            <text:p>Revista de Ciências Farmacêuticas Básica e Aplic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179</text:p>
          </table:table-cell>
          <table:table-cell office:value-type="string">
            <text:p>FARMÁCIA <text:s text:c="41"/></text:p>
          </table:table-cell>
          <table:table-cell office:value-type="string">
            <text:p>Revista de Direito Sanitár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963</text:p>
          </table:table-cell>
          <table:table-cell office:value-type="string">
            <text:p>FARMÁCIA <text:s text:c="41"/></text:p>
          </table:table-cell>
          <table:table-cell office:value-type="string">
            <text:p>Revista de Enfermagem UFPE On L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435</text:p>
          </table:table-cell>
          <table:table-cell office:value-type="string">
            <text:p>FARMÁCIA <text:s text:c="41"/></text:p>
          </table:table-cell>
          <table:table-cell office:value-type="string">
            <text:p>Revista de Engenharia de Computação e Sistemas Digita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37</text:p>
          </table:table-cell>
          <table:table-cell office:value-type="string">
            <text:p>FARMÁCIA <text:s text:c="41"/></text:p>
          </table:table-cell>
          <table:table-cell office:value-type="string">
            <text:p>Revista de Estudos Universitárias (Soroca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14</text:p>
          </table:table-cell>
          <table:table-cell office:value-type="string">
            <text:p>FARMÁCIA <text:s text:c="41"/></text:p>
          </table:table-cell>
          <table:table-cell office:value-type="string">
            <text:p>Revista de Ginecologia e Obstetrícia (USP. 1990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1-9429</text:p>
          </table:table-cell>
          <table:table-cell office:value-type="string">
            <text:p>FARMÁCIA <text:s text:c="41"/></text:p>
          </table:table-cell>
          <table:table-cell office:value-type="string">
            <text:p>Revista de la O.F.I.L.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89</text:p>
          </table:table-cell>
          <table:table-cell office:value-type="string">
            <text:p>FARMÁCIA <text:s text:c="41"/></text:p>
          </table:table-cell>
          <table:table-cell office:value-type="string">
            <text:p>Revista de Metabolismo e Nutri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14</text:p>
          </table:table-cell>
          <table:table-cell office:value-type="string">
            <text:p>FARMÁCIA <text:s text:c="41"/></text:p>
          </table:table-cell>
          <table:table-cell office:value-type="string">
            <text:p>Revista de Microbiologia (Impresso) (Cessou em 1999. Cont. ISSN 1517-8382 Brazilian Journal of Microbiology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79</text:p>
          </table:table-cell>
          <table:table-cell office:value-type="string">
            <text:p>FARMÁCIA <text:s text:c="41"/></text:p>
          </table:table-cell>
          <table:table-cell office:value-type="string">
            <text:p>Revista de Neurociências (EPM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FARMÁCIA <text:s text:c="41"/></text:p>
          </table:table-cell>
          <table:table-cell office:value-type="string">
            <text:p>Revista de Nutriçã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27</text:p>
          </table:table-cell>
          <table:table-cell office:value-type="string">
            <text:p>FARMÁCIA <text:s text:c="41"/></text:p>
          </table:table-cell>
          <table:table-cell office:value-type="string">
            <text:p>Revista de Nutrição da PUCCAMP (Cessou em 1997. Cont. ISSN 1415-5273 Revista de Nutrição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577</text:p>
          </table:table-cell>
          <table:table-cell office:value-type="string">
            <text:p>FARMÁCIA <text:s text:c="41"/></text:p>
          </table:table-cell>
          <table:table-cell office:value-type="string">
            <text:p>Revista de Odontologia da UNESP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06</text:p>
          </table:table-cell>
          <table:table-cell office:value-type="string">
            <text:p>FARMÁCIA <text:s text:c="41"/></text:p>
          </table:table-cell>
          <table:table-cell office:value-type="string">
            <text:p>Revista de Patologia Tropic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83</text:p>
          </table:table-cell>
          <table:table-cell office:value-type="string">
            <text:p>FARMÁCIA <text:s text:c="41"/></text:p>
          </table:table-cell>
          <table:table-cell office:value-type="string">
            <text:p>Revista de Psiquiatria Clínica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87</text:p>
          </table:table-cell>
          <table:table-cell office:value-type="string">
            <text:p>FARMÁCIA <text:s text:c="41"/></text:p>
          </table:table-cell>
          <table:table-cell office:value-type="string">
            <text:p>Revista de Saúde Públic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FARMÁCIA <text:s text:c="41"/></text:p>
          </table:table-cell>
          <table:table-cell office:value-type="string">
            <text:p>Revista de Saúde Pública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91</text:p>
          </table:table-cell>
          <table:table-cell office:value-type="string">
            <text:p>FARMÁCIA <text:s text:c="41"/></text:p>
          </table:table-cell>
          <table:table-cell office:value-type="string">
            <text:p>Revista do Colégio Brasileiro de Cirurgiõ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8781</text:p>
          </table:table-cell>
          <table:table-cell office:value-type="string">
            <text:p>FARMÁCIA <text:s text:c="41"/></text:p>
          </table:table-cell>
          <table:table-cell office:value-type="string">
            <text:p>Revista do Hospital das Clínicas (USP. Impresso) (Cessou em 2004. Cont. ISSN 1807-5932 Clinics (São Paulo. 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9855</text:p>
          </table:table-cell>
          <table:table-cell office:value-type="string">
            <text:p>FARMÁCIA <text:s text:c="41"/></text:p>
          </table:table-cell>
          <table:table-cell office:value-type="string">
            <text:p>Revista do Instituto Adolfo Lutz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FARMÁCIA <text:s text:c="41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917</text:p>
          </table:table-cell>
          <table:table-cell office:value-type="string">
            <text:p>FARMÁCIA <text:s text:c="41"/></text:p>
          </table:table-cell>
          <table:table-cell office:value-type="string">
            <text:p>Revista do Ministério Público do Estado de Goiá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630</text:p>
          </table:table-cell>
          <table:table-cell office:value-type="string">
            <text:p>FARMÁCIA <text:s text:c="41"/></text:p>
          </table:table-cell>
          <table:table-cell office:value-type="string">
            <text:p>Revista dos Vegetarian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956</text:p>
          </table:table-cell>
          <table:table-cell office:value-type="string">
            <text:p>FARMÁCIA <text:s text:c="41"/></text:p>
          </table:table-cell>
          <table:table-cell office:value-type="string">
            <text:p>Revista Econômica do Nordes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944</text:p>
          </table:table-cell>
          <table:table-cell office:value-type="string">
            <text:p>FARMÁCIA <text:s text:c="41"/></text:p>
          </table:table-cell>
          <table:table-cell office:value-type="string">
            <text:p>Revista Eletrônica de Enfermag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804</text:p>
          </table:table-cell>
          <table:table-cell office:value-type="string">
            <text:p>FARMÁCIA <text:s text:c="41"/></text:p>
          </table:table-cell>
          <table:table-cell office:value-type="string">
            <text:p>Revista Eletrônica de Farmá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219</text:p>
          </table:table-cell>
          <table:table-cell office:value-type="string">
            <text:p>FARMÁCIA <text:s text:c="41"/></text:p>
          </table:table-cell>
          <table:table-cell office:value-type="string">
            <text:p>Revista Eletrônica de Iniciação Científ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256</text:p>
          </table:table-cell>
          <table:table-cell office:value-type="string">
            <text:p>FARMÁCIA <text:s text:c="41"/></text:p>
          </table:table-cell>
          <table:table-cell office:value-type="string">
            <text:p>Revista Eletrônica do Mestrado em Educação 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569</text:p>
          </table:table-cell>
          <table:table-cell office:value-type="string">
            <text:p>FARMÁCIA <text:s text:c="41"/></text:p>
          </table:table-cell>
          <table:table-cell office:value-type="string">
            <text:p>Revista Fitos (ALANA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575</text:p>
          </table:table-cell>
          <table:table-cell office:value-type="string">
            <text:p>FARMÁCIA <text:s text:c="41"/></text:p>
          </table:table-cell>
          <table:table-cell office:value-type="string">
            <text:p>Revista HCPA (UFRG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1406</text:p>
          </table:table-cell>
          <table:table-cell office:value-type="string">
            <text:p>FARMÁCIA <text:s text:c="41"/></text:p>
          </table:table-cell>
          <table:table-cell office:value-type="string">
            <text:p>Revista Iberoamericana de Mic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345</text:p>
          </table:table-cell>
          <table:table-cell office:value-type="string">
            <text:p>FARMÁCIA <text:s text:c="41"/></text:p>
          </table:table-cell>
          <table:table-cell office:value-type="string">
            <text:p>Revista Latino-Americana de Enfermagem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169</text:p>
          </table:table-cell>
          <table:table-cell office:value-type="string">
            <text:p>FARMÁCIA <text:s text:c="41"/></text:p>
          </table:table-cell>
          <table:table-cell office:value-type="string">
            <text:p>Revista Latino-Americana de Enfermagem (USP. Ribeirão Pret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653</text:p>
          </table:table-cell>
          <table:table-cell office:value-type="string">
            <text:p>FARMÁCIA <text:s text:c="41"/></text:p>
          </table:table-cell>
          <table:table-cell office:value-type="string">
            <text:p>Revista Nordestina de Bi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60</text:p>
          </table:table-cell>
          <table:table-cell office:value-type="string">
            <text:p>FARMÁCIA <text:s text:c="41"/></text:p>
          </table:table-cell>
          <table:table-cell office:value-type="string">
            <text:p>Revista Odonto Ciência (PUCR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4989</text:p>
          </table:table-cell>
          <table:table-cell office:value-type="string">
            <text:p>FARMÁCIA <text:s text:c="41"/></text:p>
          </table:table-cell>
          <table:table-cell office:value-type="string">
            <text:p>Revista Panamericana de Salud Pública (Impresa) / Pan American Journal of Public Health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028</text:p>
          </table:table-cell>
          <table:table-cell office:value-type="string">
            <text:p>FARMÁCIA <text:s text:c="41"/></text:p>
          </table:table-cell>
          <table:table-cell office:value-type="string">
            <text:p>Revista Pensamento Biocêntr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4-811X</text:p>
          </table:table-cell>
          <table:table-cell office:value-type="string">
            <text:p>FARMÁCIA <text:s text:c="41"/></text:p>
          </table:table-cell>
          <table:table-cell office:value-type="string">
            <text:p>Revista Portuguesa de Farmá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521</text:p>
          </table:table-cell>
          <table:table-cell office:value-type="string">
            <text:p>FARMÁCIA <text:s text:c="41"/></text:p>
          </table:table-cell>
          <table:table-cell office:value-type="string">
            <text:p>Revista Processos Quím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901</text:p>
          </table:table-cell>
          <table:table-cell office:value-type="string">
            <text:p>FARMÁCIA <text:s text:c="41"/></text:p>
          </table:table-cell>
          <table:table-cell office:value-type="string">
            <text:p>Revista Produção Onl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540</text:p>
          </table:table-cell>
          <table:table-cell office:value-type="string">
            <text:p>FARMÁCIA <text:s text:c="41"/></text:p>
          </table:table-cell>
          <table:table-cell office:value-type="string">
            <text:p>Revista Sociedade Brasileira de Farmácia Hospital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8982</text:p>
          </table:table-cell>
          <table:table-cell office:value-type="string">
            <text:p>FARMÁCIA <text:s text:c="41"/></text:p>
          </table:table-cell>
          <table:table-cell office:value-type="string">
            <text:p>Salud(i)Cienci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180</text:p>
          </table:table-cell>
          <table:table-cell office:value-type="string">
            <text:p>FARMÁCIA <text:s text:c="41"/></text:p>
          </table:table-cell>
          <table:table-cell office:value-type="string">
            <text:p>São Paulo Medical Journ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FARMÁCIA <text:s text:c="41"/></text:p>
          </table:table-cell>
          <table:table-cell office:value-type="string">
            <text:p>Saúde e Sociedade (U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475</text:p>
          </table:table-cell>
          <table:table-cell office:value-type="string">
            <text:p>FARMÁCIA <text:s text:c="41"/></text:p>
          </table:table-cell>
          <table:table-cell office:value-type="string">
            <text:p>Scandinavian Journal of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0457</text:p>
          </table:table-cell>
          <table:table-cell office:value-type="string">
            <text:p>FARMÁCIA <text:s text:c="41"/></text:p>
          </table:table-cell>
          <table:table-cell office:value-type="string">
            <text:p>Scann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9697</text:p>
          </table:table-cell>
          <table:table-cell office:value-type="string">
            <text:p>FARMÁCIA <text:s text:c="41"/></text:p>
          </table:table-cell>
          <table:table-cell office:value-type="string">
            <text:p>Science of the Total Environ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016</text:p>
          </table:table-cell>
          <table:table-cell office:value-type="string">
            <text:p>FARMÁCIA <text:s text:c="41"/></text:p>
          </table:table-cell>
          <table:table-cell office:value-type="string">
            <text:p>Scientia Agrícola (U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562</text:p>
          </table:table-cell>
          <table:table-cell office:value-type="string">
            <text:p>FARMÁCIA <text:s text:c="41"/></text:p>
          </table:table-cell>
          <table:table-cell office:value-type="string">
            <text:p>Scientia Medica (PUCR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709</text:p>
          </table:table-cell>
          <table:table-cell office:value-type="string">
            <text:p>FARMÁCIA <text:s text:c="41"/></text:p>
          </table:table-cell>
          <table:table-cell office:value-type="string">
            <text:p>Scientia Pharmaceu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1137</text:p>
          </table:table-cell>
          <table:table-cell office:value-type="string">
            <text:p>FARMÁCIA <text:s text:c="41"/></text:p>
          </table:table-cell>
          <table:table-cell office:value-type="string">
            <text:p>Seguimiento Farmacoterapéutico (Cessou em 2005. Cont. ISSN 1885-6462 Prever e ISSN 1885-642X Pharmacy Practice (Granada. Ed. Impresa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742</text:p>
          </table:table-cell>
          <table:table-cell office:value-type="string">
            <text:p>FARMÁCIA <text:s text:c="41"/></text:p>
          </table:table-cell>
          <table:table-cell office:value-type="string">
            <text:p>Semina (Londri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6X</text:p>
          </table:table-cell>
          <table:table-cell office:value-type="string">
            <text:p>FARMÁCIA <text:s text:c="41"/></text:p>
          </table:table-cell>
          <table:table-cell office:value-type="string">
            <text:p>Semina. Ciências Agrári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866</text:p>
          </table:table-cell>
          <table:table-cell office:value-type="string">
            <text:p>FARMÁCIA <text:s text:c="41"/></text:p>
          </table:table-cell>
          <table:table-cell office:value-type="string">
            <text:p>Separation and Purification 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2322</text:p>
          </table:table-cell>
          <table:table-cell office:value-type="string">
            <text:p>FARMÁCIA <text:s text:c="41"/></text:p>
          </table:table-cell>
          <table:table-cell office:value-type="string">
            <text:p>Shock (Augusta, Ga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9-752X</text:p>
          </table:table-cell>
          <table:table-cell office:value-type="string">
            <text:p>FARMÁCIA <text:s text:c="41"/></text:p>
          </table:table-cell>
          <table:table-cell office:value-type="string">
            <text:p>Skin Research an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976</text:p>
          </table:table-cell>
          <table:table-cell office:value-type="string">
            <text:p>FARMÁCIA <text:s text:c="41"/></text:p>
          </table:table-cell>
          <table:table-cell office:value-type="string">
            <text:p>SMAD. Revista Eletrônica Saúde Mental Álcool e Drogas (Edição em portuguê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8-9693</text:p>
          </table:table-cell>
          <table:table-cell office:value-type="string">
            <text:p>FARMÁCIA <text:s text:c="41"/></text:p>
          </table:table-cell>
          <table:table-cell office:value-type="string">
            <text:p>Southern African Journal of HIV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1425</text:p>
          </table:table-cell>
          <table:table-cell office:value-type="string">
            <text:p>FARMÁCIA <text:s text:c="41"/></text:p>
          </table:table-cell>
          <table:table-cell office:value-type="string">
            <text:p>Spectrochimica Acta. Part A, Molecular and Biomolecular Spectroscop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2-4813</text:p>
          </table:table-cell>
          <table:table-cell office:value-type="string">
            <text:p>FARMÁCIA <text:s text:c="41"/></text:p>
          </table:table-cell>
          <table:table-cell office:value-type="string">
            <text:p>Spectroscopy (Ottaw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9656</text:p>
          </table:table-cell>
          <table:table-cell office:value-type="string">
            <text:p>FARMÁCIA <text:s text:c="41"/></text:p>
          </table:table-cell>
          <table:table-cell office:value-type="string">
            <text:p>Stewart Postharvest Review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4287</text:p>
          </table:table-cell>
          <table:table-cell office:value-type="string">
            <text:p>FARMÁCIA <text:s text:c="41"/></text:p>
          </table:table-cell>
          <table:table-cell office:value-type="string">
            <text:p>Stoma (Lisb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881</text:p>
          </table:table-cell>
          <table:table-cell office:value-type="string">
            <text:p>FARMÁCIA <text:s text:c="41"/></text:p>
          </table:table-cell>
          <table:table-cell office:value-type="string">
            <text:p>Synthesis (Stuttgar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911</text:p>
          </table:table-cell>
          <table:table-cell office:value-type="string">
            <text:p>FARMÁCIA <text:s text:c="41"/></text:p>
          </table:table-cell>
          <table:table-cell office:value-type="string">
            <text:p>Synthetic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445</text:p>
          </table:table-cell>
          <table:table-cell office:value-type="string">
            <text:p>FARMÁCIA <text:s text:c="41"/></text:p>
          </table:table-cell>
          <table:table-cell office:value-type="string">
            <text:p>Systematic Botan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9140</text:p>
          </table:table-cell>
          <table:table-cell office:value-type="string">
            <text:p>FARMÁCIA <text:s text:c="41"/></text:p>
          </table:table-cell>
          <table:table-cell office:value-type="string">
            <text:p>Talanta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871</text:p>
          </table:table-cell>
          <table:table-cell office:value-type="string">
            <text:p>FARMÁCIA <text:s text:c="41"/></text:p>
          </table:table-cell>
          <table:table-cell office:value-type="string">
            <text:p>Tecnologia &amp; Ciência Agropecu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780</text:p>
          </table:table-cell>
          <table:table-cell office:value-type="string">
            <text:p>FARMÁCIA <text:s text:c="41"/></text:p>
          </table:table-cell>
          <table:table-cell office:value-type="string">
            <text:p>Tendências em HIV.Aid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3211</text:p>
          </table:table-cell>
          <table:table-cell office:value-type="string">
            <text:p>FARMÁCIA <text:s text:c="41"/></text:p>
          </table:table-cell>
          <table:table-cell office:value-type="string">
            <text:p>Teratogenesis, Carcinogenesis and Mutagenesis (Print) (Cessou em 2003. Cont. ISSN 1542-9733 Birth Defects Research. Part B. Developmental and Reproductive Toxicolog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20</text:p>
          </table:table-cell>
          <table:table-cell office:value-type="string">
            <text:p>FARMÁCIA <text:s text:c="41"/></text:p>
          </table:table-cell>
          <table:table-cell office:value-type="string">
            <text:p>Tetrahedron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39</text:p>
          </table:table-cell>
          <table:table-cell office:value-type="string">
            <text:p>FARMÁCIA <text:s text:c="41"/></text:p>
          </table:table-cell>
          <table:table-cell office:value-type="string">
            <text:p>Tetrahedron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166</text:p>
          </table:table-cell>
          <table:table-cell office:value-type="string">
            <text:p>FARMÁCIA <text:s text:c="41"/></text:p>
          </table:table-cell>
          <table:table-cell office:value-type="string">
            <text:p>Tetrahedron: Asymme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513</text:p>
          </table:table-cell>
          <table:table-cell office:value-type="string">
            <text:p>FARMÁCIA <text:s text:c="41"/></text:p>
          </table:table-cell>
          <table:table-cell office:value-type="string">
            <text:p>The American Journal of Phys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37</text:p>
          </table:table-cell>
          <table:table-cell office:value-type="string">
            <text:p>FARMÁCIA <text:s text:c="41"/></text:p>
          </table:table-cell>
          <table:table-cell office:value-type="string">
            <text:p>The American Journal of Tropical Medicine and Hygie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04X</text:p>
          </table:table-cell>
          <table:table-cell office:value-type="string">
            <text:p>FARMÁCIA <text:s text:c="41"/></text:p>
          </table:table-cell>
          <table:table-cell office:value-type="string">
            <text:p>The American Mineralogis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0280</text:p>
          </table:table-cell>
          <table:table-cell office:value-type="string">
            <text:p>FARMÁCIA <text:s text:c="41"/></text:p>
          </table:table-cell>
          <table:table-cell office:value-type="string">
            <text:p>The Annals of Pharmacotherap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670</text:p>
          </table:table-cell>
          <table:table-cell office:value-type="string">
            <text:p>FARMÁCIA <text:s text:c="41"/></text:p>
          </table:table-cell>
          <table:table-cell office:value-type="string">
            <text:p>The Brazilian Journal of Infectious Disease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464X</text:p>
          </table:table-cell>
          <table:table-cell office:value-type="string">
            <text:p>FARMÁCIA <text:s text:c="41"/></text:p>
          </table:table-cell>
          <table:table-cell office:value-type="string">
            <text:p>The FEBS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509</text:p>
          </table:table-cell>
          <table:table-cell office:value-type="string">
            <text:p>FARMÁCIA <text:s text:c="41"/></text:p>
          </table:table-cell>
          <table:table-cell office:value-type="string">
            <text:p>The International Journal of Atherosclerosi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2174</text:p>
          </table:table-cell>
          <table:table-cell office:value-type="string">
            <text:p>FARMÁCIA <text:s text:c="41"/></text:p>
          </table:table-cell>
          <table:table-cell office:value-type="string">
            <text:p>The International Journal of Prosthodon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2905</text:p>
          </table:table-cell>
          <table:table-cell office:value-type="string">
            <text:p>FARMÁCIA <text:s text:c="41"/></text:p>
          </table:table-cell>
          <table:table-cell office:value-type="string">
            <text:p>The Journal of Essential Oil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3382</text:p>
          </table:table-cell>
          <table:table-cell office:value-type="string">
            <text:p>FARMÁCIA <text:s text:c="41"/></text:p>
          </table:table-cell>
          <table:table-cell office:value-type="string">
            <text:p>The Journal of Evidence-Based Dental Practi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54</text:p>
          </table:table-cell>
          <table:table-cell office:value-type="string">
            <text:p>FARMÁCIA <text:s text:c="41"/></text:p>
          </table:table-cell>
          <table:table-cell office:value-type="string">
            <text:p>The Journal of Histochemistry and Cyt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701</text:p>
          </table:table-cell>
          <table:table-cell office:value-type="string">
            <text:p>FARMÁCIA <text:s text:c="41"/></text:p>
          </table:table-cell>
          <table:table-cell office:value-type="string">
            <text:p>The Journal of Hospital Infe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767</text:p>
          </table:table-cell>
          <table:table-cell office:value-type="string">
            <text:p>FARMÁCIA <text:s text:c="41"/></text:p>
          </table:table-cell>
          <table:table-cell office:value-type="string">
            <text:p>The Journal of Immunology (195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453</text:p>
          </table:table-cell>
          <table:table-cell office:value-type="string">
            <text:p>FARMÁCIA <text:s text:c="41"/></text:p>
          </table:table-cell>
          <table:table-cell office:value-type="string">
            <text:p>The Journal of Infe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899</text:p>
          </table:table-cell>
          <table:table-cell office:value-type="string">
            <text:p>FARMÁCIA <text:s text:c="41"/></text:p>
          </table:table-cell>
          <table:table-cell office:value-type="string">
            <text:p>The Journal of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65</text:p>
          </table:table-cell>
          <table:table-cell office:value-type="string">
            <text:p>FARMÁCIA <text:s text:c="41"/></text:p>
          </table:table-cell>
          <table:table-cell office:value-type="string">
            <text:p>The Journal of Pharmacology and Experimental Therapeu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5639</text:p>
          </table:table-cell>
          <table:table-cell office:value-type="string">
            <text:p>FARMÁCIA <text:s text:c="41"/></text:p>
          </table:table-cell>
          <table:table-cell office:value-type="string">
            <text:p>The Journal of Physical Chemistry. 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5207</text:p>
          </table:table-cell>
          <table:table-cell office:value-type="string">
            <text:p>FARMÁCIA <text:s text:c="41"/></text:p>
          </table:table-cell>
          <table:table-cell office:value-type="string">
            <text:p>The Journal of Physical Chemistry. B (1997 :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6095</text:p>
          </table:table-cell>
          <table:table-cell office:value-type="string">
            <text:p>FARMÁCIA <text:s text:c="41"/></text:p>
          </table:table-cell>
          <table:table-cell office:value-type="string">
            <text:p>The Journal of Sexual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8446</text:p>
          </table:table-cell>
          <table:table-cell office:value-type="string">
            <text:p>FARMÁCIA <text:s text:c="41"/></text:p>
          </table:table-cell>
          <table:table-cell office:value-type="string">
            <text:p>The Journal of Supercritical Flui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930</text:p>
          </table:table-cell>
          <table:table-cell office:value-type="string">
            <text:p>FARMÁCIA <text:s text:c="41"/></text:p>
          </table:table-cell>
          <table:table-cell office:value-type="string">
            <text:p>The Journal of Venomous Animals and Toxin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99</text:p>
          </table:table-cell>
          <table:table-cell office:value-type="string">
            <text:p>FARMÁCIA <text:s text:c="41"/></text:p>
          </table:table-cell>
          <table:table-cell office:value-type="string">
            <text:p>The Journal of Venomous Animals and Toxins Including Tropical Disease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8465</text:p>
          </table:table-cell>
          <table:table-cell office:value-type="string">
            <text:p>FARMÁCIA <text:s text:c="41"/></text:p>
          </table:table-cell>
          <table:table-cell office:value-type="string">
            <text:p>The Open Crystallography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1266</text:p>
          </table:table-cell>
          <table:table-cell office:value-type="string">
            <text:p>FARMÁCIA <text:s text:c="41"/></text:p>
          </table:table-cell>
          <table:table-cell office:value-type="string">
            <text:p>The Open Drug Delivery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3153</text:p>
          </table:table-cell>
          <table:table-cell office:value-type="string">
            <text:p>FARMÁCIA <text:s text:c="41"/></text:p>
          </table:table-cell>
          <table:table-cell office:value-type="string">
            <text:p>The Open Tropical Medicine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3-9447</text:p>
          </table:table-cell>
          <table:table-cell office:value-type="string">
            <text:p>FARMÁCIA <text:s text:c="41"/></text:p>
          </table:table-cell>
          <table:table-cell office:value-type="string">
            <text:p>Therapeutic Advances in Cardiovascular Disease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356</text:p>
          </table:table-cell>
          <table:table-cell office:value-type="string">
            <text:p>FARMÁCIA <text:s text:c="41"/></text:p>
          </table:table-cell>
          <table:table-cell office:value-type="string">
            <text:p>Therapeutic Drug Monitor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31</text:p>
          </table:table-cell>
          <table:table-cell office:value-type="string">
            <text:p>FARMÁCIA <text:s text:c="41"/></text:p>
          </table:table-cell>
          <table:table-cell office:value-type="string">
            <text:p>Thermochimica Act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3848</text:p>
          </table:table-cell>
          <table:table-cell office:value-type="string">
            <text:p>FARMÁCIA <text:s text:c="41"/></text:p>
          </table:table-cell>
          <table:table-cell office:value-type="string">
            <text:p>Thrombosis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2815</text:p>
          </table:table-cell>
          <table:table-cell office:value-type="string">
            <text:p>FARMÁCIA <text:s text:c="41"/></text:p>
          </table:table-cell>
          <table:table-cell office:value-type="string">
            <text:p>Tissue Antige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08X</text:p>
          </table:table-cell>
          <table:table-cell office:value-type="string">
            <text:p>FARMÁCIA <text:s text:c="41"/></text:p>
          </table:table-cell>
          <table:table-cell office:value-type="string">
            <text:p>Toxicology and Applied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2333</text:p>
          </table:table-cell>
          <table:table-cell office:value-type="string">
            <text:p>FARMÁCIA <text:s text:c="41"/></text:p>
          </table:table-cell>
          <table:table-cell office:value-type="string">
            <text:p>Toxicology in Vitro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101</text:p>
          </table:table-cell>
          <table:table-cell office:value-type="string">
            <text:p>FARMÁCIA <text:s text:c="41"/></text:p>
          </table:table-cell>
          <table:table-cell office:value-type="string">
            <text:p>Toxicon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9203</text:p>
          </table:table-cell>
          <table:table-cell office:value-type="string">
            <text:p>FARMÁCIA <text:s text:c="41"/></text:p>
          </table:table-cell>
          <table:table-cell office:value-type="string">
            <text:p>Transactions of the Royal Society of Tropical Medicine and Hygie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132</text:p>
          </table:table-cell>
          <table:table-cell office:value-type="string">
            <text:p>FARMÁCIA <text:s text:c="41"/></text:p>
          </table:table-cell>
          <table:table-cell office:value-type="string">
            <text:p>Transfusion (Arlington, Va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4285</text:p>
          </table:table-cell>
          <table:table-cell office:value-type="string">
            <text:p>FARMÁCIA <text:s text:c="41"/></text:p>
          </table:table-cell>
          <table:table-cell office:value-type="string">
            <text:p>Transition Metal Chemistry (Weinhei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1-5244</text:p>
          </table:table-cell>
          <table:table-cell office:value-type="string">
            <text:p>FARMÁCIA <text:s text:c="41"/></text:p>
          </table:table-cell>
          <table:table-cell office:value-type="string">
            <text:p>Translational Research - The Journal of Laboratory and Clinical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3274</text:p>
          </table:table-cell>
          <table:table-cell office:value-type="string">
            <text:p>FARMÁCIA <text:s text:c="41"/></text:p>
          </table:table-cell>
          <table:table-cell office:value-type="string">
            <text:p>Transplant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45</text:p>
          </table:table-cell>
          <table:table-cell office:value-type="string">
            <text:p>FARMÁCIA <text:s text:c="41"/></text:p>
          </table:table-cell>
          <table:table-cell office:value-type="string">
            <text:p>Transplantation Proceeding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6-5996</text:p>
          </table:table-cell>
          <table:table-cell office:value-type="string">
            <text:p>FARMÁCIA <text:s text:c="41"/></text:p>
          </table:table-cell>
          <table:table-cell office:value-type="string">
            <text:p>Tropical Journal of Pharmaceutical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28</text:p>
          </table:table-cell>
          <table:table-cell office:value-type="string">
            <text:p>FARMÁCIA <text:s text:c="41"/></text:p>
          </table:table-cell>
          <table:table-cell office:value-type="string">
            <text:p>Universidade e Sociedade (UE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410X</text:p>
          </table:table-cell>
          <table:table-cell office:value-type="string">
            <text:p>FARMÁCIA <text:s text:c="41"/></text:p>
          </table:table-cell>
          <table:table-cell office:value-type="string">
            <text:p>Vaccine (Guild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1891</text:p>
          </table:table-cell>
          <table:table-cell office:value-type="string">
            <text:p>FARMÁCIA <text:s text:c="41"/></text:p>
          </table:table-cell>
          <table:table-cell office:value-type="string">
            <text:p>Vascular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427</text:p>
          </table:table-cell>
          <table:table-cell office:value-type="string">
            <text:p>FARMÁCIA <text:s text:c="41"/></text:p>
          </table:table-cell>
          <table:table-cell office:value-type="string">
            <text:p>Veterinary Immunology and Immuno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17</text:p>
          </table:table-cell>
          <table:table-cell office:value-type="string">
            <text:p>FARMÁCIA <text:s text:c="41"/></text:p>
          </table:table-cell>
          <table:table-cell office:value-type="string">
            <text:p>Veterinary Parasi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4900</text:p>
          </table:table-cell>
          <table:table-cell office:value-type="string">
            <text:p>FARMÁCIA <text:s text:c="41"/></text:p>
          </table:table-cell>
          <table:table-cell office:value-type="string">
            <text:p>Veterinary Recor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7380</text:p>
          </table:table-cell>
          <table:table-cell office:value-type="string">
            <text:p>FARMÁCIA <text:s text:c="41"/></text:p>
          </table:table-cell>
          <table:table-cell office:value-type="string">
            <text:p>Veterinary Research Commun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2031</text:p>
          </table:table-cell>
          <table:table-cell office:value-type="string">
            <text:p>FARMÁCIA <text:s text:c="41"/></text:p>
          </table:table-cell>
          <table:table-cell office:value-type="string">
            <text:p>Vibrational Spectroscop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8569</text:p>
          </table:table-cell>
          <table:table-cell office:value-type="string">
            <text:p>FARMÁCIA <text:s text:c="41"/></text:p>
          </table:table-cell>
          <table:table-cell office:value-type="string">
            <text:p>Virus Gen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192</text:p>
          </table:table-cell>
          <table:table-cell office:value-type="string">
            <text:p>FARMÁCIA <text:s text:c="41"/></text:p>
          </table:table-cell>
          <table:table-cell office:value-type="string">
            <text:p>Visão Acadêmica (Curitib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9007</text:p>
          </table:table-cell>
          <table:table-cell office:value-type="string">
            <text:p>FARMÁCIA <text:s text:c="41"/></text:p>
          </table:table-cell>
          <table:table-cell office:value-type="string">
            <text:p>Vox Sanguinis (Basel. 1956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7-9327</text:p>
          </table:table-cell>
          <table:table-cell office:value-type="string">
            <text:p>FARMÁCIA <text:s text:c="41"/></text:p>
          </table:table-cell>
          <table:table-cell office:value-type="string">
            <text:p>World Journal of Gastroente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503X</text:p>
          </table:table-cell>
          <table:table-cell office:value-type="string">
            <text:p>FARMÁCIA <text:s text:c="41"/></text:p>
          </table:table-cell>
          <table:table-cell office:value-type="string">
            <text:p>Yeast (Chichester, Englan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8-6118</text:p>
          </table:table-cell>
          <table:table-cell office:value-type="string">
            <text:p>FARMÁCIA <text:s text:c="41"/></text:p>
          </table:table-cell>
          <table:table-cell office:value-type="string">
            <text:p>Yhteiskuntapolitiikka (Verkkoleht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266</text:p>
          </table:table-cell>
          <table:table-cell office:value-type="string">
            <text:p>FARMÁCIA <text:s text:c="41"/></text:p>
          </table:table-cell>
          <table:table-cell office:value-type="string">
            <text:p>Zeitschrift für Kristallographie. New Crystal Structur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776</text:p>
          </table:table-cell>
          <table:table-cell office:value-type="string">
            <text:p>FARMÁCIA <text:s text:c="41"/></text:p>
          </table:table-cell>
          <table:table-cell office:value-type="string">
            <text:p>Zeitschrift für Naturforschung. B, A Journal of Chemic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075</text:p>
          </table:table-cell>
          <table:table-cell office:value-type="string">
            <text:p>FARMÁCIA <text:s text:c="41"/></text:p>
          </table:table-cell>
          <table:table-cell office:value-type="string">
            <text:p>Zeitschrift für Naturforschung. C, A Journal of Bio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2378</text:p>
          </table:table-cell>
          <table:table-cell office:value-type="string">
            <text:p>FARMÁCIA <text:s text:c="41"/></text:p>
          </table:table-cell>
          <table:table-cell office:value-type="string">
            <text:p>Zoonoses and Public Health (Interne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6:34</dc:date>
    <dc:creator>Marco Silva</dc:creator>
    <meta:document-statistic meta:table-count="1" meta:cell-count="4465" meta:object-count="0"/>
    <meta:generator>OpenOffice.org/3.2$Unix OpenOffice.org_project/320m12$Build-9483</meta:generator>
  </office:meta>
</office:document-meta>
</file>